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Rockwell" svg:font-family="Rockwell" style:font-family-generic="roman" style:font-pitch="variable" svg:panose-1="2 6 6 3 2 2 5 2 4 3"/>
    <style:font-face style:name="Times New Roman" svg:font-family="Times New Roman" style:font-family-generic="roman" style:font-pitch="variable" svg:panose-1="2 2 6 3 5 4 5 2 3 4"/>
    <style:font-face style:name="Franklin Gothic Demi" svg:font-family="Franklin Gothic Demi" style:font-family-generic="swiss" style:font-pitch="variable" svg:panose-1="2 11 7 3 2 1 2 2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2.625in" style:use-optimal-column-width="false"/>
    </style:style>
    <style:style style:name="TableColumn3" style:family="table-column">
      <style:table-column-properties style:column-width="4.675in" style:use-optimal-column-width="false"/>
    </style:style>
    <style:style style:name="Table1" style:family="table" style:master-page-name="MPF0">
      <style:table-properties style:width="7.3in" style:rel-width="100%"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35in" fo:padding-left="0in" fo:padding-bottom="0in" fo:padding-right="0.5in"/>
    </style:style>
    <style:style style:name="P6" style:parent-style-name="Initialen" style:family="paragraph">
      <style:paragraph-properties fo:break-before="page"/>
    </style:style>
    <style:style style:name="T66" style:parent-style-name="Standaardalinea-lettertype" style:family="text">
      <style:text-properties style:language-asian="nl" style:country-asian="NL"/>
    </style:style>
    <style:style style:name="T67" style:parent-style-name="Standaardalinea-lettertype" style:family="text">
      <style:text-properties fo:font-size="50pt" style:font-size-asian="50pt" style:font-size-complex="50pt"/>
    </style:style>
    <style:style style:name="P68" style:parent-style-name="Kop2" style:family="paragraph">
      <style:text-properties fo:language="en" fo:country="US"/>
    </style:style>
    <style:style style:name="P69" style:parent-style-name="Kop2" style:family="paragraph">
      <style:text-properties fo:language="fr" fo:country="BE"/>
    </style:style>
    <style:style style:name="P70" style:parent-style-name="Kop3" style:family="paragraph">
      <style:text-properties fo:language="fr" fo:country="BE"/>
    </style:style>
    <style:style style:name="P71" style:parent-style-name="Standaard" style:family="paragraph">
      <style:text-properties fo:language="nl" fo:country="BE"/>
    </style:style>
    <style:style style:name="TableCell72" style:family="table-cell">
      <style:table-cell-properties fo:border="none" style:writing-mode="lr-tb" fo:padding-top="0.35in" fo:padding-left="0in" fo:padding-bottom="0in" fo:padding-right="0in"/>
    </style:style>
    <style:style style:name="TableColumn74" style:family="table-column">
      <style:table-column-properties style:column-width="4.675in" style:use-optimal-column-width="false"/>
    </style:style>
    <style:style style:name="Table73" style:family="table">
      <style:table-properties style:width="4.675in" style:rel-width="100%" fo:margin-left="0in" table:align="left"/>
    </style:style>
    <style:style style:name="TableRow75" style:family="table-row">
      <style:table-row-properties style:row-height="0.9in" style:use-optimal-row-height="false"/>
    </style:style>
    <style:style style:name="TableCell76" style:family="table-cell">
      <style:table-cell-properties fo:border="none" style:writing-mode="lr-tb" style:vertical-align="middle" fo:padding-top="0in" fo:padding-left="0in" fo:padding-bottom="0.5798in" fo:padding-right="0.3in"/>
    </style:style>
    <style:style style:name="T77" style:parent-style-name="Standaardalinea-lettertype" style:family="text">
      <style:text-properties style:language-complex="nl" style:country-complex="NL"/>
    </style:style>
    <style:style style:name="T78" style:parent-style-name="Standaardalinea-lettertype" style:family="text">
      <style:text-properties style:language-complex="nl" style:country-complex="NL"/>
    </style:style>
    <style:style style:name="T79" style:parent-style-name="Standaardalinea-lettertype" style:family="text">
      <style:text-properties style:language-complex="nl" style:country-complex="NL"/>
    </style:style>
    <style:style style:name="T80" style:parent-style-name="Standaardalinea-lettertype" style:family="text">
      <style:text-properties style:language-complex="nl" style:country-complex="NL"/>
    </style:style>
    <style:style style:name="T81" style:parent-style-name="Standaardalinea-lettertype" style:family="text">
      <style:text-properties style:language-complex="nl" style:country-complex="NL"/>
    </style:style>
    <style:style style:name="T82" style:parent-style-name="Standaardalinea-lettertype" style:family="text">
      <style:text-properties style:language-complex="nl" style:country-complex="NL"/>
    </style:style>
    <style:style style:name="T83" style:parent-style-name="Standaardalinea-lettertype" style:family="text">
      <style:text-properties style:language-complex="nl" style:country-complex="NL"/>
    </style:style>
    <style:style style:name="T84" style:parent-style-name="Standaardalinea-lettertype" style:family="text">
      <style:text-properties style:language-complex="nl" style:country-complex="NL"/>
    </style:style>
    <style:style style:name="T85" style:parent-style-name="Standaardalinea-lettertype" style:family="text">
      <style:text-properties style:language-complex="nl" style:country-complex="NL"/>
    </style:style>
    <style:style style:name="T86" style:parent-style-name="Standaardalinea-lettertype" style:family="text">
      <style:text-properties style:language-complex="nl" style:country-complex="NL"/>
    </style:style>
    <style:style style:name="T87" style:parent-style-name="Standaardalinea-lettertype" style:family="text">
      <style:text-properties style:language-complex="nl" style:country-complex="NL"/>
    </style:style>
    <style:style style:name="T88" style:parent-style-name="Standaardalinea-lettertype" style:family="text">
      <style:text-properties style:language-complex="nl" style:country-complex="NL"/>
    </style:style>
    <style:style style:name="T89" style:parent-style-name="Standaardalinea-lettertype" style:family="text">
      <style:text-properties style:language-complex="nl" style:country-complex="NL"/>
    </style:style>
    <style:style style:name="T90" style:parent-style-name="Standaardalinea-lettertype" style:family="text">
      <style:text-properties style:language-complex="nl" style:country-complex="NL"/>
    </style:style>
    <style:style style:name="T91" style:parent-style-name="Standaardalinea-lettertype" style:family="text">
      <style:text-properties style:language-complex="nl" style:country-complex="NL"/>
    </style:style>
    <style:style style:family="graphic" style:name="a34">
      <style:graphic-properties draw:fill="solid" draw:fill-color="#ea4e4e" draw:opacity="100%" draw:stroke="none"/>
    </style:style>
    <style:style style:family="graphic" style:name="a35">
      <style:graphic-properties draw:fill="solid" draw:fill-color="#ea4e4e" draw:opacity="100%" draw:stroke="none"/>
    </style:style>
    <style:style style:family="graphic" style:name="a36">
      <style:graphic-properties draw:fill="solid" draw:fill-color="#ffffff" draw:opacity="100%" draw:stroke="none"/>
    </style:style>
    <style:style style:family="graphic" style:name="a37">
      <style:graphic-properties style:wrap="run-through" style:run-through="background"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66"><draw:g draw:z-index="251659264" draw:name="Groep 1" draw:id="id39" draw:style-name="a37" text:anchor-type="paragraph"><svg:title/><svg:desc/><draw:custom-shape svg:x="1.24398in" svg:y="-0.07284in" svg:width="6.05153in" svg:height="1.10025in" draw:id="id36" draw:style-name="a34" draw:name="Rode rechthoek"><svg:title/><svg:desc/><draw:enhanced-geometry draw:type="non-primitive" svg:viewBox="0 0 21600 21600" draw:enhanced-path="M 0 0 L 21600 0 21600 21600 0 21600 Z N"/></draw:custom-shape><draw:custom-shape svg:x="0.00417in" svg:y="-0.53125in" svg:width="1.98036in" svg:height="1.98031in" draw:id="id37" draw:style-name="a35" draw:name="Rode cirkel"><svg:title/><svg:desc/><draw:enhanced-geometry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289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180"/><draw:equation draw:name="f15" draw:formula="$0"/><draw:equation draw:name="f16" draw:formula="?f12 * ?f15 / 100000"/><draw:equation draw:name="f17" draw:formula="?f10 - ?f16"/><draw:equation draw:name="f18" draw:formula="?f7 - ?f16"/><draw:equation draw:name="f19" draw:formula="2700000 + ?f1"/><draw:equation draw:name="f20" draw:formula="?f19 * ?f13 / ?f0"/><draw:equation draw:name="f21" draw:formula="0 - ?f20"/><draw:equation draw:name="f22" draw:formula="sin(?f21)"/><draw:equation draw:name="f23" draw:formula="0 - ?f22"/><draw:equation draw:name="f24" draw:formula="?f23 * ?f10"/><draw:equation draw:name="f25" draw:formula="cos(?f21)"/><draw:equation draw:name="f26" draw:formula="0 - ?f25"/><draw:equation draw:name="f27" draw:formula="?f26 * ?f7"/><draw:equation draw:name="f28" draw:formula="?f11 - ?f24"/><draw:equation draw:name="f29" draw:formula="?f11 + ?f24"/><draw:equation draw:name="f30" draw:formula="?f8 - ?f27"/><draw:equation draw:name="f31" draw:formula="?f8 + ?f27"/><draw:equation draw:name="f32" draw:formula="?f16 - 10800"/><draw:equation draw:name="f33" draw:formula="?f8 - 10800"/><draw:equation draw:name="f34" draw:formula="sqrt(?f32 * ?f32 + ?f33 * ?f33 + 0 * 0)"/><draw:equation draw:name="f35" draw:formula="atan2(?f32, ?f33)"/><draw:equation draw:name="f36" draw:formula="?f35 + ?f1"/><draw:equation draw:name="f37" draw:formula="?f36 * ?f14 / ?f0"/><draw:equation draw:name="f38" draw:formula="0 - ?f37"/><draw:equation draw:name="f39" draw:formula="21550000 - 21600000"/><draw:equation draw:name="f40" draw:formula="if(?f39, 21600000, 21550000)"/><draw:equation draw:name="f41" draw:formula="-21550000 - ?f40"/><draw:equation draw:name="f42" draw:formula="if(?f41, -21550000, ?f40)"/><draw:equation draw:name="f43" draw:formula="?f0 + ?f42"/><draw:equation draw:name="f44" draw:formula="?f0 + ?f1"/><draw:equation draw:name="f45" draw:formula="?f44 * ?f13 / ?f0"/><draw:equation draw:name="f46" draw:formula="0 - ?f45"/><draw:equation draw:name="f47" draw:formula="cos(?f46)"/><draw:equation draw:name="f48" draw:formula="0 - ?f47"/><draw:equation draw:name="f49" draw:formula="?f48 * ?f10"/><draw:equation draw:name="f50" draw:formula="sin(?f46)"/><draw:equation draw:name="f51" draw:formula="0 - ?f50"/><draw:equation draw:name="f52" draw:formula="?f51 * ?f7"/><draw:equation draw:name="f53" draw:formula="sqrt(?f49 * ?f49 + ?f52 * ?f52 + 0 * 0)"/><draw:equation draw:name="f54" draw:formula="?f10 * ?f7 / ?f53"/><draw:equation draw:name="f55" draw:formula="?f51 * ?f54"/><draw:equation draw:name="f56" draw:formula="?f2 - ?f55"/><draw:equation draw:name="f57" draw:formula="?f48 * ?f54"/><draw:equation draw:name="f58" draw:formula="?f8 - ?f57"/><draw:equation draw:name="f59" draw:formula="?f56 - ?f10"/><draw:equation draw:name="f60" draw:formula="?f58 - ?f7"/><draw:equation draw:name="f61" draw:formula="?f56 + ?f10"/><draw:equation draw:name="f62" draw:formula="?f58 + ?f7"/><draw:equation draw:name="f63" draw:formula="?f43 + ?f1"/><draw:equation draw:name="f64" draw:formula="?f63 * ?f13 / ?f0"/><draw:equation draw:name="f65" draw:formula="0 - ?f64"/><draw:equation draw:name="f66" draw:formula="cos(?f65)"/><draw:equation draw:name="f67" draw:formula="0 - ?f66"/><draw:equation draw:name="f68" draw:formula="?f67 * ?f10"/><draw:equation draw:name="f69" draw:formula="sin(?f65)"/><draw:equation draw:name="f70" draw:formula="0 - ?f69"/><draw:equation draw:name="f71" draw:formula="?f70 * ?f7"/><draw:equation draw:name="f72" draw:formula="sqrt(?f68 * ?f68 + ?f71 * ?f71 + 0 * 0)"/><draw:equation draw:name="f73" draw:formula="?f10 * ?f7 / ?f72"/><draw:equation draw:name="f74" draw:formula="?f70 * ?f73"/><draw:equation draw:name="f75" draw:formula="?f56 + ?f74"/><draw:equation draw:name="f76" draw:formula="?f67 * ?f73"/><draw:equation draw:name="f77" draw:formula="?f58 + ?f76"/><draw:equation draw:name="f78" draw:formula="if(?f42, ?f2, ?f59)"/><draw:equation draw:name="f79" draw:formula="if(?f42, ?f8, ?f60)"/><draw:equation draw:name="f80" draw:formula="if(?f42, ?f2, ?f61)"/><draw:equation draw:name="f81" draw:formula="if(?f42, ?f8, ?f62)"/><draw:equation draw:name="f82" draw:formula="if(?f42, ?f59, ?f75)"/><draw:equation draw:name="f83" draw:formula="if(?f42, ?f60, ?f77)"/><draw:equation draw:name="f84" draw:formula="if(?f42, ?f61, ?f75)"/><draw:equation draw:name="f85" draw:formula="if(?f42, ?f62, ?f77)"/><draw:equation draw:name="f86" draw:formula="21550000 - -21600000"/><draw:equation draw:name="f87" draw:formula="if(?f86, -21600000, 21550000)"/><draw:equation draw:name="f88" draw:formula="-21550000 - ?f87"/><draw:equation draw:name="f89" draw:formula="if(?f88, -21550000, ?f87)"/><draw:equation draw:name="f90" draw:formula="?f0 + ?f89"/><draw:equation draw:name="f91" draw:formula="?f48 * ?f17"/><draw:equation draw:name="f92" draw:formula="?f51 * ?f18"/><draw:equation draw:name="f93" draw:formula="sqrt(?f91 * ?f91 + ?f92 * ?f92 + 0 * 0)"/><draw:equation draw:name="f94" draw:formula="?f17 * ?f18 / ?f93"/><draw:equation draw:name="f95" draw:formula="?f51 * ?f94"/><draw:equation draw:name="f96" draw:formula="?f16 - ?f95"/><draw:equation draw:name="f97" draw:formula="?f48 * ?f94"/><draw:equation draw:name="f98" draw:formula="?f8 - ?f97"/><draw:equation draw:name="f99" draw:formula="?f96 - ?f17"/><draw:equation draw:name="f100" draw:formula="?f98 - ?f18"/><draw:equation draw:name="f101" draw:formula="?f96 + ?f17"/><draw:equation draw:name="f102" draw:formula="?f98 + ?f18"/><draw:equation draw:name="f103" draw:formula="?f90 + ?f1"/><draw:equation draw:name="f104" draw:formula="?f103 * ?f13 / ?f0"/><draw:equation draw:name="f105" draw:formula="0 - ?f104"/><draw:equation draw:name="f106" draw:formula="cos(?f105)"/><draw:equation draw:name="f107" draw:formula="0 - ?f106"/><draw:equation draw:name="f108" draw:formula="?f107 * ?f17"/><draw:equation draw:name="f109" draw:formula="sin(?f105)"/><draw:equation draw:name="f110" draw:formula="0 - ?f109"/><draw:equation draw:name="f111" draw:formula="?f110 * ?f18"/><draw:equation draw:name="f112" draw:formula="sqrt(?f108 * ?f108 + ?f111 * ?f111 + 0 * 0)"/><draw:equation draw:name="f113" draw:formula="?f17 * ?f18 / ?f112"/><draw:equation draw:name="f114" draw:formula="?f110 * ?f113"/><draw:equation draw:name="f115" draw:formula="?f96 + ?f114"/><draw:equation draw:name="f116" draw:formula="?f107 * ?f113"/><draw:equation draw:name="f117" draw:formula="?f98 + ?f116"/><draw:equation draw:name="f118" draw:formula="if(?f89, ?f16, ?f99)"/><draw:equation draw:name="f119" draw:formula="if(?f89, ?f8, ?f100)"/><draw:equation draw:name="f120" draw:formula="if(?f89, ?f16, ?f101)"/><draw:equation draw:name="f121" draw:formula="if(?f89, ?f8, ?f102)"/><draw:equation draw:name="f122" draw:formula="if(?f89, ?f99, ?f115)"/><draw:equation draw:name="f123" draw:formula="if(?f89, ?f100, ?f117)"/><draw:equation draw:name="f124" draw:formula="if(?f89, ?f101, ?f115)"/><draw:equation draw:name="f125" draw:formula="if(?f89, ?f102, ?f117)"/></draw:enhanced-geometry></draw:custom-shape><draw:custom-shape svg:x="0.06668in" svg:y="-0.46874in" svg:width="1.86438in" svg:height="1.86432in" draw:id="id38" draw:style-name="a36" draw:name="Witte cirkel"><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pan><text:s/><text:span text:style-name="T67">JAVA</text:span></text:p>
            <text:h text:style-name="Kop3" text:outline-level="3">Technologieen</text:h>
            <text:h text:style-name="P68" text:outline-level="2">Swing GUI design: JAva</text:h>
            <text:h text:style-name="P69" text:outline-level="2">Database: mysql</text:h>
            <text:h text:style-name="P70" text:outline-level="3">status</text:h>
            <text:p text:style-name="P71">De applicatie<text:s/>is klaar voor gebruik. Bestellingen kunnen echter nog verder worden uitgewerkt om onderscheid te maken tussen componenten, PCB’s of apparatuur. Het automatisch koppelen van gekende componenten met ingelezen PCB’s kan nog verbeterd worden.</text:p>
          </table:table-cell>
          <table:table-cell table:style-name="TableCell72">
            <table:table table:style-name="Table73">
              <table:table-columns>
                <table:table-column table:style-name="TableColumn74"/>
              </table:table-columns>
              <table:table-row table:style-name="TableRow75">
                <table:table-cell table:style-name="TableCell76">
                  <text:h text:style-name="Kop1" text:outline-level="1">Inventory Application</text:h>
                  <text:h text:style-name="Kop2" text:outline-level="2">gui<text:span text:style-name="T77"><text:s/>|<text:s/></text:span>logistiek elektronica<text:s/></text:h>
                </table:table-cell>
              </table:table-row>
            </table:table>
            <text:h text:style-name="Kop3" text:outline-level="3">Bescrijving</text:h>
            <text:p text:style-name="Standaard">De applicatie laat toe om een inventaris op te maken van alle componenten in een stock. Deze worden per categorie gesorteerd voor een duidelijk overzicht.<text:s/>Via bestellingen kan de stock worden opgehoogd.<text:s/></text:p>
            <text:p text:style-name="Standaard">In het luik ‘Projecten’ kan een overzicht gemaakt worden van welke artikels gebruikt zijn voor welke PCB’s. Op die manier kan per product de volledige historiek van bestelling en levering, huidig aantal in stock, en verbruik worden weergegeven.</text:p>
            <text:h text:style-name="Kop3" text:outline-level="3">technologieen</text:h>
            <text:h text:style-name="Kop4" text:outline-level="4"><text:span text:style-name="T78">Diploma</text:span><text:span text:style-name="T79"><text:s/>•<text:s/></text:span><text:span text:style-name="T80">Datum behaald</text:span><text:span text:style-name="T81"><text:s/>•<text:s/></text:span><text:span text:style-name="T82">Onderwijsinstelling</text:span></text:h>
            <text:p text:style-name="Standaard"><text:span text:style-name="T83">U kunt uw cijfergemiddelde invoeren en een overzicht van relevante studieopdrachten, prijzen en onderscheidingen.</text:span></text:p>
            <text:h text:style-name="Kop4" text:outline-level="4"><text:span text:style-name="T84">Diploma</text:span><text:span text:style-name="T85"><text:s/>•<text:s/></text:span><text:span text:style-name="T86">Datum behaald</text:span><text:span text:style-name="T87"><text:s/>•<text:s/></text:span><text:span text:style-name="T88">Onderwijsinstelling</text:span></text:h>
            <text:p text:style-name="Standaard"><text:span text:style-name="T89">Ga op het tabblad Start van het lint naar de optie Stijlen om met slechts één klik de benodigde opmaak toe te passen.</text:span></text:p>
            <text:h text:style-name="Kop3" text:outline-level="3"><text:span text:style-name="T90">Vrijwilligerservaring of leiderschap</text:span></text:h>
            <text:p text:style-name="Standaard"><text:span text:style-name="T91">Was u de coach van een team van uw club, hebt u een project geleid voor uw favoriete goede doel of bent u redacteur van de schoolkrant? Ga verder en beschrijf ervaringen die uw leiderschapsvaardigheden illustreren.</text:span></text:p>
          </table:table-cell>
        </table:table-row>
      </table:table>
      <text:p text:style-name="Geenafstan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Rockwell" svg:font-family="Rockwell" style:font-family-generic="roman" style:font-pitch="variable" svg:panose-1="2 6 6 3 2 2 5 2 4 3"/>
    <style:font-face style:name="Times New Roman" svg:font-family="Times New Roman" style:font-family-generic="roman" style:font-pitch="variable" svg:panose-1="2 2 6 3 5 4 5 2 3 4"/>
    <style:font-face style:name="Franklin Gothic Demi" svg:font-family="Franklin Gothic Demi" style:font-family-generic="swiss" style:font-pitch="variable" svg:panose-1="2 11 7 3 2 1 2 2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5in"/>
      <style:text-properties style:font-name="Rockwell" style:font-name-asian="Rockwel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keep-with-next="always" fo:keep-together="always" fo:text-align="end" fo:margin-top="0.0416in" fo:margin-bottom="0.0277in" fo:line-height="100%"/>
      <style:text-properties style:font-name="Franklin Gothic Demi" style:font-name-asian="Times New Roman" style:font-name-complex="Times New Roman" fo:text-transform="uppercase" fo:color="#000000" fo:font-size="25pt" style:font-size-asian="25pt" style:font-size-complex="16pt" fo:hyphenate="false"/>
    </style:style>
    <style:style style:name="Kop2" style:display-name="Kop 2" style:family="paragraph" style:parent-style-name="Standaard" style:default-outline-level="2">
      <style:paragraph-properties fo:keep-with-next="always" fo:keep-together="always" fo:text-align="end" fo:line-height="100%"/>
      <style:text-properties style:font-name="Franklin Gothic Demi" style:font-name-asian="Times New Roman" style:font-name-complex="Times New Roman" fo:text-transform="uppercase" fo:color="#000000" style:font-size-complex="13pt" fo:hyphenate="false"/>
    </style:style>
    <style:style style:name="Kop3" style:display-name="Kop 3" style:family="paragraph" style:parent-style-name="Standaard" style:default-outline-level="3">
      <style:paragraph-properties fo:keep-with-next="always" fo:keep-together="always" fo:border-top="none" fo:border-left="none" fo:border-bottom="0.0833in solid #EA4E4E" fo:border-right="none" fo:padding-top="0in" fo:padding-left="0in" fo:padding-bottom="0.0138in" fo:padding-right="0in" style:shadow="none" fo:margin-top="0.4166in" fo:margin-bottom="0.1111in"/>
      <style:text-properties style:font-name="Franklin Gothic Demi" style:font-name-asian="Times New Roman" style:font-name-complex="Times New Roman" fo:text-transform="uppercase" fo:font-size="16pt" style:font-size-asian="16pt" style:font-size-complex="12pt" fo:hyphenate="false"/>
    </style:style>
    <style:style style:name="Kop4" style:display-name="Kop 4" style:family="paragraph" style:parent-style-name="Standaard" style:default-outline-level="4">
      <style:paragraph-properties fo:keep-with-next="always" fo:keep-together="always" fo:margin-top="0.1388in"/>
      <style:text-properties style:font-name="Franklin Gothic Demi" style:font-name-asian="Times New Roman" style:font-name-complex="Times New Roman" style:font-style-complex="italic" fo:text-transform="uppercase" fo:hyphenate="false"/>
    </style:style>
    <style:style style:name="Kop5" style:display-name="Kop 5" style:family="paragraph" style:parent-style-name="Standaard" style:next-style-name="Standaard" style:default-outline-level="5">
      <style:paragraph-properties fo:keep-with-next="always" fo:keep-together="always" fo:margin-top="0.0277in"/>
      <style:text-properties style:font-name="Franklin Gothic Demi" style:font-name-asian="Times New Roman" style:font-name-complex="Times New Roman" fo:color="#D01818" fo:hyphenate="false"/>
    </style:style>
    <style:style style:name="Kop6" style:display-name="Kop 6" style:family="paragraph" style:parent-style-name="Standaard" style:next-style-name="Standaard" style:default-outline-level="6">
      <style:paragraph-properties fo:keep-with-next="always" fo:keep-together="always" fo:margin-top="0.0277in"/>
      <style:text-properties style:font-name="Franklin Gothic Demi" style:font-name-asian="Times New Roman" style:font-name-complex="Times New Roman" fo:color="#8A1010" fo:hyphenate="false"/>
    </style:style>
    <style:style style:name="Kop7" style:display-name="Kop 7" style:family="paragraph" style:parent-style-name="Standaard" style:next-style-name="Standaard" style:default-outline-level="7">
      <style:paragraph-properties fo:keep-with-next="always" fo:keep-together="always" fo:margin-top="0.0277in"/>
      <style:text-properties style:font-name="Franklin Gothic Demi" style:font-name-asian="Times New Roman" style:font-name-complex="Times New Roman" fo:font-style="italic" style:font-style-asian="italic" style:font-style-complex="italic" fo:color="#8A1010" fo:hyphenate="false"/>
    </style:style>
    <style:style style:name="Kop8" style:display-name="Kop 8" style:family="paragraph" style:parent-style-name="Standaard" style:next-style-name="Standaard" style:default-outline-level="8">
      <style:paragraph-properties fo:keep-with-next="always" fo:keep-together="always" fo:margin-top="0.0277in"/>
      <style:text-properties style:font-name="Franklin Gothic Demi" style:font-name-asian="Times New Roman" style:font-name-complex="Times New Roman" fo:color="#272727"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style:text-properties style:font-name="Franklin Gothic Demi" style:font-name-asian="Times New Roman" style:font-name-complex="Times New Roman" fo:font-style="italic" style:font-style-asian="italic" style:font-style-complex="italic" fo:color="#272727" style:font-size-complex="10.5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Franklin Gothic Demi" style:font-name-asian="Times New Roman" style:font-name-complex="Times New Roman" fo:text-transform="uppercase" fo:color="#000000" style:font-size-complex="13pt"/>
    </style:style>
    <style:style style:name="Kop3Char" style:display-name="Kop 3 Char" style:family="text" style:parent-style-name="Standaardalinea-lettertype">
      <style:text-properties style:font-name="Franklin Gothic Demi" style:font-name-asian="Times New Roman" style:font-name-complex="Times New Roman" fo:text-transform="uppercase" fo:font-size="16pt" style:font-size-asian="16pt" style:font-size-complex="12pt"/>
    </style:style>
    <style:style style:name="Geenafstand" style:display-name="Geen afstand" style:family="paragraph">
      <style:paragraph-properties fo:line-height="100%"/>
      <style:text-properties fo:hyphenate="false"/>
    </style:style>
    <style:style style:name="Kop1Char" style:display-name="Kop 1 Char" style:family="text" style:parent-style-name="Standaardalinea-lettertype">
      <style:text-properties style:font-name="Franklin Gothic Demi" style:font-name-asian="Times New Roman" style:font-name-complex="Times New Roman" fo:text-transform="uppercase" fo:color="#000000" fo:font-size="25pt" style:font-size-asian="25pt" style:font-size-complex="16pt"/>
    </style:style>
    <style:style style:name="Tekstvantijdelijkeaanduiding" style:display-name="Tekst van tijdelijke aanduiding" style:family="text" style:parent-style-name="Standaardalinea-lettertype">
      <style:text-properties fo:color="#595959"/>
    </style:style>
    <style:style style:name="Kop4Char" style:display-name="Kop 4 Char" style:family="text" style:parent-style-name="Standaardalinea-lettertype">
      <style:text-properties style:font-name="Franklin Gothic Demi" style:font-name-asian="Times New Roman" style:font-name-complex="Times New Roman" style:font-style-complex="italic" fo:text-transform="uppercase"/>
    </style:style>
    <style:style style:name="Koptekst" style:display-name="Koptekst" style:family="paragraph" style:parent-style-name="Standaard">
      <style:paragraph-properties fo:line-height="100%"/>
      <style:text-properties fo:hyphenate="false"/>
    </style:style>
    <style:style style:name="Initialen" style:display-name="Initialen" style:family="paragraph" style:parent-style-name="Standaard" style:next-style-name="Kop3">
      <style:paragraph-properties fo:text-align="center" fo:margin-bottom="1.0277in" fo:line-height="100%" fo:margin-left="0.1in" fo:margin-right="0.25in">
        <style:tab-stops/>
      </style:paragraph-properties>
      <style:text-properties style:font-name="Franklin Gothic Demi" fo:text-transform="uppercase" fo:color="#EA4E4E" fo:font-size="55pt" style:font-size-asian="55pt"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text-align="center" fo:line-height="100%"/>
      <style:text-properties style:font-name="Franklin Gothic Demi" fo:text-transform="uppercase" fo:hyphenate="false"/>
    </style:style>
    <style:style style:name="VoettekstChar" style:display-name="Voettekst Char" style:family="text" style:parent-style-name="Standaardalinea-lettertype">
      <style:text-properties style:font-name="Franklin Gothic Demi" fo:text-transform="uppercase"/>
    </style:style>
    <style:style style:name="Kop8Char" style:display-name="Kop 8 Char" style:family="text" style:parent-style-name="Standaardalinea-lettertype">
      <style:text-properties style:font-name="Franklin Gothic Demi" style:font-name-asian="Times New Roman" style:font-name-complex="Times New Roman" fo:color="#272727" style:font-size-complex="10.5pt"/>
    </style:style>
    <style:style style:name="Kop9Char" style:display-name="Kop 9 Char" style:family="text" style:parent-style-name="Standaardalinea-lettertype">
      <style:text-properties style:font-name="Franklin Gothic Demi" style:font-name-asian="Times New Roman" style:font-name-complex="Times New Roman" fo:font-style="italic" style:font-style-asian="italic" style:font-style-complex="italic" fo:color="#272727" style:font-size-complex="10.5pt"/>
    </style:style>
    <style:style style:name="Titel" style:display-name="Titel" style:family="paragraph" style:parent-style-name="Standaard" style:next-style-name="Standaard">
      <style:paragraph-properties fo:line-height="100%"/>
      <style:text-properties style:font-name="Franklin Gothic Demi" style:font-name-asian="Times New Roman" style:font-name-complex="Times New Roman" style:letter-kerning="true" fo:font-size="28pt" style:font-size-asian="28pt" style:font-size-complex="28pt" fo:hyphenate="false"/>
    </style:style>
    <style:style style:name="TitelChar" style:display-name="Titel Char" style:family="text" style:parent-style-name="Standaardalinea-lettertype">
      <style:text-properties style:font-name="Franklin Gothic Demi" style:font-name-asian="Times New Roman" style:font-name-complex="Times New Roman" style:letter-kerning="true" fo:font-size="28pt" style:font-size-asian="28pt" style:font-size-complex="28pt"/>
    </style:style>
    <style:style style:name="Ondertitel" style:display-name="Ondertitel" style:family="paragraph" style:parent-style-name="Standaard" style:next-style-name="Standaard">
      <style:paragraph-properties fo:margin-bottom="0.1111in"/>
      <style:text-properties style:font-name-asian="Times New Roman" fo:color="#5A5A5A" fo:hyphenate="false"/>
    </style:style>
    <style:style style:name="OndertitelChar" style:display-name="Ondertitel Char" style:family="text" style:parent-style-name="Standaardalinea-lettertype">
      <style:text-properties style:font-name-asian="Times New Roman" fo:color="#5A5A5A" fo:font-size="11pt" style:font-size-asian="11pt" style:font-size-complex="11pt"/>
    </style:style>
    <style:style style:name="Ballontekst" style:display-name="Ballontekst" style:family="paragraph" style:parent-style-name="Standaard">
      <style:paragraph-properties fo:line-height="100%"/>
      <style:text-properties style:font-name="Segoe UI" style:font-name-complex="Segoe UI" style:font-size-complex="9pt" fo:hyphenate="false"/>
    </style:style>
    <style:style style:name="BallontekstChar" style:display-name="Ballontekst Char" style:family="text" style:parent-style-name="Standaardalinea-lettertype">
      <style:text-properties style:font-name="Segoe UI" style:font-name-complex="Segoe UI" style:font-size-complex="9pt"/>
    </style:style>
    <style:style style:name="Bibliografie" style:display-name="Bibliografie" style:family="paragraph" style:parent-style-name="Standaard" style:next-style-name="Standaard">
      <style:text-properties fo:hyphenate="false"/>
    </style:style>
    <style:style style:name="Bloktekst" style:display-name="Bloktekst" style:family="paragraph" style:parent-style-name="Standaard">
      <style:paragraph-properties fo:border="0.0034in solid #EA4E4E" fo:padding="0.1388in" style:shadow="none" fo:margin-left="0.8in" fo:margin-right="0.8in">
        <style:tab-stops/>
      </style:paragraph-properties>
      <style:text-properties style:font-name-asian="Times New Roman" fo:font-style="italic" style:font-style-asian="italic" style:font-style-complex="italic" fo:color="#D01818" fo:hyphenate="false"/>
    </style:style>
    <style:style style:name="Plattetekst" style:display-name="Platte tekst" style:family="paragraph" style:parent-style-name="Standaard">
      <style:paragraph-properties fo:margin-bottom="0.0833in"/>
      <style:text-properties fo:hyphenate="false"/>
    </style:style>
    <style:style style:name="PlattetekstChar" style:display-name="Platte tekst Char" style:family="text" style:parent-style-name="Standaardalinea-lettertype"/>
    <style:style style:name="Plattetekst2" style:display-name="Platte tekst 2" style:family="paragraph" style:parent-style-name="Standaard">
      <style:paragraph-properties fo:margin-bottom="0.0833in" fo:line-height="200%"/>
      <style:text-properties fo:hyphenate="false"/>
    </style:style>
    <style:style style:name="Plattetekst2Char" style:display-name="Platte tekst 2 Char" style:family="text" style:parent-style-name="Standaardalinea-lettertype"/>
    <style:style style:name="Plattetekst3" style:display-name="Platte tekst 3" style:family="paragraph" style:parent-style-name="Standaard">
      <style:paragraph-properties fo:margin-bottom="0.0833in"/>
      <style:text-properties style:font-size-complex="8pt" fo:hyphenate="false"/>
    </style:style>
    <style:style style:name="Plattetekst3Char" style:display-name="Platte tekst 3 Char" style:family="text" style:parent-style-name="Standaardalinea-lettertype">
      <style:text-properties style:font-size-complex="8pt"/>
    </style:style>
    <style:style style:name="Platteteksteersteinspringing" style:display-name="Platte tekst eerste inspringing" style:family="paragraph" style:parent-style-name="Plattetekst">
      <style:paragraph-properties fo:margin-bottom="0in" fo:text-indent="0.25in"/>
      <style:text-properties fo:hyphenate="false"/>
    </style:style>
    <style:style style:name="PlatteteksteersteinspringingChar" style:display-name="Platte tekst eerste inspringing Char" style:family="text" style:parent-style-name="PlattetekstChar"/>
    <style:style style:name="Plattetekstinspringen" style:display-name="Platte tekst inspringen" style:family="paragraph" style:parent-style-name="Standaard">
      <style:paragraph-properties fo:margin-bottom="0.0833in" fo:margin-left="0.25in">
        <style:tab-stops/>
      </style:paragraph-properties>
      <style:text-properties fo:hyphenate="false"/>
    </style:style>
    <style:style style:name="PlattetekstinspringenChar" style:display-name="Platte tekst inspringen Char" style:family="text" style:parent-style-name="Standaardalinea-lettertype"/>
    <style:style style:name="Platteteksteersteinspringing2" style:display-name="Platte tekst eerste inspringing 2" style:family="paragraph" style:parent-style-name="Plattetekstinspringen">
      <style:paragraph-properties fo:margin-bottom="0in" fo:text-indent="0.25in"/>
      <style:text-properties fo:hyphenate="false"/>
    </style:style>
    <style:style style:name="Platteteksteersteinspringing2Char" style:display-name="Platte tekst eerste inspringing 2 Char" style:family="text" style:parent-style-name="PlattetekstinspringenChar"/>
    <style:style style:name="Plattetekstinspringen2" style:display-name="Platte tekst inspringen 2" style:family="paragraph" style:parent-style-name="Standaard">
      <style:paragraph-properties fo:margin-bottom="0.0833in" fo:line-height="200%" fo:margin-left="0.25in">
        <style:tab-stops/>
      </style:paragraph-properties>
      <style:text-properties fo:hyphenate="false"/>
    </style:style>
    <style:style style:name="Plattetekstinspringen2Char" style:display-name="Platte tekst inspringen 2 Char" style:family="text" style:parent-style-name="Standaardalinea-lettertype"/>
    <style:style style:name="Plattetekstinspringen3" style:display-name="Platte tekst inspringen 3" style:family="paragraph" style:parent-style-name="Standaard">
      <style:paragraph-properties fo:margin-bottom="0.0833in" fo:margin-left="0.25in">
        <style:tab-stops/>
      </style:paragraph-properties>
      <style:text-properties style:font-size-complex="8pt" fo:hyphenate="false"/>
    </style:style>
    <style:style style:name="Plattetekstinspringen3Char" style:display-name="Platte tekst inspringen 3 Char" style:family="text" style:parent-style-name="Standaardalinea-lettertype">
      <style:text-properties style:font-size-complex="8pt"/>
    </style:style>
    <style:style style:name="Titelvanboek" style:display-name="Titel van boek" style:family="text" style:parent-style-name="Standaardalinea-lettertype">
      <style:text-properties fo:font-weight="bold" style:font-weight-asian="bold" style:font-weight-complex="bold" fo:font-style="italic" style:font-style-asian="italic" style:font-style-complex="italic" fo:letter-spacing="0.0034in"/>
    </style:style>
    <style:style style:name="Bijschrift" style:display-name="Bijschrift" style:family="paragraph" style:parent-style-name="Standaard" style:next-style-name="Standaard">
      <style:paragraph-properties fo:margin-bottom="0.1388in" fo:line-height="100%"/>
      <style:text-properties fo:font-style="italic" style:font-style-asian="italic" style:font-style-complex="italic" fo:color="#44546A" style:font-size-complex="9pt" fo:hyphenate="false"/>
    </style:style>
    <style:style style:name="Afsluiting" style:display-name="Afsluiting" style:family="paragraph" style:parent-style-name="Standaard">
      <style:paragraph-properties fo:line-height="100%" fo:margin-left="3in">
        <style:tab-stops/>
      </style:paragraph-properties>
      <style:text-properties fo:hyphenate="false"/>
    </style:style>
    <style:style style:name="AfsluitingChar" style:display-name="Afsluiting Char" style:family="text" style:parent-style-name="Standaardalinea-lettertype"/>
    <style:style style:name="Verwijzingopmerking" style:display-name="Verwijzing opmerking" style:family="text" style:parent-style-name="Standaardalinea-lettertype">
      <style:text-properties fo:font-size="11pt" style:font-size-asian="11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style:font-size-complex="10pt"/>
    </style:style>
    <style:style style:name="Datum" style:display-name="Datum" style:family="paragraph" style:parent-style-name="Standaard" style:next-style-name="Standaard">
      <style:text-properties fo:hyphenate="false"/>
    </style:style>
    <style:style style:name="DatumChar" style:display-name="Datum Char" style:family="text" style:parent-style-name="Standaardalinea-lettertype"/>
    <style:style style:name="Documentstructuur" style:display-name="Documentstructuur" style:family="paragraph" style:parent-style-name="Standaard">
      <style:paragraph-properties fo:line-height="100%"/>
      <style:text-properties style:font-name="Segoe UI" style:font-name-complex="Segoe UI" style:font-size-complex="8pt" fo:hyphenate="false"/>
    </style:style>
    <style:style style:name="DocumentstructuurChar" style:display-name="Documentstructuur Char" style:family="text" style:parent-style-name="Standaardalinea-lettertype">
      <style:text-properties style:font-name="Segoe UI" style:font-name-complex="Segoe UI" style:font-size-complex="8pt"/>
    </style:style>
    <style:style style:name="E-mailhandtekening" style:display-name="E-mailhandtekening" style:family="paragraph" style:parent-style-name="Standaard">
      <style:paragraph-properties fo:line-height="100%"/>
      <style:text-properties fo:hyphenate="false"/>
    </style:style>
    <style:style style:name="E-mailhandtekeningChar" style:display-name="E-mailhandtekening Char" style:family="text" style:parent-style-name="Standaardalinea-lettertype"/>
    <style:style style:name="Nadruk" style:display-name="Nadruk" style:family="text" style:parent-style-name="Standaardalinea-lettertype">
      <style:text-properties fo:font-style="italic" style:font-style-asian="italic" style:font-style-complex="italic"/>
    </style:style>
    <style:style style:name="Eindnootmarkering" style:display-name="Eindnootmarkering" style:family="text" style:parent-style-name="Standaardalinea-lettertype">
      <style:text-properties style:text-position="super 68.1%"/>
    </style:style>
    <style:style style:name="Eindnoottekst" style:display-name="Eindnoottekst" style:family="paragraph" style:parent-style-name="Standaard">
      <style:paragraph-properties fo:line-height="100%"/>
      <style:text-properties style:font-size-complex="10pt" fo:hyphenate="false"/>
    </style:style>
    <style:style style:name="EindnoottekstChar" style:display-name="Eindnoottekst Char" style:family="text" style:parent-style-name="Standaardalinea-lettertype">
      <style:text-properties style:font-size-complex="10pt"/>
    </style:style>
    <style:style style:name="Adresenvelop" style:display-name="Adres envelop" style:family="paragraph" style:parent-style-name="Standaard">
      <style:paragraph-properties fo:line-height="100%" fo:margin-left="2in">
        <style:tab-stops/>
      </style:paragraph-properties>
      <style:text-properties style:font-name="Franklin Gothic Demi" style:font-name-asian="Times New Roman" style:font-name-complex="Times New Roman" fo:font-size="12pt" style:font-size-asian="12pt" style:font-size-complex="12pt" fo:hyphenate="false"/>
    </style:style>
    <style:style style:name="Afzender" style:display-name="Afzender" style:family="paragraph" style:parent-style-name="Standaard">
      <style:paragraph-properties fo:line-height="100%"/>
      <style:text-properties style:font-name="Franklin Gothic Demi" style:font-name-asian="Times New Roman" style:font-name-complex="Times New Roman" style:font-size-complex="10pt"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style:style style:name="Voetnootmarkering" style:display-name="Voetnootmarkering" style:family="text" style:parent-style-name="Standaardalinea-lettertype">
      <style:text-properties style:text-position="super 68.1%"/>
    </style:style>
    <style:style style:name="Voetnoottekst" style:display-name="Voetnoottekst" style:family="paragraph" style:parent-style-name="Standaard">
      <style:paragraph-properties fo:line-height="100%"/>
      <style:text-properties style:font-size-complex="10pt" fo:hyphenate="false"/>
    </style:style>
    <style:style style:name="VoetnoottekstChar" style:display-name="Voetnoottekst Char" style:family="text" style:parent-style-name="Standaardalinea-lettertype">
      <style:text-properties style:font-size-complex="10pt"/>
    </style:style>
    <style:style style:name="Kop5Char" style:display-name="Kop 5 Char" style:family="text" style:parent-style-name="Standaardalinea-lettertype">
      <style:text-properties style:font-name="Franklin Gothic Demi" style:font-name-asian="Times New Roman" style:font-name-complex="Times New Roman" fo:color="#D01818"/>
    </style:style>
    <style:style style:name="Kop6Char" style:display-name="Kop 6 Char" style:family="text" style:parent-style-name="Standaardalinea-lettertype">
      <style:text-properties style:font-name="Franklin Gothic Demi" style:font-name-asian="Times New Roman" style:font-name-complex="Times New Roman" fo:color="#8A1010"/>
    </style:style>
    <style:style style:name="Kop7Char" style:display-name="Kop 7 Char" style:family="text" style:parent-style-name="Standaardalinea-lettertype">
      <style:text-properties style:font-name="Franklin Gothic Demi" style:font-name-asian="Times New Roman" style:font-name-complex="Times New Roman" fo:font-style="italic" style:font-style-asian="italic" style:font-style-complex="italic" fo:color="#8A1010"/>
    </style:style>
    <style:style style:name="HTML-acroniem" style:display-name="HTML-acroniem" style:family="text" style:parent-style-name="Standaardalinea-lettertype"/>
    <style:style style:name="HTML-adres" style:display-name="HTML-adres" style:family="paragraph" style:parent-style-name="Standaard">
      <style:paragraph-properties fo:line-height="100%"/>
      <style:text-properties fo:font-style="italic" style:font-style-asian="italic" style:font-style-complex="italic" fo:hyphenate="false"/>
    </style:style>
    <style:style style:name="HTML-adresChar" style:display-name="HTML-adres Char" style:family="text" style:parent-style-name="Standaardalinea-lettertype">
      <style:text-properties fo:font-style="italic" style:font-style-asian="italic" style:font-style-complex="italic"/>
    </style:style>
    <style:style style:name="HTML-citaat" style:display-name="HTML-citaat" style:family="text" style:parent-style-name="Standaardalinea-lettertype">
      <style:text-properties fo:font-style="italic" style:font-style-asian="italic" style:font-style-complex="italic"/>
    </style:style>
    <style:style style:name="HTMLCode" style:display-name="HTML Code" style:family="text" style:parent-style-name="Standaardalinea-lettertype">
      <style:text-properties style:font-name="Consolas" fo:font-size="11pt" style:font-size-asian="11pt" style:font-size-complex="10pt"/>
    </style:style>
    <style:style style:name="HTMLDefinition" style:display-name="HTML Definition" style:family="text" style:parent-style-name="Standaardalinea-lettertype">
      <style:text-properties fo:font-style="italic" style:font-style-asian="italic" style:font-style-complex="italic"/>
    </style:style>
    <style:style style:name="HTML-toetsenbord" style:display-name="HTML-toetsenbord" style:family="text" style:parent-style-name="Standaardalinea-lettertype">
      <style:text-properties style:font-name="Consolas" fo:font-size="11pt" style:font-size-asian="11pt" style:font-size-complex="10pt"/>
    </style:style>
    <style:style style:name="HTML-voorafopgemaakt" style:display-name="HTML - vooraf opgemaakt" style:family="paragraph" style:parent-style-name="Standaard">
      <style:paragraph-properties fo:line-height="100%"/>
      <style:text-properties style:font-name="Consolas" style:font-size-complex="10pt" fo:hyphenate="false"/>
    </style:style>
    <style:style style:name="HTML-voorafopgemaaktChar" style:display-name="HTML - vooraf opgemaakt Char" style:family="text" style:parent-style-name="Standaardalinea-lettertype">
      <style:text-properties style:font-name="Consolas" style:font-size-complex="10pt"/>
    </style:style>
    <style:style style:name="HTML-voorbeeld" style:display-name="HTML-voorbeeld" style:family="text" style:parent-style-name="Standaardalinea-lettertype">
      <style:text-properties style:font-name="Consolas" fo:font-size="12pt" style:font-size-asian="12pt" style:font-size-complex="12pt"/>
    </style:style>
    <style:style style:name="HTML-schrijfmachine" style:display-name="HTML-schrijfmachine" style:family="text" style:parent-style-name="Standaardalinea-lettertype">
      <style:text-properties style:font-name="Consolas" fo:font-size="11pt" style:font-size-asian="11pt" style:font-size-complex="10pt"/>
    </style:style>
    <style:style style:name="HTMLVariable" style:display-name="HTML Variable" style:family="text" style:parent-style-name="Standaardalinea-lettertype">
      <style:text-properties fo:font-style="italic" style:font-style-asian="italic" style:font-style-complex="italic"/>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Index1" style:display-name="Index 1" style:family="paragraph" style:parent-style-name="Standaard" style:next-style-name="Standaard" style:auto-update="true">
      <style:paragraph-properties fo:line-height="100%" fo:margin-left="0.1527in" fo:text-indent="-0.1527in">
        <style:tab-stops/>
      </style:paragraph-properties>
      <style:text-properties fo:hyphenate="false"/>
    </style:style>
    <style:style style:name="Index2" style:display-name="Index 2" style:family="paragraph" style:parent-style-name="Standaard" style:next-style-name="Standaard" style:auto-update="true">
      <style:paragraph-properties fo:line-height="100%" fo:margin-left="0.3055in" fo:text-indent="-0.1527in">
        <style:tab-stops/>
      </style:paragraph-properties>
      <style:text-properties fo:hyphenate="false"/>
    </style:style>
    <style:style style:name="Index3" style:display-name="Index 3" style:family="paragraph" style:parent-style-name="Standaard" style:next-style-name="Standaard" style:auto-update="true">
      <style:paragraph-properties fo:line-height="100%" fo:margin-left="0.4583in" fo:text-indent="-0.1527in">
        <style:tab-stops/>
      </style:paragraph-properties>
      <style:text-properties fo:hyphenate="false"/>
    </style:style>
    <style:style style:name="Index4" style:display-name="Index 4" style:family="paragraph" style:parent-style-name="Standaard" style:next-style-name="Standaard" style:auto-update="true">
      <style:paragraph-properties fo:line-height="100%" fo:margin-left="0.6111in" fo:text-indent="-0.1527in">
        <style:tab-stops/>
      </style:paragraph-properties>
      <style:text-properties fo:hyphenate="false"/>
    </style:style>
    <style:style style:name="Index5" style:display-name="Index 5" style:family="paragraph" style:parent-style-name="Standaard" style:next-style-name="Standaard" style:auto-update="true">
      <style:paragraph-properties fo:line-height="100%" fo:margin-left="0.7638in" fo:text-indent="-0.1527in">
        <style:tab-stops/>
      </style:paragraph-properties>
      <style:text-properties fo:hyphenate="false"/>
    </style:style>
    <style:style style:name="Index6" style:display-name="Index 6" style:family="paragraph" style:parent-style-name="Standaard" style:next-style-name="Standaard" style:auto-update="true">
      <style:paragraph-properties fo:line-height="100%" fo:margin-left="0.9166in" fo:text-indent="-0.1527in">
        <style:tab-stops/>
      </style:paragraph-properties>
      <style:text-properties fo:hyphenate="false"/>
    </style:style>
    <style:style style:name="Index7" style:display-name="Index 7" style:family="paragraph" style:parent-style-name="Standaard" style:next-style-name="Standaard" style:auto-update="true">
      <style:paragraph-properties fo:line-height="100%" fo:margin-left="1.0694in" fo:text-indent="-0.1527in">
        <style:tab-stops/>
      </style:paragraph-properties>
      <style:text-properties fo:hyphenate="false"/>
    </style:style>
    <style:style style:name="Index8" style:display-name="Index 8" style:family="paragraph" style:parent-style-name="Standaard" style:next-style-name="Standaard" style:auto-update="true">
      <style:paragraph-properties fo:line-height="100%" fo:margin-left="1.2222in" fo:text-indent="-0.1527in">
        <style:tab-stops/>
      </style:paragraph-properties>
      <style:text-properties fo:hyphenate="false"/>
    </style:style>
    <style:style style:name="Index9" style:display-name="Index 9" style:family="paragraph" style:parent-style-name="Standaard" style:next-style-name="Standaard" style:auto-update="true">
      <style:paragraph-properties fo:line-height="100%" fo:margin-left="1.375in" fo:text-indent="-0.1527in">
        <style:tab-stops/>
      </style:paragraph-properties>
      <style:text-properties fo:hyphenate="false"/>
    </style:style>
    <style:style style:name="Indexkop" style:display-name="Indexkop" style:family="paragraph" style:parent-style-name="Standaard" style:next-style-name="Index1">
      <style:text-properties style:font-name="Franklin Gothic Demi" style:font-name-asian="Times New Roman" style:font-name-complex="Times New Roman" fo:font-weight="bold" style:font-weight-asian="bold" style:font-weight-complex="bold" fo:hyphenate="false"/>
    </style:style>
    <style:style style:name="Intensievebenadrukking" style:display-name="Intensieve benadrukking" style:family="text" style:parent-style-name="Standaardalinea-lettertype">
      <style:text-properties fo:font-style="italic" style:font-style-asian="italic" style:font-style-complex="italic" fo:color="#D01818"/>
    </style:style>
    <style:style style:name="Duidelijkcitaat" style:display-name="Duidelijk citaat" style:family="paragraph" style:parent-style-name="Standaard" style:next-style-name="Standaard">
      <style:paragraph-properties fo:border-top="0.0069in solid #EA4E4E" fo:border-left="none" fo:border-bottom="0.0069in solid #EA4E4E"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D01818" fo:hyphenate="false"/>
    </style:style>
    <style:style style:name="DuidelijkcitaatChar" style:display-name="Duidelijk citaat Char" style:family="text" style:parent-style-name="Standaardalinea-lettertype">
      <style:text-properties fo:font-style="italic" style:font-style-asian="italic" style:font-style-complex="italic" fo:color="#D01818"/>
    </style:style>
    <style:style style:name="Intensieveverwijzing" style:display-name="Intensieve verwijzing" style:family="text" style:parent-style-name="Standaardalinea-lettertype">
      <style:text-properties fo:font-weight="bold" style:font-weight-asian="bold" style:font-weight-complex="bold" fo:text-transform="none" fo:font-variant="small-caps" fo:color="#D01818" fo:letter-spacing="0.0034in"/>
    </style:style>
    <style:style style:name="Regelnummer" style:display-name="Regelnummer" style:family="text" style:parent-style-name="Standaardalinea-lettertype"/>
    <style:style style:name="Lijst" style:display-name="Lijst" style:family="paragraph" style:parent-style-name="Standaard">
      <style:paragraph-properties fo:margin-left="0.25in" fo:text-indent="-0.25in">
        <style:tab-stops/>
      </style:paragraph-properties>
      <style:text-properties fo:hyphenate="false"/>
    </style:style>
    <style:style style:name="Lijst2" style:display-name="Lijst 2" style:family="paragraph" style:parent-style-name="Standaard">
      <style:paragraph-properties fo:margin-left="0.5in" fo:text-indent="-0.25in">
        <style:tab-stops/>
      </style:paragraph-properties>
      <style:text-properties fo:hyphenate="false"/>
    </style:style>
    <style:style style:name="Lijst3" style:display-name="Lijst 3" style:family="paragraph" style:parent-style-name="Standaard">
      <style:paragraph-properties fo:margin-left="0.75in" fo:text-indent="-0.25in">
        <style:tab-stops/>
      </style:paragraph-properties>
      <style:text-properties fo:hyphenate="false"/>
    </style:style>
    <style:style style:name="Lijst4" style:display-name="Lijst 4" style:family="paragraph" style:parent-style-name="Standaard">
      <style:paragraph-properties fo:margin-left="1in" fo:text-indent="-0.25in">
        <style:tab-stops/>
      </style:paragraph-properties>
      <style:text-properties fo:hyphenate="false"/>
    </style:style>
    <style:style style:name="Lijst5" style:display-name="Lijst 5" style:family="paragraph" style:parent-style-name="Standaard">
      <style:paragraph-properties fo:margin-left="1.25in" fo:text-indent="-0.25in">
        <style:tab-stops/>
      </style:paragraph-properties>
      <style:text-properties fo:hyphenate="false"/>
    </style:style>
    <style:style style:name="Lijstopsom.teken" style:display-name="Lijst opsom.teken" style:family="paragraph" style:parent-style-name="Standaard" style:list-style-name="LFO1">
      <style:text-properties fo:hyphenate="false"/>
    </style:style>
    <style:style style:name="Lijstopsom.teken2" style:display-name="Lijst opsom.teken 2" style:family="paragraph" style:parent-style-name="Standaard" style:list-style-name="LFO2">
      <style:text-properties fo:hyphenate="false"/>
    </style:style>
    <style:style style:name="Lijstopsom.teken3" style:display-name="Lijst opsom.teken 3" style:family="paragraph" style:parent-style-name="Standaard" style:list-style-name="LFO3">
      <style:text-properties fo:hyphenate="false"/>
    </style:style>
    <style:style style:name="Lijstopsom.teken4" style:display-name="Lijst opsom.teken 4" style:family="paragraph" style:parent-style-name="Standaard" style:list-style-name="LFO4">
      <style:text-properties fo:hyphenate="false"/>
    </style:style>
    <style:style style:name="Lijstopsom.teken5" style:display-name="Lijst opsom.teken 5" style:family="paragraph" style:parent-style-name="Standaard" style:list-style-name="LFO5">
      <style:text-properties fo:hyphenate="false"/>
    </style:style>
    <style:style style:name="Lijstvoortzetting" style:display-name="Lijstvoortzetting" style:family="paragraph" style:parent-style-name="Standaard">
      <style:paragraph-properties fo:margin-bottom="0.0833in" fo:margin-left="0.25in">
        <style:tab-stops/>
      </style:paragraph-properties>
      <style:text-properties fo:hyphenate="false"/>
    </style:style>
    <style:style style:name="Lijstvoortzetting2" style:display-name="Lijstvoortzetting 2" style:family="paragraph" style:parent-style-name="Standaard">
      <style:paragraph-properties fo:margin-bottom="0.0833in" fo:margin-left="0.5in">
        <style:tab-stops/>
      </style:paragraph-properties>
      <style:text-properties fo:hyphenate="false"/>
    </style:style>
    <style:style style:name="Lijstvoortzetting3" style:display-name="Lijstvoortzetting 3" style:family="paragraph" style:parent-style-name="Standaard">
      <style:paragraph-properties fo:margin-bottom="0.0833in" fo:margin-left="0.75in">
        <style:tab-stops/>
      </style:paragraph-properties>
      <style:text-properties fo:hyphenate="false"/>
    </style:style>
    <style:style style:name="Lijstvoortzetting4" style:display-name="Lijstvoortzetting 4" style:family="paragraph" style:parent-style-name="Standaard">
      <style:paragraph-properties fo:margin-bottom="0.0833in" fo:margin-left="1in">
        <style:tab-stops/>
      </style:paragraph-properties>
      <style:text-properties fo:hyphenate="false"/>
    </style:style>
    <style:style style:name="Lijstvoortzetting5" style:display-name="Lijstvoortzetting 5" style:family="paragraph" style:parent-style-name="Standaard">
      <style:paragraph-properties fo:margin-bottom="0.0833in" fo:margin-left="1.25in">
        <style:tab-stops/>
      </style:paragraph-properties>
      <style:text-properties fo:hyphenate="false"/>
    </style:style>
    <style:style style:name="Lijstnummering" style:display-name="Lijstnummering" style:family="paragraph" style:parent-style-name="Standaard" style:list-style-name="LFO6">
      <style:text-properties fo:hyphenate="false"/>
    </style:style>
    <style:style style:name="Lijstnummering2" style:display-name="Lijstnummering 2" style:family="paragraph" style:parent-style-name="Standaard" style:list-style-name="LFO7">
      <style:text-properties fo:hyphenate="false"/>
    </style:style>
    <style:style style:name="Lijstnummering3" style:display-name="Lijstnummering 3" style:family="paragraph" style:parent-style-name="Standaard" style:list-style-name="LFO8">
      <style:text-properties fo:hyphenate="false"/>
    </style:style>
    <style:style style:name="Lijstnummering4" style:display-name="Lijstnummering 4" style:family="paragraph" style:parent-style-name="Standaard" style:list-style-name="LFO9">
      <style:text-properties fo:hyphenate="false"/>
    </style:style>
    <style:style style:name="Lijstnummering5" style:display-name="Lijstnummering 5" style:family="paragraph" style:parent-style-name="Standaard" style:list-style-name="LFO10">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Macrotekst" style:display-name="Macroteks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kstChar" style:display-name="Macrotekst Char" style:family="text" style:parent-style-name="Standaardalinea-lettertype">
      <style:text-properties style:font-name="Consolas" style:font-size-complex="10pt"/>
    </style:style>
    <style:style style:name="Berichtkop" style:display-name="Berichtkop" style:family="paragraph" style:parent-style-name="Standaard">
      <style:paragraph-properties fo:border="0.0104in solid #000000" fo:padding="0.0138in" style:shadow="none" fo:line-height="100%" fo:margin-left="0.75in" fo:text-indent="-0.75in">
        <style:tab-stops/>
      </style:paragraph-properties>
      <style:text-properties style:font-name="Franklin Gothic Demi" style:font-name-asian="Times New Roman" style:font-name-complex="Times New Roman" fo:font-size="12pt" style:font-size-asian="12pt" style:font-size-complex="12pt" fo:hyphenate="false"/>
    </style:style>
    <style:style style:name="BerichtkopChar" style:display-name="Berichtkop Char" style:family="text" style:parent-style-name="Standaardalinea-lettertype">
      <style:text-properties style:font-name="Franklin Gothic Demi" style:font-name-asian="Times New Roman" style:font-name-complex="Times New Roman" fo:font-size="12pt" style:font-size-asian="12pt" style:font-size-complex="12pt" fo:background-color="transparent"/>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Standaardinspringing" style:display-name="Standaardinspringing" style:family="paragraph" style:parent-style-name="Standaard">
      <style:paragraph-properties fo:margin-left="0.5in">
        <style:tab-stops/>
      </style:paragraph-properties>
      <style:text-properties fo:hyphenate="false"/>
    </style:style>
    <style:style style:name="Notitiekop" style:display-name="Notitiekop" style:family="paragraph" style:parent-style-name="Standaard" style:next-style-name="Standaard">
      <style:paragraph-properties fo:line-height="100%"/>
      <style:text-properties fo:hyphenate="false"/>
    </style:style>
    <style:style style:name="NotitiekopChar" style:display-name="Notitiekop Char" style:family="text" style:parent-style-name="Standaardalinea-lettertype"/>
    <style:style style:name="Paginanummer" style:display-name="Paginanummer" style:family="text" style:parent-style-name="Standaardalinea-lettertype"/>
    <style:style style:name="Tekstzonderopmaak" style:display-name="Tekst zonder opmaak" style:family="paragraph" style:parent-style-name="Standaard">
      <style:paragraph-properties fo:line-height="100%"/>
      <style:text-properties style:font-name="Consolas" style:font-size-complex="10.5pt" fo:hyphenate="false"/>
    </style:style>
    <style:style style:name="TekstzonderopmaakChar" style:display-name="Tekst zonder opmaak Char" style:family="text" style:parent-style-name="Standaardalinea-lettertype">
      <style:text-properties style:font-name="Consolas" style:font-size-complex="10.5pt"/>
    </style:style>
    <style:style style:name="Citaat" style:display-name="Citaat" style:family="paragraph" style:parent-style-name="Standaard" style:next-style-name="Standaard">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Aanhef" style:display-name="Aanhef" style:family="paragraph" style:parent-style-name="Standaard" style:next-style-name="Standaard">
      <style:text-properties fo:hyphenate="false"/>
    </style:style>
    <style:style style:name="AanhefChar" style:display-name="Aanhef Char" style:family="text" style:parent-style-name="Standaardalinea-lettertype"/>
    <style:style style:name="Handtekening" style:display-name="Handtekening" style:family="paragraph" style:parent-style-name="Standaard">
      <style:paragraph-properties fo:line-height="100%" fo:margin-left="3in">
        <style:tab-stops/>
      </style:paragraph-properties>
      <style:text-properties fo:hyphenate="false"/>
    </style:style>
    <style:style style:name="HandtekeningChar" style:display-name="Handtekening Char" style:family="text" style:parent-style-name="Standaardalinea-lettertype"/>
    <style:style style:name="Zwaar" style:display-name="Zwaar" style:family="text" style:parent-style-name="Standaardalinea-lettertype">
      <style:text-properties fo:font-weight="bold" style:font-weight-asian="bold" style:font-weight-complex="bold"/>
    </style:style>
    <style:style style:name="Subtielebenadrukking" style:display-name="Subtiele benadrukking" style:family="text" style:parent-style-name="Standaardalinea-lettertype">
      <style:text-properties fo:font-style="italic" style:font-style-asian="italic" style:font-style-complex="italic" fo:color="#404040"/>
    </style:style>
    <style:style style:name="Subtieleverwijzing" style:display-name="Subtiele verwijzing" style:family="text" style:parent-style-name="Standaardalinea-lettertype">
      <style:text-properties fo:font-variant="small-caps" fo:color="#5A5A5A"/>
    </style:style>
    <style:style style:name="Bronvermelding" style:display-name="Bronvermelding" style:family="paragraph" style:parent-style-name="Standaard" style:next-style-name="Standaard">
      <style:paragraph-properties fo:margin-left="0.1527in" fo:text-indent="-0.1527in">
        <style:tab-stops/>
      </style:paragraph-properties>
      <style:text-properties fo:hyphenate="false"/>
    </style:style>
    <style:style style:name="Lijstmetafbeeldingen" style:display-name="Lijst met afbeeldingen" style:family="paragraph" style:parent-style-name="Standaard" style:next-style-name="Standaard">
      <style:text-properties fo:hyphenate="false"/>
    </style:style>
    <style:style style:name="Kopbronvermelding" style:display-name="Kop bronvermelding" style:family="paragraph" style:parent-style-name="Standaard" style:next-style-name="Standaard">
      <style:paragraph-properties fo:margin-top="0.0833in"/>
      <style:text-properties style:font-name="Franklin Gothic Demi" style:font-name-asian="Times New Roman" style:font-name-complex="Times New Roman" fo:font-weight="bold" style:font-weight-asian="bold" style:font-weight-complex="bold" fo:font-size="12pt" style:font-size-asian="12pt" style:font-size-complex="12pt"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Inhopg4" style:display-name="Inhopg 4" style:family="paragraph" style:parent-style-name="Standaard" style:next-style-name="Standaard" style:auto-update="true">
      <style:paragraph-properties fo:margin-bottom="0.0694in" fo:margin-left="0.4583in">
        <style:tab-stops/>
      </style:paragraph-properties>
      <style:text-properties fo:hyphenate="false"/>
    </style:style>
    <style:style style:name="Inhopg5" style:display-name="Inhopg 5" style:family="paragraph" style:parent-style-name="Standaard" style:next-style-name="Standaard" style:auto-update="true">
      <style:paragraph-properties fo:margin-bottom="0.0694in" fo:margin-left="0.6111in">
        <style:tab-stops/>
      </style:paragraph-properties>
      <style:text-properties fo:hyphenate="false"/>
    </style:style>
    <style:style style:name="Inhopg6" style:display-name="Inhopg 6" style:family="paragraph" style:parent-style-name="Standaard" style:next-style-name="Standaard" style:auto-update="true">
      <style:paragraph-properties fo:margin-bottom="0.0694in" fo:margin-left="0.7638in">
        <style:tab-stops/>
      </style:paragraph-properties>
      <style:text-properties fo:hyphenate="false"/>
    </style:style>
    <style:style style:name="Inhopg7" style:display-name="Inhopg 7" style:family="paragraph" style:parent-style-name="Standaard" style:next-style-name="Standaard" style:auto-update="true">
      <style:paragraph-properties fo:margin-bottom="0.0694in" fo:margin-left="0.9166in">
        <style:tab-stops/>
      </style:paragraph-properties>
      <style:text-properties fo:hyphenate="false"/>
    </style:style>
    <style:style style:name="Inhopg8" style:display-name="Inhopg 8" style:family="paragraph" style:parent-style-name="Standaard" style:next-style-name="Standaard" style:auto-update="true">
      <style:paragraph-properties fo:margin-bottom="0.0694in" fo:margin-left="1.0694in">
        <style:tab-stops/>
      </style:paragraph-properties>
      <style:text-properties fo:hyphenate="false"/>
    </style:style>
    <style:style style:name="Inhopg9" style:display-name="Inhopg 9" style:family="paragraph" style:parent-style-name="Standaard" style:next-style-name="Standaard" style:auto-update="true">
      <style:paragraph-properties fo:margin-bottom="0.0694in" fo:margin-left="1.2222in">
        <style:tab-stops/>
      </style:paragraph-properties>
      <style:text-properties fo:hyphenate="false"/>
    </style:style>
    <style:style style:name="Kopvaninhoudsopgave" style:display-name="Kop van inhoudsopgave" style:family="paragraph" style:parent-style-name="Kop1" style:next-style-name="Standaard">
      <style:paragraph-properties fo:text-align="start" fo:margin-top="0.1666in" fo:margin-bottom="0in" fo:line-height="107%"/>
      <style:text-properties fo:text-transform="none" fo:color="#D01818" fo:font-size="16pt" style:font-size-asian="16pt" fo:hyphenate="false"/>
    </style:style>
    <text:notes-configuration text:note-class="footnote" text:citation-style-name="Voetnootmarkering" text:citation-body-style-name="Voetnootmarkering" text:start-value="0" style:num-format="1" text:start-numbering-at="document" text:footnotes-position="page"/>
    <text:notes-configuration text:note-class="endnote" text:citation-style-name="Eindnootmarkering" text:citation-body-style-name="Eindnootmarkering"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default-page-layout>
      <style:page-layout-properties style:layout-grid-standard-mode="true"/>
    </style:default-page-layout>
    <style:default-style style:family="graphic">
      <style:graphic-properties draw:fill="solid" draw:fill-color="#ea4e4e" draw:opacity="100%" draw:stroke="solid" svg:stroke-width="0.01389in" svg:stroke-color="#ac3737" svg:stroke-opacity="100%" draw:stroke-linejoin="miter" svg:stroke-linecap="butt"/>
    </style:default-style>
  </office:styles>
  <office:automatic-styles>
    <style:page-layout style:name="PL0">
      <style:page-layout-properties fo:page-width="8.268in" fo:page-height="11.693in" style:print-orientation="portrait" fo:margin-top="0.4013in" fo:margin-left="0.484in" fo:margin-bottom="0.4013in" fo:margin-right="0.484in" style:num-format="1" style:writing-mode="lr-tb">
        <style:footnote-sep style:width="0.007in" style:rel-width="33%" style:color="#000000" style:line-style="solid" style:adjustment="left"/>
      </style:page-layout-properties>
      <style:header-style>
        <style:header-footer-properties style:dynamic-spacing="true" fo:min-height="0.0826in"/>
      </style:header-style>
      <style:footer-style>
        <style:header-footer-properties style:dynamic-spacing="true" fo:min-height="1.1972in"/>
      </style:footer-style>
    </style:page-layout>
    <style:style style:name="TableColumn8" style:family="table-column">
      <style:table-column-properties style:column-width="2.627in" style:use-optimal-column-width="false"/>
    </style:style>
    <style:style style:name="TableColumn9" style:family="table-column">
      <style:table-column-properties style:column-width="4.6729in" style:use-optimal-column-width="false"/>
    </style:style>
    <style:style style:name="Table7" style:family="table">
      <style:table-properties style:width="7.3in" style:rel-width="100%" fo:margin-left="0in" table:align="left"/>
    </style:style>
    <style:style style:name="TableRow10" style:family="table-row">
      <style:table-row-properties style:row-height="2.05in" style:use-optimal-row-height="false"/>
    </style:style>
    <style:style style:name="TableCell11" style:family="table-cell">
      <style:table-cell-properties fo:border="none" style:writing-mode="lr-tb" fo:padding-top="0.5701in" fo:padding-left="0in" fo:padding-bottom="0in" fo:padding-right="0.5in"/>
    </style:style>
    <style:style style:name="T12" style:parent-style-name="Standaardalinea-lettertype" style:family="text">
      <style:text-properties style:language-asian="nl" style:country-asian="NL"/>
    </style:style>
    <style:style style:name="TableCell13" style:family="table-cell">
      <style:table-cell-properties fo:border="none" style:writing-mode="lr-tb" fo:padding-top="0.5701in" fo:padding-left="0in" fo:padding-bottom="0in" fo:padding-right="0in"/>
    </style:style>
    <style:style style:name="TableColumn15" style:family="table-column">
      <style:table-column-properties style:column-width="4.6729in" style:use-optimal-column-width="false"/>
    </style:style>
    <style:style style:name="Table14" style:family="table">
      <style:table-properties style:width="4.6729in" style:rel-width="100%" fo:margin-left="0in" table:align="left"/>
    </style:style>
    <style:style style:name="TableRow16" style:family="table-row">
      <style:table-row-properties style:row-height="0.8in" style:use-optimal-row-height="false"/>
    </style:style>
    <style:style style:name="TableCell17" style:family="table-cell">
      <style:table-cell-properties fo:border="none" style:writing-mode="lr-tb" style:vertical-align="middle" fo:padding-top="0in" fo:padding-left="0in" fo:padding-bottom="0.6701in" fo:padding-right="0.3in"/>
    </style:style>
    <style:style style:name="T18" style:parent-style-name="Standaardalinea-lettertype" style:family="text">
      <style:text-properties style:language-complex="nl" style:country-complex="NL"/>
    </style:style>
    <style:style style:name="TableColumn20" style:family="table-column">
      <style:table-column-properties style:column-width="1.825in" style:use-optimal-column-width="false"/>
    </style:style>
    <style:style style:name="TableColumn21" style:family="table-column">
      <style:table-column-properties style:column-width="1.825in" style:use-optimal-column-width="false"/>
    </style:style>
    <style:style style:name="TableColumn22" style:family="table-column">
      <style:table-column-properties style:column-width="1.825in" style:use-optimal-column-width="false"/>
    </style:style>
    <style:style style:name="TableColumn23" style:family="table-column">
      <style:table-column-properties style:column-width="1.825in" style:use-optimal-column-width="false"/>
    </style:style>
    <style:style style:name="Table19" style:family="table">
      <style:table-properties style:width="7.3in" style:rel-width="100%"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45in" fo:padding-left="0.0798in" fo:padding-bottom="0in" fo:padding-right="0.0798in"/>
    </style:style>
    <style:style style:name="T26" style:parent-style-name="Standaardalinea-lettertype" style:family="text">
      <style:text-properties style:language-asian="nl" style:country-asian="NL"/>
    </style:style>
    <style:style style:name="TableCell27" style:family="table-cell">
      <style:table-cell-properties fo:border="none" style:writing-mode="lr-tb" fo:padding-top="0.45in" fo:padding-left="0.0798in" fo:padding-bottom="0in" fo:padding-right="0.0798in"/>
    </style:style>
    <style:style style:name="T28" style:parent-style-name="Standaardalinea-lettertype" style:family="text">
      <style:text-properties style:language-asian="nl" style:country-asian="NL"/>
    </style:style>
    <style:style style:name="TableCell29" style:family="table-cell">
      <style:table-cell-properties fo:border="none" style:writing-mode="lr-tb" fo:padding-top="0.45in" fo:padding-left="0.0798in" fo:padding-bottom="0in" fo:padding-right="0.0798in"/>
    </style:style>
    <style:style style:name="T30" style:parent-style-name="Standaardalinea-lettertype" style:family="text">
      <style:text-properties style:language-asian="nl" style:country-asian="NL"/>
    </style:style>
    <style:style style:name="TableCell31" style:family="table-cell">
      <style:table-cell-properties fo:border="none" style:writing-mode="lr-tb" fo:padding-top="0.45in" fo:padding-left="0.0798in" fo:padding-bottom="0in" fo:padding-right="0.0798in"/>
    </style:style>
    <style:style style:name="T32" style:parent-style-name="Standaardalinea-lettertype" style:family="text">
      <style:text-properties style:language-asian="nl" style:country-asian="NL"/>
    </style:style>
    <style:style style:name="TableRow33" style:family="table-row">
      <style:table-row-properties style:use-optimal-row-height="false"/>
    </style:style>
    <style:style style:name="TableCell34" style:family="table-cell">
      <style:table-cell-properties fo:border="none" style:writing-mode="lr-tb" fo:padding-top="0.1in" fo:padding-left="0.0798in" fo:padding-bottom="0in" fo:padding-right="0.0798in"/>
    </style:style>
    <style:style style:name="T35" style:parent-style-name="Standaardalinea-lettertype" style:family="text">
      <style:text-properties style:language-complex="nl" style:country-complex="NL"/>
    </style:style>
    <style:style style:name="TableCell36" style:family="table-cell">
      <style:table-cell-properties fo:border="none" style:writing-mode="lr-tb" fo:padding-top="0.1in" fo:padding-left="0.0798in" fo:padding-bottom="0in" fo:padding-right="0.0798in"/>
    </style:style>
    <style:style style:name="T37" style:parent-style-name="Standaardalinea-lettertype" style:family="text">
      <style:text-properties style:language-complex="nl" style:country-complex="NL"/>
    </style:style>
    <style:style style:name="TableCell38" style:family="table-cell">
      <style:table-cell-properties fo:border="none" style:writing-mode="lr-tb" fo:padding-top="0.1in" fo:padding-left="0.0798in" fo:padding-bottom="0in" fo:padding-right="0.0798in"/>
    </style:style>
    <style:style style:name="T39" style:parent-style-name="Standaardalinea-lettertype" style:family="text">
      <style:text-properties style:language-complex="nl" style:country-complex="NL"/>
    </style:style>
    <style:style style:name="TableCell40" style:family="table-cell">
      <style:table-cell-properties fo:border="none" style:writing-mode="lr-tb" fo:padding-top="0.1in" fo:padding-left="0.0798in" fo:padding-bottom="0in" fo:padding-right="0.0798in"/>
    </style:style>
    <style:style style:name="T41" style:parent-style-name="Standaardalinea-lettertype" style:family="text">
      <style:text-properties style:language-complex="nl" style:country-complex="NL"/>
    </style:style>
    <style:style style:name="T42" style:parent-style-name="Standaardalinea-lettertype" style:family="text">
      <style:text-properties style:language-complex="nl" style:country-complex="NL"/>
    </style:style>
    <style:style style:name="TableColumn44" style:family="table-column">
      <style:table-column-properties style:column-width="1.825in" style:use-optimal-column-width="false"/>
    </style:style>
    <style:style style:name="TableColumn45" style:family="table-column">
      <style:table-column-properties style:column-width="1.825in" style:use-optimal-column-width="false"/>
    </style:style>
    <style:style style:name="TableColumn46" style:family="table-column">
      <style:table-column-properties style:column-width="1.825in" style:use-optimal-column-width="false"/>
    </style:style>
    <style:style style:name="TableColumn47" style:family="table-column">
      <style:table-column-properties style:column-width="1.825in" style:use-optimal-column-width="false"/>
    </style:style>
    <style:style style:name="Table43" style:family="table">
      <style:table-properties style:width="7.3in" style:rel-width="100%" fo:margin-left="0in" table:align="left"/>
    </style:style>
    <style:style style:name="TableRow48" style:family="table-row">
      <style:table-row-properties style:use-optimal-row-height="false"/>
    </style:style>
    <style:style style:name="TableCell49" style:family="table-cell">
      <style:table-cell-properties fo:border="none" style:writing-mode="lr-tb" fo:padding-top="0.45in" fo:padding-left="0.0798in" fo:padding-bottom="0in" fo:padding-right="0.0798in"/>
    </style:style>
    <style:style style:name="T50" style:parent-style-name="Standaardalinea-lettertype" style:family="text">
      <style:text-properties style:language-asian="nl" style:country-asian="NL"/>
    </style:style>
    <style:style style:name="TableCell51" style:family="table-cell">
      <style:table-cell-properties fo:border="none" style:writing-mode="lr-tb" fo:padding-top="0.45in" fo:padding-left="0.0798in" fo:padding-bottom="0in" fo:padding-right="0.0798in"/>
    </style:style>
    <style:style style:name="T52" style:parent-style-name="Standaardalinea-lettertype" style:family="text">
      <style:text-properties style:language-asian="nl" style:country-asian="NL"/>
    </style:style>
    <style:style style:name="TableCell53" style:family="table-cell">
      <style:table-cell-properties fo:border="none" style:writing-mode="lr-tb" fo:padding-top="0.45in" fo:padding-left="0.0798in" fo:padding-bottom="0in" fo:padding-right="0.0798in"/>
    </style:style>
    <style:style style:name="T54" style:parent-style-name="Standaardalinea-lettertype" style:family="text">
      <style:text-properties style:language-asian="nl" style:country-asian="NL"/>
    </style:style>
    <style:style style:name="TableCell55" style:family="table-cell">
      <style:table-cell-properties fo:border="none" style:writing-mode="lr-tb" fo:padding-top="0.45in" fo:padding-left="0.0798in" fo:padding-bottom="0in" fo:padding-right="0.0798in"/>
    </style:style>
    <style:style style:name="T56" style:parent-style-name="Standaardalinea-lettertype" style:family="text">
      <style:text-properties style:language-asian="nl" style:country-asian="NL"/>
    </style:style>
    <style:style style:name="TableRow57" style:family="table-row">
      <style:table-row-properties style:use-optimal-row-height="false"/>
    </style:style>
    <style:style style:name="TableCell58" style:family="table-cell">
      <style:table-cell-properties fo:border="none" style:writing-mode="lr-tb" fo:padding-top="0.1in" fo:padding-left="0.0798in" fo:padding-bottom="0in" fo:padding-right="0.0798in"/>
    </style:style>
    <style:style style:name="T59" style:parent-style-name="Standaardalinea-lettertype" style:family="text">
      <style:text-properties style:language-complex="nl" style:country-complex="NL"/>
    </style:style>
    <style:style style:name="TableCell60" style:family="table-cell">
      <style:table-cell-properties fo:border="none" style:writing-mode="lr-tb" fo:padding-top="0.1in" fo:padding-left="0.0798in" fo:padding-bottom="0in" fo:padding-right="0.0798in"/>
    </style:style>
    <style:style style:name="T61" style:parent-style-name="Standaardalinea-lettertype" style:family="text">
      <style:text-properties style:language-complex="nl" style:country-complex="NL"/>
    </style:style>
    <style:style style:name="TableCell62" style:family="table-cell">
      <style:table-cell-properties fo:border="none" style:writing-mode="lr-tb" fo:padding-top="0.1in" fo:padding-left="0.0798in" fo:padding-bottom="0in" fo:padding-right="0.0798in"/>
    </style:style>
    <style:style style:name="T63" style:parent-style-name="Standaardalinea-lettertype" style:family="text">
      <style:text-properties style:language-complex="nl" style:country-complex="NL"/>
    </style:style>
    <style:style style:name="TableCell64" style:family="table-cell">
      <style:table-cell-properties fo:border="none" style:writing-mode="lr-tb" fo:padding-top="0.1in" fo:padding-left="0.0798in" fo:padding-bottom="0in" fo:padding-right="0.0798in"/>
    </style:style>
    <style:style style:name="T65" style:parent-style-name="Standaardalinea-lettertype" style:family="text">
      <style:text-properties style:language-complex="nl" style:country-complex="NL"/>
    </style:style>
    <style:style style:family="graphic" style:name="a20">
      <style:graphic-properties draw:fill="solid" draw:fill-color="#000000" draw:opacity="100%" draw:stroke="none"/>
    </style:style>
    <style:style style:family="graphic" style:name="a21">
      <style:graphic-properties draw:fill="solid" draw:fill-color="#000000" draw:opacity="100%" draw:stroke="none"/>
    </style:style>
    <style:style style:family="graphic" style:name="a22">
      <style:graphic-properties draw:fill="solid" draw:fill-color="#000000" draw:opacity="100%" draw:stroke="none"/>
    </style:style>
    <style:style style:family="graphic" style:name="a23">
      <style:graphic-properties draw:fill="solid" draw:fill-color="#000000" draw:opacity="100%" draw:stroke="none"/>
    </style:style>
    <style:style style:family="graphic" style:name="a24">
      <style:graphic-properties/>
    </style:style>
    <style:style style:family="graphic" style:name="a25">
      <style:graphic-properties draw:fill="solid" draw:fill-color="#ea4e4e" draw:opacity="100%" draw:stroke="solid" svg:stroke-width="0in" svg:stroke-color="#ea4e4e" svg:stroke-opacity="100%" draw:stroke-linejoin="round"/>
    </style:style>
    <style:style style:family="graphic" style:name="a26">
      <style:graphic-properties draw:fill="solid" draw:fill-color="#000000" draw:opacity="100%" draw:stroke="solid" svg:stroke-width="0in" svg:stroke-color="#000000" svg:stroke-opacity="100%" draw:stroke-linejoin="round"/>
    </style:style>
    <style:style style:family="graphic" style:name="a27">
      <style:graphic-properties/>
    </style:style>
    <style:style style:family="graphic" style:name="a28">
      <style:graphic-properties draw:fill="solid" draw:fill-color="#ea4e4e" draw:opacity="100%" draw:stroke="solid" svg:stroke-width="0in" svg:stroke-color="#ea4e4e" svg:stroke-opacity="100%" draw:stroke-linejoin="round"/>
    </style:style>
    <style:style style:family="graphic" style:name="a29">
      <style:graphic-properties draw:fill="solid" draw:fill-color="#000000" draw:opacity="100%" draw:stroke="solid" svg:stroke-width="0in" svg:stroke-color="#000000" svg:stroke-opacity="100%" draw:stroke-linejoin="round"/>
    </style:style>
    <style:style style:family="graphic" style:name="a10">
      <style:graphic-properties draw:fill="solid" draw:fill-color="#ea4e4e" draw:opacity="100%" draw:stroke="solid" svg:stroke-width="0in" svg:stroke-color="#ea4e4e" svg:stroke-opacity="100%" draw:stroke-linejoin="round"/>
    </style:style>
    <style:style style:family="graphic" style:name="a11">
      <style:graphic-properties draw:fill="solid" draw:fill-color="#000000" draw:opacity="100%" draw:stroke="solid" svg:stroke-width="0in" svg:stroke-color="#000000" svg:stroke-opacity="100%" draw:stroke-linejoin="round"/>
    </style:style>
    <style:style style:family="graphic" style:name="a12">
      <style:graphic-properties/>
    </style:style>
    <style:style style:family="graphic" style:name="a13">
      <style:graphic-properties draw:fill="solid" draw:fill-color="#ea4e4e" draw:opacity="100%" draw:stroke="solid" svg:stroke-width="0in" svg:stroke-color="#ea4e4e" svg:stroke-opacity="100%" draw:stroke-linejoin="round"/>
    </style:style>
    <style:style style:family="graphic" style:name="a14">
      <style:graphic-properties draw:fill="solid" draw:fill-color="#000000" draw:opacity="100%" draw:stroke="solid" svg:stroke-width="0in" svg:stroke-color="#000000" svg:stroke-opacity="100%" draw:stroke-linejoin="round"/>
    </style:style>
    <style:style style:family="graphic" style:name="a15">
      <style:graphic-properties/>
    </style:style>
    <style:style style:family="graphic" style:name="a16">
      <style:graphic-properties draw:fill="solid" draw:fill-color="#ea4e4e" draw:opacity="100%" draw:stroke="solid" svg:stroke-width="0in" svg:stroke-color="#ea4e4e" svg:stroke-opacity="100%" draw:stroke-linejoin="round"/>
    </style:style>
    <style:style style:family="graphic" style:name="a17">
      <style:graphic-properties draw:fill="solid" draw:fill-color="#000000" draw:opacity="100%" draw:stroke="solid" svg:stroke-width="0in" svg:stroke-color="#000000" svg:stroke-opacity="100%" draw:stroke-linejoin="round"/>
    </style:style>
    <style:style style:family="graphic" style:name="a18">
      <style:graphic-properties/>
    </style:style>
    <style:style style:family="graphic" style:name="a19">
      <style:graphic-properties draw:fill="solid" draw:fill-color="#ea4e4e" draw:opacity="100%" draw:stroke="none"/>
    </style:style>
    <style:style style:family="graphic" style:name="a0">
      <style:graphic-properties draw:fill="solid" draw:fill-color="#ea4e4e" draw:opacity="100%" draw:stroke="none"/>
    </style:style>
    <style:style style:family="graphic" style:name="a1">
      <style:graphic-properties draw:fill="solid" draw:fill-color="#ffffff" draw:opacity="100%" draw:stroke="none"/>
    </style:style>
    <style:style style:family="graphic" style:name="a2">
      <style:graphic-properties draw:fill="solid" draw:fill-color="#ea4e4e" draw:opacity="100%" draw:stroke="none"/>
    </style:style>
    <style:style style:family="graphic" style:name="a3">
      <style:graphic-properties style:wrap="run-through" style:run-through="background" style:horizontal-rel="paragraph" style:vertical-rel="page" style:horizontal-pos="from-left" style:vertical-pos="from-top"/>
    </style:style>
    <style:style style:family="graphic" style:name="a4">
      <style:graphic-properties draw:fill="solid" draw:fill-color="#ea4e4e"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graphic-properties/>
    </style:style>
    <style:style style:family="graphic" style:name="a30">
      <style:graphic-properties/>
    </style:style>
    <style:style style:family="graphic" style:name="a31">
      <style:graphic-properties draw:fill="solid" draw:fill-color="#ea4e4e" draw:opacity="100%" draw:stroke="solid" svg:stroke-width="0in" svg:stroke-color="#ea4e4e" svg:stroke-opacity="100%" draw:stroke-linejoin="round"/>
    </style:style>
    <style:style style:family="graphic" style:name="a32">
      <style:graphic-properties draw:fill="solid" draw:fill-color="#000000" draw:opacity="100%" draw:stroke="solid" svg:stroke-width="0in" svg:stroke-color="#000000" svg:stroke-opacity="100%" draw:stroke-linejoin="round"/>
    </style:style>
    <style:style style:family="graphic" style:name="a33">
      <style:graphic-properties/>
    </style:style>
  </office:automatic-styles>
  <office:master-styles>
    <style:master-page style:name="MP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Initialen"><text:span text:style-name="T12"><draw:g draw:z-index="251659264" draw:name="Groep 3" draw:id="id3" draw:style-name="a3" text:anchor-type="paragraph"><svg:title>Afbeelding van koptekst vervolgpagina</svg:title><svg:desc/><draw:custom-shape svg:x="1.23988in" svg:y="-0.08948in" svg:width="6.05146in" svg:height="1.10025in" draw:id="id0" draw:style-name="a0" draw:name="Rode rechthoek"><svg:title/><svg:desc/><draw:enhanced-geometry draw:type="non-primitive" svg:viewBox="0 0 21600 21600" draw:enhanced-path="M 0 0 L 21600 0 21600 21600 0 21600 Z N"/></draw:custom-shape><draw:custom-shape svg:x="0.06252in" svg:y="-0.4854in" svg:width="1.86436in" svg:height="1.86432in" draw:id="id1" draw:style-name="a1" draw:name="Witte cirkel"><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0.54792in" svg:width="1.98034in" svg:height="1.98031in" draw:id="id2" draw:style-name="a2" draw:name="Rode cirkel"><svg:title/><svg:desc/><draw:enhanced-geometry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289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180"/><draw:equation draw:name="f15" draw:formula="$0"/><draw:equation draw:name="f16" draw:formula="?f12 * ?f15 / 100000"/><draw:equation draw:name="f17" draw:formula="?f10 - ?f16"/><draw:equation draw:name="f18" draw:formula="?f7 - ?f16"/><draw:equation draw:name="f19" draw:formula="2700000 + ?f1"/><draw:equation draw:name="f20" draw:formula="?f19 * ?f13 / ?f0"/><draw:equation draw:name="f21" draw:formula="0 - ?f20"/><draw:equation draw:name="f22" draw:formula="sin(?f21)"/><draw:equation draw:name="f23" draw:formula="0 - ?f22"/><draw:equation draw:name="f24" draw:formula="?f23 * ?f10"/><draw:equation draw:name="f25" draw:formula="cos(?f21)"/><draw:equation draw:name="f26" draw:formula="0 - ?f25"/><draw:equation draw:name="f27" draw:formula="?f26 * ?f7"/><draw:equation draw:name="f28" draw:formula="?f11 - ?f24"/><draw:equation draw:name="f29" draw:formula="?f11 + ?f24"/><draw:equation draw:name="f30" draw:formula="?f8 - ?f27"/><draw:equation draw:name="f31" draw:formula="?f8 + ?f27"/><draw:equation draw:name="f32" draw:formula="?f16 - 10800"/><draw:equation draw:name="f33" draw:formula="?f8 - 10800"/><draw:equation draw:name="f34" draw:formula="sqrt(?f32 * ?f32 + ?f33 * ?f33 + 0 * 0)"/><draw:equation draw:name="f35" draw:formula="atan2(?f32, ?f33)"/><draw:equation draw:name="f36" draw:formula="?f35 + ?f1"/><draw:equation draw:name="f37" draw:formula="?f36 * ?f14 / ?f0"/><draw:equation draw:name="f38" draw:formula="0 - ?f37"/><draw:equation draw:name="f39" draw:formula="21550000 - 21600000"/><draw:equation draw:name="f40" draw:formula="if(?f39, 21600000, 21550000)"/><draw:equation draw:name="f41" draw:formula="-21550000 - ?f40"/><draw:equation draw:name="f42" draw:formula="if(?f41, -21550000, ?f40)"/><draw:equation draw:name="f43" draw:formula="?f0 + ?f42"/><draw:equation draw:name="f44" draw:formula="?f0 + ?f1"/><draw:equation draw:name="f45" draw:formula="?f44 * ?f13 / ?f0"/><draw:equation draw:name="f46" draw:formula="0 - ?f45"/><draw:equation draw:name="f47" draw:formula="cos(?f46)"/><draw:equation draw:name="f48" draw:formula="0 - ?f47"/><draw:equation draw:name="f49" draw:formula="?f48 * ?f10"/><draw:equation draw:name="f50" draw:formula="sin(?f46)"/><draw:equation draw:name="f51" draw:formula="0 - ?f50"/><draw:equation draw:name="f52" draw:formula="?f51 * ?f7"/><draw:equation draw:name="f53" draw:formula="sqrt(?f49 * ?f49 + ?f52 * ?f52 + 0 * 0)"/><draw:equation draw:name="f54" draw:formula="?f10 * ?f7 / ?f53"/><draw:equation draw:name="f55" draw:formula="?f51 * ?f54"/><draw:equation draw:name="f56" draw:formula="?f2 - ?f55"/><draw:equation draw:name="f57" draw:formula="?f48 * ?f54"/><draw:equation draw:name="f58" draw:formula="?f8 - ?f57"/><draw:equation draw:name="f59" draw:formula="?f56 - ?f10"/><draw:equation draw:name="f60" draw:formula="?f58 - ?f7"/><draw:equation draw:name="f61" draw:formula="?f56 + ?f10"/><draw:equation draw:name="f62" draw:formula="?f58 + ?f7"/><draw:equation draw:name="f63" draw:formula="?f43 + ?f1"/><draw:equation draw:name="f64" draw:formula="?f63 * ?f13 / ?f0"/><draw:equation draw:name="f65" draw:formula="0 - ?f64"/><draw:equation draw:name="f66" draw:formula="cos(?f65)"/><draw:equation draw:name="f67" draw:formula="0 - ?f66"/><draw:equation draw:name="f68" draw:formula="?f67 * ?f10"/><draw:equation draw:name="f69" draw:formula="sin(?f65)"/><draw:equation draw:name="f70" draw:formula="0 - ?f69"/><draw:equation draw:name="f71" draw:formula="?f70 * ?f7"/><draw:equation draw:name="f72" draw:formula="sqrt(?f68 * ?f68 + ?f71 * ?f71 + 0 * 0)"/><draw:equation draw:name="f73" draw:formula="?f10 * ?f7 / ?f72"/><draw:equation draw:name="f74" draw:formula="?f70 * ?f73"/><draw:equation draw:name="f75" draw:formula="?f56 + ?f74"/><draw:equation draw:name="f76" draw:formula="?f67 * ?f73"/><draw:equation draw:name="f77" draw:formula="?f58 + ?f76"/><draw:equation draw:name="f78" draw:formula="if(?f42, ?f2, ?f59)"/><draw:equation draw:name="f79" draw:formula="if(?f42, ?f8, ?f60)"/><draw:equation draw:name="f80" draw:formula="if(?f42, ?f2, ?f61)"/><draw:equation draw:name="f81" draw:formula="if(?f42, ?f8, ?f62)"/><draw:equation draw:name="f82" draw:formula="if(?f42, ?f59, ?f75)"/><draw:equation draw:name="f83" draw:formula="if(?f42, ?f60, ?f77)"/><draw:equation draw:name="f84" draw:formula="if(?f42, ?f61, ?f75)"/><draw:equation draw:name="f85" draw:formula="if(?f42, ?f62, ?f77)"/><draw:equation draw:name="f86" draw:formula="21550000 - -21600000"/><draw:equation draw:name="f87" draw:formula="if(?f86, -21600000, 21550000)"/><draw:equation draw:name="f88" draw:formula="-21550000 - ?f87"/><draw:equation draw:name="f89" draw:formula="if(?f88, -21550000, ?f87)"/><draw:equation draw:name="f90" draw:formula="?f0 + ?f89"/><draw:equation draw:name="f91" draw:formula="?f48 * ?f17"/><draw:equation draw:name="f92" draw:formula="?f51 * ?f18"/><draw:equation draw:name="f93" draw:formula="sqrt(?f91 * ?f91 + ?f92 * ?f92 + 0 * 0)"/><draw:equation draw:name="f94" draw:formula="?f17 * ?f18 / ?f93"/><draw:equation draw:name="f95" draw:formula="?f51 * ?f94"/><draw:equation draw:name="f96" draw:formula="?f16 - ?f95"/><draw:equation draw:name="f97" draw:formula="?f48 * ?f94"/><draw:equation draw:name="f98" draw:formula="?f8 - ?f97"/><draw:equation draw:name="f99" draw:formula="?f96 - ?f17"/><draw:equation draw:name="f100" draw:formula="?f98 - ?f18"/><draw:equation draw:name="f101" draw:formula="?f96 + ?f17"/><draw:equation draw:name="f102" draw:formula="?f98 + ?f18"/><draw:equation draw:name="f103" draw:formula="?f90 + ?f1"/><draw:equation draw:name="f104" draw:formula="?f103 * ?f13 / ?f0"/><draw:equation draw:name="f105" draw:formula="0 - ?f104"/><draw:equation draw:name="f106" draw:formula="cos(?f105)"/><draw:equation draw:name="f107" draw:formula="0 - ?f106"/><draw:equation draw:name="f108" draw:formula="?f107 * ?f17"/><draw:equation draw:name="f109" draw:formula="sin(?f105)"/><draw:equation draw:name="f110" draw:formula="0 - ?f109"/><draw:equation draw:name="f111" draw:formula="?f110 * ?f18"/><draw:equation draw:name="f112" draw:formula="sqrt(?f108 * ?f108 + ?f111 * ?f111 + 0 * 0)"/><draw:equation draw:name="f113" draw:formula="?f17 * ?f18 / ?f112"/><draw:equation draw:name="f114" draw:formula="?f110 * ?f113"/><draw:equation draw:name="f115" draw:formula="?f96 + ?f114"/><draw:equation draw:name="f116" draw:formula="?f107 * ?f113"/><draw:equation draw:name="f117" draw:formula="?f98 + ?f116"/><draw:equation draw:name="f118" draw:formula="if(?f89, ?f16, ?f99)"/><draw:equation draw:name="f119" draw:formula="if(?f89, ?f8, ?f100)"/><draw:equation draw:name="f120" draw:formula="if(?f89, ?f16, ?f101)"/><draw:equation draw:name="f121" draw:formula="if(?f89, ?f8, ?f102)"/><draw:equation draw:name="f122" draw:formula="if(?f89, ?f99, ?f115)"/><draw:equation draw:name="f123" draw:formula="if(?f89, ?f100, ?f117)"/><draw:equation draw:name="f124" draw:formula="if(?f89, ?f101, ?f115)"/><draw:equation draw:name="f125" draw:formula="if(?f89, ?f102, ?f117)"/></draw:enhanced-geometry></draw:custom-shape></draw:g></text:span><text:s/>JAVA</text:p>
            </table:table-cell>
            <table:table-cell table:style-name="TableCell13">
              <table:table table:style-name="Table14">
                <table:table-columns>
                  <table:table-column table:style-name="TableColumn15"/>
                </table:table-columns>
                <table:table-row table:style-name="TableRow16">
                  <table:table-cell table:style-name="TableCell17">
                    <text:h text:style-name="Kop1" text:outline-level="1">Inventory Application</text:h>
                    <text:h text:style-name="Kop2" text:outline-level="2">gui<text:span text:style-name="T18"><text:s/>|<text:s/></text:span>logistiek elektronica<text:s/></text:h>
                  </table:table-cell>
                </table:table-row>
              </table:table>
              <text:p text:style-name="Standaard"/>
            </table:table-cell>
          </table:table-row>
        </table:table>
        <text:p text:style-name="Koptekst"/>
      </style:header>
      <style:footer>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Voettekst"><text:span text:style-name="T26"><draw:g draw:name="Groep 102" draw:id="id10" draw:style-name="a9" text:anchor-type="as-char"><svg:title>E-mailpictogram</svg:title><svg:desc/><draw:custom-shape svg:x="0in" svg:y="0in" svg:width="0.36in" svg:height="0.36in" draw:id="id4" draw:style-name="a4" draw:name="Ovaal 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Groep 18" draw:id="id9"><svg:title/><svg:desc/><draw:custom-shape svg:x="0.08035in" svg:y="0.18228in" svg:width="0.1993in" svg:height="0.05724in" draw:id="id5" draw:style-name="a5" draw:name="Vrije vorm 19"><svg:title/><svg:desc/><draw:enhanced-geometry draw:type="non-primitive" svg:viewBox="0 0 785097 209029" draw:enhanced-path="M 287158 209029 L 392549 138910 500509 209029 785097 0 0 0 287158 209029 Z N" draw:text-areas="?f24 ?f26 ?f25 ?f27" draw:glue-points="?f16 ?f17 ?f18 ?f19 ?f20 ?f17 ?f21 ?f22 ?f23 ?f22 ?f16 ?f17" draw:glue-point-leaving-directions="-90, -90, -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5097"/><draw:equation draw:name="f7" draw:formula="?f4 / 209029"/><draw:equation draw:name="f8" draw:formula="392549 * ?f5 / 785097"/><draw:equation draw:name="f9" draw:formula="785097 * ?f5 / 785097"/><draw:equation draw:name="f10" draw:formula="0 * ?f5 / 785097"/><draw:equation draw:name="f11" draw:formula="287158 * ?f5 / 785097"/><draw:equation draw:name="f12" draw:formula="209029 * ?f4 / 209029"/><draw:equation draw:name="f13" draw:formula="500509 * ?f5 / 785097"/><draw:equation draw:name="f14" draw:formula="0 * ?f4 / 209029"/><draw:equation draw:name="f15" draw:formula="138910 * ?f4 / 209029"/><draw:equation draw:name="f16" draw:formula="?f11 / ?f6"/><draw:equation draw:name="f17" draw:formula="?f12 / ?f7"/><draw:equation draw:name="f18" draw:formula="?f8 / ?f6"/><draw:equation draw:name="f19" draw:formula="?f15 / ?f7"/><draw:equation draw:name="f20" draw:formula="?f13 / ?f6"/><draw:equation draw:name="f21" draw:formula="?f9 / ?f6"/><draw:equation draw:name="f22" draw:formula="?f14 / ?f7"/><draw:equation draw:name="f23" draw:formula="?f10 / ?f6"/><draw:equation draw:name="f24" draw:formula="?f0 / ?f6"/><draw:equation draw:name="f25" draw:formula="?f1 / ?f6"/><draw:equation draw:name="f26" draw:formula="?f2 / ?f7"/><draw:equation draw:name="f27" draw:formula="?f3 / ?f7"/></draw:enhanced-geometry></draw:custom-shape><draw:custom-shape svg:width="0.10199in" svg:height="0.06663in" draw:id="id6" draw:style-name="a6" draw:transform="translate(-0.051in -0.03331in) rotate(-4.71239) translate(0.24633in 0.17915in)" draw:name="Gelijkbenige driehoek 90"><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width="0.10199in" svg:height="0.06663in" draw:id="id7" draw:style-name="a7" draw:transform="translate(-0.051in -0.03331in) rotate(-4.71239) translate(0.11376in 0.17993in)" draw:name="Gelijkbenige driehoek 90"><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x="0.08165in" svg:y="0.12048in" svg:width="0.198in" svg:height="0.07251in" draw:id="id8" draw:style-name="a8" draw:name="Gelijkbenige driehoek 22"><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draw:g></text:span></text:p>
            </table:table-cell>
            <table:table-cell table:style-name="TableCell27">
              <text:p text:style-name="Voettekst"><text:span text:style-name="T28"><draw:g draw:name="Groep 4" draw:id="id13" draw:style-name="a12" text:anchor-type="as-char"><svg:title>Twitter-pictogram</svg:title><svg:desc/><draw:custom-shape svg:x="0in" svg:y="0in" svg:width="0.36in" svg:height="0.36in" draw:id="id11" draw:style-name="a10" draw:name="Cirkel rond het Twitter-symbool"><svg:title/><svg:desc/><draw:enhanced-geometry draw:type="non-primitive" svg:viewBox="0 0 3441 3441"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41"/><draw:equation draw:name="f7" draw:formula="?f4 / 3441"/><draw:equation draw:name="f8" draw:formula="1825 * ?f5 / 3441"/><draw:equation draw:name="f9" draw:formula="4 * ?f4 / 3441"/><draw:equation draw:name="f10" draw:formula="2029 * ?f5 / 3441"/><draw:equation draw:name="f11" draw:formula="29 * ?f4 / 3441"/><draw:equation draw:name="f12" draw:formula="2226 * ?f5 / 3441"/><draw:equation draw:name="f13" draw:formula="76 * ?f4 / 3441"/><draw:equation draw:name="f14" draw:formula="2412 * ?f5 / 3441"/><draw:equation draw:name="f15" draw:formula="146 * ?f4 / 3441"/><draw:equation draw:name="f16" draw:formula="2588 * ?f5 / 3441"/><draw:equation draw:name="f17" draw:formula="236 * ?f4 / 3441"/><draw:equation draw:name="f18" draw:formula="2752 * ?f5 / 3441"/><draw:equation draw:name="f19" draw:formula="344 * ?f4 / 3441"/><draw:equation draw:name="f20" draw:formula="2901 * ?f5 / 3441"/><draw:equation draw:name="f21" draw:formula="471 * ?f4 / 3441"/><draw:equation draw:name="f22" draw:formula="3035 * ?f5 / 3441"/><draw:equation draw:name="f23" draw:formula="613 * ?f4 / 3441"/><draw:equation draw:name="f24" draw:formula="3154 * ?f5 / 3441"/><draw:equation draw:name="f25" draw:formula="769 * ?f4 / 3441"/><draw:equation draw:name="f26" draw:formula="3253 * ?f5 / 3441"/><draw:equation draw:name="f27" draw:formula="939 * ?f4 / 3441"/><draw:equation draw:name="f28" draw:formula="3333 * ?f5 / 3441"/><draw:equation draw:name="f29" draw:formula="1121 * ?f4 / 3441"/><draw:equation draw:name="f30" draw:formula="3392 * ?f5 / 3441"/><draw:equation draw:name="f31" draw:formula="1313 * ?f4 / 3441"/><draw:equation draw:name="f32" draw:formula="3428 * ?f5 / 3441"/><draw:equation draw:name="f33" draw:formula="1513 * ?f4 / 3441"/><draw:equation draw:name="f34" draw:formula="3441 * ?f5 / 3441"/><draw:equation draw:name="f35" draw:formula="1721 * ?f4 / 3441"/><draw:equation draw:name="f36" draw:formula="1929 * ?f4 / 3441"/><draw:equation draw:name="f37" draw:formula="2130 * ?f4 / 3441"/><draw:equation draw:name="f38" draw:formula="2321 * ?f4 / 3441"/><draw:equation draw:name="f39" draw:formula="2502 * ?f4 / 3441"/><draw:equation draw:name="f40" draw:formula="2672 * ?f4 / 3441"/><draw:equation draw:name="f41" draw:formula="2829 * ?f4 / 3441"/><draw:equation draw:name="f42" draw:formula="2972 * ?f4 / 3441"/><draw:equation draw:name="f43" draw:formula="3097 * ?f4 / 3441"/><draw:equation draw:name="f44" draw:formula="3206 * ?f4 / 3441"/><draw:equation draw:name="f45" draw:formula="3296 * ?f4 / 3441"/><draw:equation draw:name="f46" draw:formula="3365 * ?f4 / 3441"/><draw:equation draw:name="f47" draw:formula="3414 * ?f4 / 3441"/><draw:equation draw:name="f48" draw:formula="3438 * ?f4 / 3441"/><draw:equation draw:name="f49" draw:formula="1615 * ?f5 / 3441"/><draw:equation draw:name="f50" draw:formula="1411 * ?f5 / 3441"/><draw:equation draw:name="f51" draw:formula="1214 * ?f5 / 3441"/><draw:equation draw:name="f52" draw:formula="1028 * ?f5 / 3441"/><draw:equation draw:name="f53" draw:formula="852 * ?f5 / 3441"/><draw:equation draw:name="f54" draw:formula="689 * ?f5 / 3441"/><draw:equation draw:name="f55" draw:formula="539 * ?f5 / 3441"/><draw:equation draw:name="f56" draw:formula="405 * ?f5 / 3441"/><draw:equation draw:name="f57" draw:formula="287 * ?f5 / 3441"/><draw:equation draw:name="f58" draw:formula="188 * ?f5 / 3441"/><draw:equation draw:name="f59" draw:formula="108 * ?f5 / 3441"/><draw:equation draw:name="f60" draw:formula="49 * ?f5 / 3441"/><draw:equation draw:name="f61" draw:formula="13 * ?f5 / 3441"/><draw:equation draw:name="f62" draw:formula="0 * ?f5 / 344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707in" svg:y="0.09963in" svg:width="0.19926in" svg:height="0.17665in" draw:id="id12" draw:style-name="a11" draw:name="Twitter-symbool"><svg:title/><svg:desc/><draw:enhanced-geometry draw:type="non-primitive" svg:viewBox="0 0 1898 1692"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 draw:text-areas="?f204 ?f206 ?f205 ?f207" draw:glue-points="?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8"/><draw:equation draw:name="f7" draw:formula="?f4 / 1692"/><draw:equation draw:name="f8" draw:formula="1407 * ?f5 / 1898"/><draw:equation draw:name="f9" draw:formula="12 * ?f4 / 1692"/><draw:equation draw:name="f10" draw:formula="1530 * ?f5 / 1898"/><draw:equation draw:name="f11" draw:formula="71 * ?f4 / 1692"/><draw:equation draw:name="f12" draw:formula="1664 * ?f5 / 1898"/><draw:equation draw:name="f13" draw:formula="118 * ?f4 / 1692"/><draw:equation draw:name="f14" draw:formula="1845 * ?f5 / 1898"/><draw:equation draw:name="f15" draw:formula="31 * ?f4 / 1692"/><draw:equation draw:name="f16" draw:formula="1779 * ?f5 / 1898"/><draw:equation draw:name="f17" draw:formula="167 * ?f4 / 1692"/><draw:equation draw:name="f18" draw:formula="1675 * ?f5 / 1898"/><draw:equation draw:name="f19" draw:formula="267 * ?f4 / 1692"/><draw:equation draw:name="f20" draw:formula="1844 * ?f5 / 1898"/><draw:equation draw:name="f21" draw:formula="223 * ?f4 / 1692"/><draw:equation draw:name="f22" draw:formula="1829 * ?f5 / 1898"/><draw:equation draw:name="f23" draw:formula="298 * ?f4 / 1692"/><draw:equation draw:name="f24" draw:formula="1704 * ?f5 / 1898"/><draw:equation draw:name="f25" draw:formula="421 * ?f4 / 1692"/><draw:equation draw:name="f26" draw:formula="1699 * ?f5 / 1898"/><draw:equation draw:name="f27" draw:formula="603 * ?f4 / 1692"/><draw:equation draw:name="f28" draw:formula="1665 * ?f5 / 1898"/><draw:equation draw:name="f29" draw:formula="794 * ?f4 / 1692"/><draw:equation draw:name="f30" draw:formula="1603 * ?f5 / 1898"/><draw:equation draw:name="f31" draw:formula="982 * ?f4 / 1692"/><draw:equation draw:name="f32" draw:formula="1514 * ?f5 / 1898"/><draw:equation draw:name="f33" draw:formula="1160 * ?f4 / 1692"/><draw:equation draw:name="f34" draw:formula="1398 * ?f5 / 1898"/><draw:equation draw:name="f35" draw:formula="1322 * ?f4 / 1692"/><draw:equation draw:name="f36" draw:formula="1256 * ?f5 / 1898"/><draw:equation draw:name="f37" draw:formula="1461 * ?f4 / 1692"/><draw:equation draw:name="f38" draw:formula="1087 * ?f5 / 1898"/><draw:equation draw:name="f39" draw:formula="1573 * ?f4 / 1692"/><draw:equation draw:name="f40" draw:formula="893 * ?f5 / 1898"/><draw:equation draw:name="f41" draw:formula="1652 * ?f4 / 1692"/><draw:equation draw:name="f42" draw:formula="676 * ?f5 / 1898"/><draw:equation draw:name="f43" draw:formula="1690 * ?f4 / 1692"/><draw:equation draw:name="f44" draw:formula="435 * ?f5 / 1898"/><draw:equation draw:name="f45" draw:formula="1679 * ?f4 / 1692"/><draw:equation draw:name="f46" draw:formula="206 * ?f5 / 1898"/><draw:equation draw:name="f47" draw:formula="1614 * ?f4 / 1692"/><draw:equation draw:name="f48" draw:formula="0 * ?f5 / 1898"/><draw:equation draw:name="f49" draw:formula="1500 * ?f4 / 1692"/><draw:equation draw:name="f50" draw:formula="160 * ?f5 / 1898"/><draw:equation draw:name="f51" draw:formula="1503 * ?f4 / 1692"/><draw:equation draw:name="f52" draw:formula="353 * ?f5 / 1898"/><draw:equation draw:name="f53" draw:formula="1457 * ?f4 / 1692"/><draw:equation draw:name="f54" draw:formula="525 * ?f5 / 1898"/><draw:equation draw:name="f55" draw:formula="1364 * ?f4 / 1692"/><draw:equation draw:name="f56" draw:formula="487 * ?f5 / 1898"/><draw:equation draw:name="f57" draw:formula="1309 * ?f4 / 1692"/><draw:equation draw:name="f58" draw:formula="367 * ?f5 / 1898"/><draw:equation draw:name="f59" draw:formula="1251 * ?f4 / 1692"/><draw:equation draw:name="f60" draw:formula="272 * ?f5 / 1898"/><draw:equation draw:name="f61" draw:formula="1153 * ?f4 / 1692"/><draw:equation draw:name="f62" draw:formula="213 * ?f5 / 1898"/><draw:equation draw:name="f63" draw:formula="1027 * ?f4 / 1692"/><draw:equation draw:name="f64" draw:formula="322 * ?f5 / 1898"/><draw:equation draw:name="f65" draw:formula="1032 * ?f4 / 1692"/><draw:equation draw:name="f66" draw:formula="345 * ?f5 / 1898"/><draw:equation draw:name="f67" draw:formula="1007 * ?f4 / 1692"/><draw:equation draw:name="f68" draw:formula="228 * ?f5 / 1898"/><draw:equation draw:name="f69" draw:formula="939 * ?f4 / 1692"/><draw:equation draw:name="f70" draw:formula="139 * ?f5 / 1898"/><draw:equation draw:name="f71" draw:formula="834 * ?f4 / 1692"/><draw:equation draw:name="f72" draw:formula="87 * ?f5 / 1898"/><draw:equation draw:name="f73" draw:formula="700 * ?f4 / 1692"/><draw:equation draw:name="f74" draw:formula="77 * ?f5 / 1898"/><draw:equation draw:name="f75" draw:formula="595 * ?f4 / 1692"/><draw:equation draw:name="f76" draw:formula="205 * ?f5 / 1898"/><draw:equation draw:name="f77" draw:formula="643 * ?f4 / 1692"/><draw:equation draw:name="f78" draw:formula="189 * ?f5 / 1898"/><draw:equation draw:name="f79" draw:formula="590 * ?f4 / 1692"/><draw:equation draw:name="f80" draw:formula="117 * ?f5 / 1898"/><draw:equation draw:name="f81" draw:formula="477 * ?f4 / 1692"/><draw:equation draw:name="f82" draw:formula="82 * ?f5 / 1898"/><draw:equation draw:name="f83" draw:formula="342 * ?f4 / 1692"/><draw:equation draw:name="f84" draw:formula="88 * ?f5 / 1898"/><draw:equation draw:name="f85" draw:formula="201 * ?f4 / 1692"/><draw:equation draw:name="f86" draw:formula="132 * ?f5 / 1898"/><draw:equation draw:name="f87" draw:formula="78 * ?f4 / 1692"/><draw:equation draw:name="f88" draw:formula="293 * ?f5 / 1898"/><draw:equation draw:name="f89" draw:formula="255 * ?f4 / 1692"/><draw:equation draw:name="f90" draw:formula="484 * ?f5 / 1898"/><draw:equation draw:name="f91" draw:formula="391 * ?f4 / 1692"/><draw:equation draw:name="f92" draw:formula="700 * ?f5 / 1898"/><draw:equation draw:name="f93" draw:formula="483 * ?f4 / 1692"/><draw:equation draw:name="f94" draw:formula="934 * ?f5 / 1898"/><draw:equation draw:name="f95" draw:formula="524 * ?f4 / 1692"/><draw:equation draw:name="f96" draw:formula="928 * ?f5 / 1898"/><draw:equation draw:name="f97" draw:formula="373 * ?f4 / 1692"/><draw:equation draw:name="f98" draw:formula="970 * ?f5 / 1898"/><draw:equation draw:name="f99" draw:formula="226 * ?f4 / 1692"/><draw:equation draw:name="f100" draw:formula="1056 * ?f5 / 1898"/><draw:equation draw:name="f101" draw:formula="108 * ?f4 / 1692"/><draw:equation draw:name="f102" draw:formula="1173 * ?f5 / 1898"/><draw:equation draw:name="f103" draw:formula="29 * ?f4 / 1692"/><draw:equation draw:name="f104" draw:formula="1314 * ?f5 / 1898"/><draw:equation draw:name="f105" draw:formula="0 * ?f4 / 1692"/><draw:equation draw:name="f106" draw:formula="?f8 / ?f6"/><draw:equation draw:name="f107" draw:formula="?f9 / ?f7"/><draw:equation draw:name="f108" draw:formula="?f10 / ?f6"/><draw:equation draw:name="f109" draw:formula="?f11 / ?f7"/><draw:equation draw:name="f110" draw:formula="?f12 / ?f6"/><draw:equation draw:name="f111" draw:formula="?f13 / ?f7"/><draw:equation draw:name="f112" draw:formula="?f14 / ?f6"/><draw:equation draw:name="f113" draw:formula="?f15 / ?f7"/><draw:equation draw:name="f114" draw:formula="?f16 / ?f6"/><draw:equation draw:name="f115" draw:formula="?f17 / ?f7"/><draw:equation draw:name="f116" draw:formula="?f18 / ?f6"/><draw:equation draw:name="f117" draw:formula="?f19 / ?f7"/><draw:equation draw:name="f118" draw:formula="?f20 / ?f6"/><draw:equation draw:name="f119" draw:formula="?f21 / ?f7"/><draw:equation draw:name="f120" draw:formula="?f22 / ?f6"/><draw:equation draw:name="f121" draw:formula="?f23 / ?f7"/><draw:equation draw:name="f122" draw:formula="?f24 / ?f6"/><draw:equation draw:name="f123" draw:formula="?f25 / ?f7"/><draw:equation draw:name="f124" draw:formula="?f26 / ?f6"/><draw:equation draw:name="f125" draw:formula="?f27 / ?f7"/><draw:equation draw:name="f126" draw:formula="?f28 / ?f6"/><draw:equation draw:name="f127" draw:formula="?f29 / ?f7"/><draw:equation draw:name="f128" draw:formula="?f30 / ?f6"/><draw:equation draw:name="f129" draw:formula="?f31 / ?f7"/><draw:equation draw:name="f130" draw:formula="?f32 / ?f6"/><draw:equation draw:name="f131" draw:formula="?f33 / ?f7"/><draw:equation draw:name="f132" draw:formula="?f34 / ?f6"/><draw:equation draw:name="f133" draw:formula="?f35 / ?f7"/><draw:equation draw:name="f134" draw:formula="?f36 / ?f6"/><draw:equation draw:name="f135" draw:formula="?f37 / ?f7"/><draw:equation draw:name="f136" draw:formula="?f38 / ?f6"/><draw:equation draw:name="f137" draw:formula="?f39 / ?f7"/><draw:equation draw:name="f138" draw:formula="?f40 / ?f6"/><draw:equation draw:name="f139" draw:formula="?f41 / ?f7"/><draw:equation draw:name="f140" draw:formula="?f42 / ?f6"/><draw:equation draw:name="f141" draw:formula="?f43 / ?f7"/><draw:equation draw:name="f142" draw:formula="?f44 / ?f6"/><draw:equation draw:name="f143" draw:formula="?f45 / ?f7"/><draw:equation draw:name="f144" draw:formula="?f46 / ?f6"/><draw:equation draw:name="f145" draw:formula="?f47 / ?f7"/><draw:equation draw:name="f146" draw:formula="?f48 / ?f6"/><draw:equation draw:name="f147" draw:formula="?f49 / ?f7"/><draw:equation draw:name="f148" draw:formula="?f50 / ?f6"/><draw:equation draw:name="f149" draw:formula="?f51 / ?f7"/><draw:equation draw:name="f150" draw:formula="?f52 / ?f6"/><draw:equation draw:name="f151" draw:formula="?f53 / ?f7"/><draw:equation draw:name="f152" draw:formula="?f54 / ?f6"/><draw:equation draw:name="f153" draw:formula="?f55 / ?f7"/><draw:equation draw:name="f154" draw:formula="?f56 / ?f6"/><draw:equation draw:name="f155" draw:formula="?f57 / ?f7"/><draw:equation draw:name="f156" draw:formula="?f58 / ?f6"/><draw:equation draw:name="f157" draw:formula="?f59 / ?f7"/><draw:equation draw:name="f158" draw:formula="?f60 / ?f6"/><draw:equation draw:name="f159" draw:formula="?f61 / ?f7"/><draw:equation draw:name="f160" draw:formula="?f62 / ?f6"/><draw:equation draw:name="f161" draw:formula="?f63 / ?f7"/><draw:equation draw:name="f162" draw:formula="?f64 / ?f6"/><draw:equation draw:name="f163" draw:formula="?f65 / ?f7"/><draw:equation draw:name="f164" draw:formula="?f66 / ?f6"/><draw:equation draw:name="f165" draw:formula="?f67 / ?f7"/><draw:equation draw:name="f166" draw:formula="?f68 / ?f6"/><draw:equation draw:name="f167" draw:formula="?f69 / ?f7"/><draw:equation draw:name="f168" draw:formula="?f70 / ?f6"/><draw:equation draw:name="f169" draw:formula="?f71 / ?f7"/><draw:equation draw:name="f170" draw:formula="?f72 / ?f6"/><draw:equation draw:name="f171" draw:formula="?f73 / ?f7"/><draw:equation draw:name="f172" draw:formula="?f74 / ?f6"/><draw:equation draw:name="f173" draw:formula="?f75 / ?f7"/><draw:equation draw:name="f174" draw:formula="?f76 / ?f6"/><draw:equation draw:name="f175" draw:formula="?f77 / ?f7"/><draw:equation draw:name="f176" draw:formula="?f78 / ?f6"/><draw:equation draw:name="f177" draw:formula="?f79 / ?f7"/><draw:equation draw:name="f178" draw:formula="?f80 / ?f6"/><draw:equation draw:name="f179" draw:formula="?f81 / ?f7"/><draw:equation draw:name="f180" draw:formula="?f82 / ?f6"/><draw:equation draw:name="f181" draw:formula="?f83 / ?f7"/><draw:equation draw:name="f182" draw:formula="?f84 / ?f6"/><draw:equation draw:name="f183" draw:formula="?f85 / ?f7"/><draw:equation draw:name="f184" draw:formula="?f86 / ?f6"/><draw:equation draw:name="f185" draw:formula="?f87 / ?f7"/><draw:equation draw:name="f186" draw:formula="?f88 / ?f6"/><draw:equation draw:name="f187" draw:formula="?f89 / ?f7"/><draw:equation draw:name="f188" draw:formula="?f90 / ?f6"/><draw:equation draw:name="f189" draw:formula="?f91 / ?f7"/><draw:equation draw:name="f190" draw:formula="?f92 / ?f6"/><draw:equation draw:name="f191" draw:formula="?f93 / ?f7"/><draw:equation draw:name="f192" draw:formula="?f94 / ?f6"/><draw:equation draw:name="f193" draw:formula="?f95 / ?f7"/><draw:equation draw:name="f194" draw:formula="?f96 / ?f6"/><draw:equation draw:name="f195" draw:formula="?f97 / ?f7"/><draw:equation draw:name="f196" draw:formula="?f98 / ?f6"/><draw:equation draw:name="f197" draw:formula="?f99 / ?f7"/><draw:equation draw:name="f198" draw:formula="?f100 / ?f6"/><draw:equation draw:name="f199" draw:formula="?f101 / ?f7"/><draw:equation draw:name="f200" draw:formula="?f102 / ?f6"/><draw:equation draw:name="f201" draw:formula="?f103 / ?f7"/><draw:equation draw:name="f202" draw:formula="?f104 / ?f6"/><draw:equation draw:name="f203" draw:formula="?f105 / ?f7"/><draw:equation draw:name="f204" draw:formula="0 / ?f6"/><draw:equation draw:name="f205" draw:formula="?f1 / ?f6"/><draw:equation draw:name="f206" draw:formula="0 / ?f7"/><draw:equation draw:name="f207" draw:formula="?f3 / ?f7"/></draw:enhanced-geometry></draw:custom-shape></draw:g></text:span></text:p>
            </table:table-cell>
            <table:table-cell table:style-name="TableCell29">
              <text:p text:style-name="Voettekst"><text:span text:style-name="T30"><draw:g draw:name="Groep 10" draw:id="id16" draw:style-name="a15" text:anchor-type="as-char"><svg:title>Telefoonpictogram</svg:title><svg:desc/><draw:custom-shape svg:x="0in" svg:y="0in" svg:width="0.36in" svg:height="0.36in" draw:id="id14" draw:style-name="a13" draw:name="Cirkel rond het telefoonsymbool"><svg:title/><svg:desc/><draw:enhanced-geometry draw:type="non-primitive" svg:viewBox="0 0 3451 3450"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0"/><draw:equation draw:name="f8" draw:formula="1831 * ?f5 / 3451"/><draw:equation draw:name="f9" draw:formula="3 * ?f4 / 3450"/><draw:equation draw:name="f10" draw:formula="2035 * ?f5 / 3451"/><draw:equation draw:name="f11" draw:formula="28 * ?f4 / 3450"/><draw:equation draw:name="f12" draw:formula="2232 * ?f5 / 3451"/><draw:equation draw:name="f13" draw:formula="76 * ?f4 / 3450"/><draw:equation draw:name="f14" draw:formula="2419 * ?f5 / 3451"/><draw:equation draw:name="f15" draw:formula="145 * ?f4 / 3450"/><draw:equation draw:name="f16" draw:formula="2596 * ?f5 / 3451"/><draw:equation draw:name="f17" draw:formula="235 * ?f4 / 3450"/><draw:equation draw:name="f18" draw:formula="2760 * ?f5 / 3451"/><draw:equation draw:name="f19" draw:formula="344 * ?f4 / 3450"/><draw:equation draw:name="f20" draw:formula="2909 * ?f5 / 3451"/><draw:equation draw:name="f21" draw:formula="471 * ?f4 / 3450"/><draw:equation draw:name="f22" draw:formula="3044 * ?f5 / 3451"/><draw:equation draw:name="f23" draw:formula="613 * ?f4 / 3450"/><draw:equation draw:name="f24" draw:formula="3163 * ?f5 / 3451"/><draw:equation draw:name="f25" draw:formula="771 * ?f4 / 3450"/><draw:equation draw:name="f26" draw:formula="3262 * ?f5 / 3451"/><draw:equation draw:name="f27" draw:formula="941 * ?f4 / 3450"/><draw:equation draw:name="f28" draw:formula="3342 * ?f5 / 3451"/><draw:equation draw:name="f29" draw:formula="1123 * ?f4 / 3450"/><draw:equation draw:name="f30" draw:formula="3402 * ?f5 / 3451"/><draw:equation draw:name="f31" draw:formula="1316 * ?f4 / 3450"/><draw:equation draw:name="f32" draw:formula="3438 * ?f5 / 3451"/><draw:equation draw:name="f33" draw:formula="1517 * ?f4 / 3450"/><draw:equation draw:name="f34" draw:formula="3451 * ?f5 / 3451"/><draw:equation draw:name="f35" draw:formula="1725 * ?f4 / 3450"/><draw:equation draw:name="f36" draw:formula="1934 * ?f4 / 3450"/><draw:equation draw:name="f37" draw:formula="2135 * ?f4 / 3450"/><draw:equation draw:name="f38" draw:formula="2327 * ?f4 / 3450"/><draw:equation draw:name="f39" draw:formula="2509 * ?f4 / 3450"/><draw:equation draw:name="f40" draw:formula="2679 * ?f4 / 3450"/><draw:equation draw:name="f41" draw:formula="2836 * ?f4 / 3450"/><draw:equation draw:name="f42" draw:formula="2979 * ?f4 / 3450"/><draw:equation draw:name="f43" draw:formula="3105 * ?f4 / 3450"/><draw:equation draw:name="f44" draw:formula="3214 * ?f4 / 3450"/><draw:equation draw:name="f45" draw:formula="3304 * ?f4 / 3450"/><draw:equation draw:name="f46" draw:formula="3375 * ?f4 / 3450"/><draw:equation draw:name="f47" draw:formula="3422 * ?f4 / 3450"/><draw:equation draw:name="f48" draw:formula="3447 * ?f4 / 3450"/><draw:equation draw:name="f49" draw:formula="1620 * ?f5 / 3451"/><draw:equation draw:name="f50" draw:formula="1415 * ?f5 / 3451"/><draw:equation draw:name="f51" draw:formula="1218 * ?f5 / 3451"/><draw:equation draw:name="f52" draw:formula="1031 * ?f5 / 3451"/><draw:equation draw:name="f53" draw:formula="855 * ?f5 / 3451"/><draw:equation draw:name="f54" draw:formula="690 * ?f5 / 3451"/><draw:equation draw:name="f55" draw:formula="540 * ?f5 / 3451"/><draw:equation draw:name="f56" draw:formula="405 * ?f5 / 3451"/><draw:equation draw:name="f57" draw:formula="288 * ?f5 / 3451"/><draw:equation draw:name="f58" draw:formula="189 * ?f5 / 3451"/><draw:equation draw:name="f59" draw:formula="108 * ?f5 / 3451"/><draw:equation draw:name="f60" draw:formula="49 * ?f5 / 3451"/><draw:equation draw:name="f61" draw:formula="13 * ?f5 / 3451"/><draw:equation draw:name="f62" draw:formula="0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102in" svg:y="0.07935in" svg:width="0.19796in" svg:height="0.19879in" draw:id="id15" draw:style-name="a14" draw:name="Telefoonsymbool"><svg:title/><svg:desc/><draw:enhanced-geometry draw:type="non-primitive" svg:viewBox="0 0 1894 1896"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 draw:text-areas="?f202 ?f204 ?f203 ?f205" draw:glue-points="?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50 ?f164 ?f165 ?f166 ?f167 ?f168 ?f169 ?f170 ?f171 ?f172 ?f173 ?f174 ?f175 ?f176 ?f177 ?f178 ?f179 ?f180 ?f181 ?f182 ?f183 ?f184 ?f185 ?f186 ?f187 ?f188 ?f189 ?f190 ?f191 ?f192 ?f193 ?f194 ?f195 ?f196 ?f197 ?f198 ?f199 ?f200 ?f201"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draw:equation draw:name="f7" draw:formula="?f4 / 1896"/><draw:equation draw:name="f8" draw:formula="709 * ?f5 / 1894"/><draw:equation draw:name="f9" draw:formula="495 * ?f4 / 1896"/><draw:equation draw:name="f10" draw:formula="653 * ?f5 / 1894"/><draw:equation draw:name="f11" draw:formula="560 * ?f4 / 1896"/><draw:equation draw:name="f12" draw:formula="593 * ?f5 / 1894"/><draw:equation draw:name="f13" draw:formula="617 * ?f4 / 1896"/><draw:equation draw:name="f14" draw:formula="527 * ?f5 / 1894"/><draw:equation draw:name="f15" draw:formula="661 * ?f4 / 1896"/><draw:equation draw:name="f16" draw:formula="500 * ?f5 / 1894"/><draw:equation draw:name="f17" draw:formula="691 * ?f4 / 1896"/><draw:equation draw:name="f18" draw:formula="524 * ?f5 / 1894"/><draw:equation draw:name="f19" draw:formula="733 * ?f4 / 1896"/><draw:equation draw:name="f20" draw:formula="559 * ?f5 / 1894"/><draw:equation draw:name="f21" draw:formula="789 * ?f4 / 1896"/><draw:equation draw:name="f22" draw:formula="608 * ?f5 / 1894"/><draw:equation draw:name="f23" draw:formula="860 * ?f4 / 1896"/><draw:equation draw:name="f24" draw:formula="668 * ?f5 / 1894"/><draw:equation draw:name="f25" draw:formula="938 * ?f4 / 1896"/><draw:equation draw:name="f26" draw:formula="741 * ?f5 / 1894"/><draw:equation draw:name="f27" draw:formula="1024 * ?f4 / 1896"/><draw:equation draw:name="f28" draw:formula="825 * ?f5 / 1894"/><draw:equation draw:name="f29" draw:formula="1113 * ?f4 / 1896"/><draw:equation draw:name="f30" draw:formula="923 * ?f5 / 1894"/><draw:equation draw:name="f31" draw:formula="1202 * ?f4 / 1896"/><draw:equation draw:name="f32" draw:formula="1033 * ?f5 / 1894"/><draw:equation draw:name="f33" draw:formula="1289 * ?f4 / 1896"/><draw:equation draw:name="f34" draw:formula="1155 * ?f5 / 1894"/><draw:equation draw:name="f35" draw:formula="1371 * ?f4 / 1896"/><draw:equation draw:name="f36" draw:formula="1241 * ?f5 / 1894"/><draw:equation draw:name="f37" draw:formula="1369 * ?f4 / 1896"/><draw:equation draw:name="f38" draw:formula="1295 * ?f5 / 1894"/><draw:equation draw:name="f39" draw:formula="1291 * ?f4 / 1896"/><draw:equation draw:name="f40" draw:formula="1364 * ?f5 / 1894"/><draw:equation draw:name="f41" draw:formula="1220 * ?f4 / 1896"/><draw:equation draw:name="f42" draw:formula="1894 * ?f5 / 1894"/><draw:equation draw:name="f43" draw:formula="1594 * ?f4 / 1896"/><draw:equation draw:name="f44" draw:formula="1856 * ?f5 / 1894"/><draw:equation draw:name="f45" draw:formula="1640 * ?f4 / 1896"/><draw:equation draw:name="f46" draw:formula="1808 * ?f5 / 1894"/><draw:equation draw:name="f47" draw:formula="1686 * ?f4 / 1896"/><draw:equation draw:name="f48" draw:formula="1752 * ?f5 / 1894"/><draw:equation draw:name="f49" draw:formula="1730 * ?f4 / 1896"/><draw:equation draw:name="f50" draw:formula="1694 * ?f5 / 1894"/><draw:equation draw:name="f51" draw:formula="1771 * ?f4 / 1896"/><draw:equation draw:name="f52" draw:formula="1636 * ?f5 / 1894"/><draw:equation draw:name="f53" draw:formula="1808 * ?f4 / 1896"/><draw:equation draw:name="f54" draw:formula="1582 * ?f5 / 1894"/><draw:equation draw:name="f55" draw:formula="1841 * ?f4 / 1896"/><draw:equation draw:name="f56" draw:formula="1536 * ?f5 / 1894"/><draw:equation draw:name="f57" draw:formula="1867 * ?f4 / 1896"/><draw:equation draw:name="f58" draw:formula="1502 * ?f5 / 1894"/><draw:equation draw:name="f59" draw:formula="1885 * ?f4 / 1896"/><draw:equation draw:name="f60" draw:formula="1483 * ?f5 / 1894"/><draw:equation draw:name="f61" draw:formula="1895 * ?f4 / 1896"/><draw:equation draw:name="f62" draw:formula="1439 * ?f5 / 1894"/><draw:equation draw:name="f63" draw:formula="1881 * ?f4 / 1896"/><draw:equation draw:name="f64" draw:formula="1352 * ?f5 / 1894"/><draw:equation draw:name="f65" draw:formula="1847 * ?f4 / 1896"/><draw:equation draw:name="f66" draw:formula="1257 * ?f5 / 1894"/><draw:equation draw:name="f67" draw:formula="1157 * ?f5 / 1894"/><draw:equation draw:name="f68" draw:formula="1763 * ?f4 / 1896"/><draw:equation draw:name="f69" draw:formula="1053 * ?f5 / 1894"/><draw:equation draw:name="f70" draw:formula="1712 * ?f4 / 1896"/><draw:equation draw:name="f71" draw:formula="945 * ?f5 / 1894"/><draw:equation draw:name="f72" draw:formula="1652 * ?f4 / 1896"/><draw:equation draw:name="f73" draw:formula="835 * ?f5 / 1894"/><draw:equation draw:name="f74" draw:formula="1583 * ?f4 / 1896"/><draw:equation draw:name="f75" draw:formula="724 * ?f5 / 1894"/><draw:equation draw:name="f76" draw:formula="1503 * ?f4 / 1896"/><draw:equation draw:name="f77" draw:formula="615 * ?f5 / 1894"/><draw:equation draw:name="f78" draw:formula="1409 * ?f4 / 1896"/><draw:equation draw:name="f79" draw:formula="506 * ?f5 / 1894"/><draw:equation draw:name="f80" draw:formula="1304 * ?f4 / 1896"/><draw:equation draw:name="f81" draw:formula="401 * ?f5 / 1894"/><draw:equation draw:name="f82" draw:formula="1182 * ?f4 / 1896"/><draw:equation draw:name="f83" draw:formula="301 * ?f5 / 1894"/><draw:equation draw:name="f84" draw:formula="1045 * ?f4 / 1896"/><draw:equation draw:name="f85" draw:formula="205 * ?f5 / 1894"/><draw:equation draw:name="f86" draw:formula="891 * ?f4 / 1896"/><draw:equation draw:name="f87" draw:formula="117 * ?f5 / 1894"/><draw:equation draw:name="f88" draw:formula="718 * ?f4 / 1896"/><draw:equation draw:name="f89" draw:formula="37 * ?f5 / 1894"/><draw:equation draw:name="f90" draw:formula="526 * ?f4 / 1896"/><draw:equation draw:name="f91" draw:formula="32 * ?f5 / 1894"/><draw:equation draw:name="f92" draw:formula="356 * ?f4 / 1896"/><draw:equation draw:name="f93" draw:formula="93 * ?f5 / 1894"/><draw:equation draw:name="f94" draw:formula="246 * ?f4 / 1896"/><draw:equation draw:name="f95" draw:formula="151 * ?f5 / 1894"/><draw:equation draw:name="f96" draw:formula="159 * ?f4 / 1896"/><draw:equation draw:name="f97" draw:formula="203 * ?f5 / 1894"/><draw:equation draw:name="f98" draw:formula="92 * ?f4 / 1896"/><draw:equation draw:name="f99" draw:formula="245 * ?f5 / 1894"/><draw:equation draw:name="f100" draw:formula="45 * ?f4 / 1896"/><draw:equation draw:name="f101" draw:formula="277 * ?f5 / 1894"/><draw:equation draw:name="f102" draw:formula="16 * ?f4 / 1896"/><draw:equation draw:name="f103" draw:formula="293 * ?f5 / 1894"/><draw:equation draw:name="f104" draw:formula="1 * ?f4 / 1896"/><draw:equation draw:name="f105" draw:formula="?f8 / ?f6"/><draw:equation draw:name="f106" draw:formula="?f9 / ?f7"/><draw:equation draw:name="f107" draw:formula="?f10 / ?f6"/><draw:equation draw:name="f108" draw:formula="?f11 / ?f7"/><draw:equation draw:name="f109" draw:formula="?f12 / ?f6"/><draw:equation draw:name="f110" draw:formula="?f13 / ?f7"/><draw:equation draw:name="f111" draw:formula="?f14 / ?f6"/><draw:equation draw:name="f112" draw:formula="?f15 / ?f7"/><draw:equation draw:name="f113" draw:formula="?f16 / ?f6"/><draw:equation draw:name="f114" draw:formula="?f17 / ?f7"/><draw:equation draw:name="f115" draw:formula="?f18 / ?f6"/><draw:equation draw:name="f116" draw:formula="?f19 / ?f7"/><draw:equation draw:name="f117" draw:formula="?f20 / ?f6"/><draw:equation draw:name="f118" draw:formula="?f21 / ?f7"/><draw:equation draw:name="f119" draw:formula="?f22 / ?f6"/><draw:equation draw:name="f120" draw:formula="?f23 / ?f7"/><draw:equation draw:name="f121" draw:formula="?f24 / ?f6"/><draw:equation draw:name="f122" draw:formula="?f25 / ?f7"/><draw:equation draw:name="f123" draw:formula="?f26 / ?f6"/><draw:equation draw:name="f124" draw:formula="?f27 / ?f7"/><draw:equation draw:name="f125" draw:formula="?f28 / ?f6"/><draw:equation draw:name="f126" draw:formula="?f29 / ?f7"/><draw:equation draw:name="f127" draw:formula="?f30 / ?f6"/><draw:equation draw:name="f128" draw:formula="?f31 / ?f7"/><draw:equation draw:name="f129" draw:formula="?f32 / ?f6"/><draw:equation draw:name="f130" draw:formula="?f33 / ?f7"/><draw:equation draw:name="f131" draw:formula="?f34 / ?f6"/><draw:equation draw:name="f132" draw:formula="?f35 / ?f7"/><draw:equation draw:name="f133" draw:formula="?f36 / ?f6"/><draw:equation draw:name="f134" draw:formula="?f37 / ?f7"/><draw:equation draw:name="f135" draw:formula="?f38 / ?f6"/><draw:equation draw:name="f136" draw:formula="?f39 / ?f7"/><draw:equation draw:name="f137" draw:formula="?f40 / ?f6"/><draw:equation draw:name="f138" draw:formula="?f41 / ?f7"/><draw:equation draw:name="f139" draw:formula="?f42 / ?f6"/><draw:equation draw:name="f140" draw:formula="?f43 / ?f7"/><draw:equation draw:name="f141" draw:formula="?f44 / ?f6"/><draw:equation draw:name="f142" draw:formula="?f45 / ?f7"/><draw:equation draw:name="f143" draw:formula="?f46 / ?f6"/><draw:equation draw:name="f144" draw:formula="?f47 / ?f7"/><draw:equation draw:name="f145" draw:formula="?f48 / ?f6"/><draw:equation draw:name="f146" draw:formula="?f49 / ?f7"/><draw:equation draw:name="f147" draw:formula="?f50 / ?f6"/><draw:equation draw:name="f148" draw:formula="?f51 / ?f7"/><draw:equation draw:name="f149" draw:formula="?f52 / ?f6"/><draw:equation draw:name="f150" draw:formula="?f53 / ?f7"/><draw:equation draw:name="f151" draw:formula="?f54 / ?f6"/><draw:equation draw:name="f152" draw:formula="?f55 / ?f7"/><draw:equation draw:name="f153" draw:formula="?f56 / ?f6"/><draw:equation draw:name="f154" draw:formula="?f57 / ?f7"/><draw:equation draw:name="f155" draw:formula="?f58 / ?f6"/><draw:equation draw:name="f156" draw:formula="?f59 / ?f7"/><draw:equation draw:name="f157" draw:formula="?f60 / ?f6"/><draw:equation draw:name="f158" draw:formula="?f61 / ?f7"/><draw:equation draw:name="f159" draw:formula="?f62 / ?f6"/><draw:equation draw:name="f160" draw:formula="?f63 / ?f7"/><draw:equation draw:name="f161" draw:formula="?f64 / ?f6"/><draw:equation draw:name="f162" draw:formula="?f65 / ?f7"/><draw:equation draw:name="f163" draw:formula="?f66 / ?f6"/><draw:equation draw:name="f164" draw:formula="?f67 / ?f6"/><draw:equation draw:name="f165" draw:formula="?f68 / ?f7"/><draw:equation draw:name="f166" draw:formula="?f69 / ?f6"/><draw:equation draw:name="f167" draw:formula="?f70 / ?f7"/><draw:equation draw:name="f168" draw:formula="?f71 / ?f6"/><draw:equation draw:name="f169" draw:formula="?f72 / ?f7"/><draw:equation draw:name="f170" draw:formula="?f73 / ?f6"/><draw:equation draw:name="f171" draw:formula="?f74 / ?f7"/><draw:equation draw:name="f172" draw:formula="?f75 / ?f6"/><draw:equation draw:name="f173" draw:formula="?f76 / ?f7"/><draw:equation draw:name="f174" draw:formula="?f77 / ?f6"/><draw:equation draw:name="f175" draw:formula="?f78 / ?f7"/><draw:equation draw:name="f176" draw:formula="?f79 / ?f6"/><draw:equation draw:name="f177" draw:formula="?f80 / ?f7"/><draw:equation draw:name="f178" draw:formula="?f81 / ?f6"/><draw:equation draw:name="f179" draw:formula="?f82 / ?f7"/><draw:equation draw:name="f180" draw:formula="?f83 / ?f6"/><draw:equation draw:name="f181" draw:formula="?f84 / ?f7"/><draw:equation draw:name="f182" draw:formula="?f85 / ?f6"/><draw:equation draw:name="f183" draw:formula="?f86 / ?f7"/><draw:equation draw:name="f184" draw:formula="?f87 / ?f6"/><draw:equation draw:name="f185" draw:formula="?f88 / ?f7"/><draw:equation draw:name="f186" draw:formula="?f89 / ?f6"/><draw:equation draw:name="f187" draw:formula="?f90 / ?f7"/><draw:equation draw:name="f188" draw:formula="?f91 / ?f6"/><draw:equation draw:name="f189" draw:formula="?f92 / ?f7"/><draw:equation draw:name="f190" draw:formula="?f93 / ?f6"/><draw:equation draw:name="f191" draw:formula="?f94 / ?f7"/><draw:equation draw:name="f192" draw:formula="?f95 / ?f6"/><draw:equation draw:name="f193" draw:formula="?f96 / ?f7"/><draw:equation draw:name="f194" draw:formula="?f97 / ?f6"/><draw:equation draw:name="f195" draw:formula="?f98 / ?f7"/><draw:equation draw:name="f196" draw:formula="?f99 / ?f6"/><draw:equation draw:name="f197" draw:formula="?f100 / ?f7"/><draw:equation draw:name="f198" draw:formula="?f101 / ?f6"/><draw:equation draw:name="f199" draw:formula="?f102 / ?f7"/><draw:equation draw:name="f200" draw:formula="?f103 / ?f6"/><draw:equation draw:name="f201" draw:formula="?f104 / ?f7"/><draw:equation draw:name="f202" draw:formula="0 / ?f6"/><draw:equation draw:name="f203" draw:formula="?f1 / ?f6"/><draw:equation draw:name="f204" draw:formula="0 / ?f7"/><draw:equation draw:name="f205" draw:formula="?f3 / ?f7"/></draw:enhanced-geometry></draw:custom-shape></draw:g></text:span></text:p>
            </table:table-cell>
            <table:table-cell table:style-name="TableCell31">
              <text:p text:style-name="Voettekst"><text:span text:style-name="T32"><draw:g draw:name="Groep 16" draw:id="id19" draw:style-name="a18" text:anchor-type="as-char"><svg:title>LinkedIn-pictogram</svg:title><svg:desc/><draw:custom-shape svg:x="0in" svg:y="0in" svg:width="0.36in" svg:height="0.36in" draw:id="id17" draw:style-name="a16" draw:name="Cirkel rond het LinkedIn-symbool"><svg:title/><svg:desc/><draw:enhanced-geometry draw:type="non-primitive" svg:viewBox="0 0 3451 3451"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 draw:text-areas="?f118 ?f120 ?f119 ?f121" draw:glue-points="?f63 ?f64 ?f65 ?f66 ?f67 ?f68 ?f69 ?f70 ?f71 ?f72 ?f73 ?f74 ?f75 ?f76 ?f77 ?f78 ?f79 ?f80 ?f81 ?f82 ?f83 ?f84 ?f85 ?f86 ?f87 ?f88 ?f89 ?f90 ?f89 ?f91 ?f87 ?f92 ?f85 ?f93 ?f83 ?f94 ?f81 ?f95 ?f79 ?f96 ?f77 ?f97 ?f75 ?f98 ?f73 ?f99 ?f71 ?f100 ?f69 ?f101 ?f67 ?f102 ?f65 ?f103 ?f63 ?f104 ?f105 ?f103 ?f106 ?f102 ?f107 ?f101 ?f108 ?f100 ?f109 ?f99 ?f110 ?f98 ?f111 ?f97 ?f112 ?f96 ?f113 ?f95 ?f114 ?f94 ?f115 ?f93 ?f116 ?f92 ?f117 ?f91 ?f117 ?f90 ?f116 ?f88 ?f115 ?f86 ?f114 ?f84 ?f113 ?f82 ?f112 ?f80 ?f111 ?f78 ?f110 ?f76 ?f109 ?f74 ?f108 ?f72 ?f107 ?f70 ?f106 ?f68 ?f105 ?f66 ?f63 ?f64" draw:glue-point-leaving-directions="-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1"/><draw:equation draw:name="f8" draw:formula="1725 * ?f5 / 3451"/><draw:equation draw:name="f9" draw:formula="0 * ?f4 / 3451"/><draw:equation draw:name="f10" draw:formula="1933 * ?f5 / 3451"/><draw:equation draw:name="f11" draw:formula="13 * ?f4 / 3451"/><draw:equation draw:name="f12" draw:formula="2134 * ?f5 / 3451"/><draw:equation draw:name="f13" draw:formula="49 * ?f4 / 3451"/><draw:equation draw:name="f14" draw:formula="2327 * ?f5 / 3451"/><draw:equation draw:name="f15" draw:formula="109 * ?f4 / 3451"/><draw:equation draw:name="f16" draw:formula="2509 * ?f5 / 3451"/><draw:equation draw:name="f17" draw:formula="189 * ?f4 / 3451"/><draw:equation draw:name="f18" draw:formula="2679 * ?f5 / 3451"/><draw:equation draw:name="f19" draw:formula="288 * ?f4 / 3451"/><draw:equation draw:name="f20" draw:formula="2837 * ?f5 / 3451"/><draw:equation draw:name="f21" draw:formula="407 * ?f4 / 3451"/><draw:equation draw:name="f22" draw:formula="2979 * ?f5 / 3451"/><draw:equation draw:name="f23" draw:formula="542 * ?f4 / 3451"/><draw:equation draw:name="f24" draw:formula="3105 * ?f5 / 3451"/><draw:equation draw:name="f25" draw:formula="691 * ?f4 / 3451"/><draw:equation draw:name="f26" draw:formula="3215 * ?f5 / 3451"/><draw:equation draw:name="f27" draw:formula="855 * ?f4 / 3451"/><draw:equation draw:name="f28" draw:formula="3305 * ?f5 / 3451"/><draw:equation draw:name="f29" draw:formula="1032 * ?f4 / 3451"/><draw:equation draw:name="f30" draw:formula="3374 * ?f5 / 3451"/><draw:equation draw:name="f31" draw:formula="1219 * ?f4 / 3451"/><draw:equation draw:name="f32" draw:formula="3422 * ?f5 / 3451"/><draw:equation draw:name="f33" draw:formula="1416 * ?f4 / 3451"/><draw:equation draw:name="f34" draw:formula="3447 * ?f5 / 3451"/><draw:equation draw:name="f35" draw:formula="1620 * ?f4 / 3451"/><draw:equation draw:name="f36" draw:formula="1831 * ?f4 / 3451"/><draw:equation draw:name="f37" draw:formula="2036 * ?f4 / 3451"/><draw:equation draw:name="f38" draw:formula="2233 * ?f4 / 3451"/><draw:equation draw:name="f39" draw:formula="2420 * ?f4 / 3451"/><draw:equation draw:name="f40" draw:formula="2596 * ?f4 / 3451"/><draw:equation draw:name="f41" draw:formula="2761 * ?f4 / 3451"/><draw:equation draw:name="f42" draw:formula="2911 * ?f4 / 3451"/><draw:equation draw:name="f43" draw:formula="3046 * ?f4 / 3451"/><draw:equation draw:name="f44" draw:formula="3163 * ?f4 / 3451"/><draw:equation draw:name="f45" draw:formula="3262 * ?f4 / 3451"/><draw:equation draw:name="f46" draw:formula="3343 * ?f4 / 3451"/><draw:equation draw:name="f47" draw:formula="3402 * ?f4 / 3451"/><draw:equation draw:name="f48" draw:formula="3438 * ?f4 / 3451"/><draw:equation draw:name="f49" draw:formula="3451 * ?f4 / 3451"/><draw:equation draw:name="f50" draw:formula="1516 * ?f5 / 3451"/><draw:equation draw:name="f51" draw:formula="1315 * ?f5 / 3451"/><draw:equation draw:name="f52" draw:formula="1123 * ?f5 / 3451"/><draw:equation draw:name="f53" draw:formula="941 * ?f5 / 3451"/><draw:equation draw:name="f54" draw:formula="771 * ?f5 / 3451"/><draw:equation draw:name="f55" draw:formula="614 * ?f5 / 3451"/><draw:equation draw:name="f56" draw:formula="471 * ?f5 / 3451"/><draw:equation draw:name="f57" draw:formula="345 * ?f5 / 3451"/><draw:equation draw:name="f58" draw:formula="236 * ?f5 / 3451"/><draw:equation draw:name="f59" draw:formula="146 * ?f5 / 3451"/><draw:equation draw:name="f60" draw:formula="75 * ?f5 / 3451"/><draw:equation draw:name="f61" draw:formula="28 * ?f5 / 3451"/><draw:equation draw:name="f62" draw:formula="3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7"/><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9439in" svg:y="0.0852in" svg:width="0.16956in" svg:height="0.16872in" draw:id="id18" draw:style-name="a17" draw:name="LinkedIn-symbool"><svg:title/><svg:desc/><draw:enhanced-geometry draw:type="non-primitive" svg:viewBox="0 0 1619 1615"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 draw:text-areas="?f180 ?f182 ?f181 ?f183" draw:glue-points="?f94 ?f95 ?f96 ?f97 ?f98 ?f99 ?f100 ?f101 ?f102 ?f103 ?f104 ?f105 ?f106 ?f107 ?f108 ?f109 ?f110 ?f111 ?f112 ?f113 ?f114 ?f115 ?f116 ?f117 ?f118 ?f97 ?f119 ?f120 ?f121 ?f122 ?f123 ?f124 ?f125 ?f126 ?f127 ?f128 ?f129 ?f130 ?f131 ?f132 ?f133 ?f134 ?f135 ?f136 ?f137 ?f134 ?f138 ?f139 ?f140 ?f141 ?f142 ?f128 ?f143 ?f144 ?f145 ?f146 ?f147 ?f148 ?f147 ?f97 ?f149 ?f95 ?f150 ?f151 ?f152 ?f153 ?f154 ?f155 ?f138 ?f156 ?f157 ?f158 ?f159 ?f160 ?f98 ?f99 ?f161 ?f162 ?f163 ?f164 ?f165 ?f166 ?f167 ?f168 ?f169 ?f170 ?f167 ?f171 ?f165 ?f172 ?f163 ?f173 ?f161 ?f174 ?f175 ?f174 ?f176 ?f173 ?f177 ?f172 ?f178 ?f171 ?f179 ?f170 ?f178 ?f168 ?f177 ?f166 ?f176 ?f164 ?f175 ?f162"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draw:equation draw:name="f7" draw:formula="?f4 / 1615"/><draw:equation draw:name="f8" draw:formula="362 * ?f5 / 1619"/><draw:equation draw:name="f9" draw:formula="537 * ?f4 / 1615"/><draw:equation draw:name="f10" draw:formula="27 * ?f5 / 1619"/><draw:equation draw:name="f11" draw:formula="1615 * ?f4 / 1615"/><draw:equation draw:name="f12" draw:formula="1217 * ?f5 / 1619"/><draw:equation draw:name="f13" draw:formula="509 * ?f4 / 1615"/><draw:equation draw:name="f14" draw:formula="1314 * ?f5 / 1619"/><draw:equation draw:name="f15" draw:formula="517 * ?f4 / 1615"/><draw:equation draw:name="f16" draw:formula="1396 * ?f5 / 1619"/><draw:equation draw:name="f17" draw:formula="538 * ?f4 / 1615"/><draw:equation draw:name="f18" draw:formula="1462 * ?f5 / 1619"/><draw:equation draw:name="f19" draw:formula="571 * ?f4 / 1615"/><draw:equation draw:name="f20" draw:formula="1514 * ?f5 / 1619"/><draw:equation draw:name="f21" draw:formula="617 * ?f4 / 1615"/><draw:equation draw:name="f22" draw:formula="1554 * ?f5 / 1619"/><draw:equation draw:name="f23" draw:formula="673 * ?f4 / 1615"/><draw:equation draw:name="f24" draw:formula="1582 * ?f5 / 1619"/><draw:equation draw:name="f25" draw:formula="738 * ?f4 / 1615"/><draw:equation draw:name="f26" draw:formula="1601 * ?f5 / 1619"/><draw:equation draw:name="f27" draw:formula="811 * ?f4 / 1615"/><draw:equation draw:name="f28" draw:formula="1613 * ?f5 / 1619"/><draw:equation draw:name="f29" draw:formula="892 * ?f4 / 1615"/><draw:equation draw:name="f30" draw:formula="1618 * ?f5 / 1619"/><draw:equation draw:name="f31" draw:formula="978 * ?f4 / 1615"/><draw:equation draw:name="f32" draw:formula="1619 * ?f5 / 1619"/><draw:equation draw:name="f33" draw:formula="1284 * ?f5 / 1619"/><draw:equation draw:name="f34" draw:formula="1091 * ?f4 / 1615"/><draw:equation draw:name="f35" draw:formula="1283 * ?f5 / 1619"/><draw:equation draw:name="f36" draw:formula="1042 * ?f4 / 1615"/><draw:equation draw:name="f37" draw:formula="1281 * ?f5 / 1619"/><draw:equation draw:name="f38" draw:formula="993 * ?f4 / 1615"/><draw:equation draw:name="f39" draw:formula="1273 * ?f5 / 1619"/><draw:equation draw:name="f40" draw:formula="945 * ?f4 / 1615"/><draw:equation draw:name="f41" draw:formula="1261 * ?f5 / 1619"/><draw:equation draw:name="f42" draw:formula="901 * ?f4 / 1615"/><draw:equation draw:name="f43" draw:formula="1240 * ?f5 / 1619"/><draw:equation draw:name="f44" draw:formula="862 * ?f4 / 1615"/><draw:equation draw:name="f45" draw:formula="1208 * ?f5 / 1619"/><draw:equation draw:name="f46" draw:formula="832 * ?f4 / 1615"/><draw:equation draw:name="f47" draw:formula="1166 * ?f5 / 1619"/><draw:equation draw:name="f48" draw:formula="812 * ?f4 / 1615"/><draw:equation draw:name="f49" draw:formula="1109 * ?f5 / 1619"/><draw:equation draw:name="f50" draw:formula="805 * ?f4 / 1615"/><draw:equation draw:name="f51" draw:formula="1047 * ?f5 / 1619"/><draw:equation draw:name="f52" draw:formula="999 * ?f5 / 1619"/><draw:equation draw:name="f53" draw:formula="831 * ?f4 / 1615"/><draw:equation draw:name="f54" draw:formula="963 * ?f5 / 1619"/><draw:equation draw:name="f55" draw:formula="861 * ?f4 / 1615"/><draw:equation draw:name="f56" draw:formula="937 * ?f5 / 1619"/><draw:equation draw:name="f57" draw:formula="921 * ?f5 / 1619"/><draw:equation draw:name="f58" draw:formula="947 * ?f4 / 1615"/><draw:equation draw:name="f59" draw:formula="912 * ?f5 / 1619"/><draw:equation draw:name="f60" draw:formula="998 * ?f4 / 1615"/><draw:equation draw:name="f61" draw:formula="908 * ?f5 / 1619"/><draw:equation draw:name="f62" draw:formula="1054 * ?f4 / 1615"/><draw:equation draw:name="f63" draw:formula="573 * ?f5 / 1619"/><draw:equation draw:name="f64" draw:formula="894 * ?f5 / 1619"/><draw:equation draw:name="f65" draw:formula="684 * ?f4 / 1615"/><draw:equation draw:name="f66" draw:formula="913 * ?f5 / 1619"/><draw:equation draw:name="f67" draw:formula="660 * ?f4 / 1615"/><draw:equation draw:name="f68" draw:formula="950 * ?f5 / 1619"/><draw:equation draw:name="f69" draw:formula="615 * ?f4 / 1615"/><draw:equation draw:name="f70" draw:formula="574 * ?f4 / 1615"/><draw:equation draw:name="f71" draw:formula="1060 * ?f5 / 1619"/><draw:equation draw:name="f72" draw:formula="541 * ?f4 / 1615"/><draw:equation draw:name="f73" draw:formula="1133 * ?f5 / 1619"/><draw:equation draw:name="f74" draw:formula="518 * ?f4 / 1615"/><draw:equation draw:name="f75" draw:formula="229 * ?f5 / 1619"/><draw:equation draw:name="f76" draw:formula="3 * ?f4 / 1615"/><draw:equation draw:name="f77" draw:formula="293 * ?f5 / 1619"/><draw:equation draw:name="f78" draw:formula="26 * ?f4 / 1615"/><draw:equation draw:name="f79" draw:formula="343 * ?f5 / 1619"/><draw:equation draw:name="f80" draw:formula="69 * ?f4 / 1615"/><draw:equation draw:name="f81" draw:formula="377 * ?f5 / 1619"/><draw:equation draw:name="f82" draw:formula="126 * ?f4 / 1615"/><draw:equation draw:name="f83" draw:formula="389 * ?f5 / 1619"/><draw:equation draw:name="f84" draw:formula="194 * ?f4 / 1615"/><draw:equation draw:name="f85" draw:formula="262 * ?f4 / 1615"/><draw:equation draw:name="f86" draw:formula="320 * ?f4 / 1615"/><draw:equation draw:name="f87" draw:formula="363 * ?f4 / 1615"/><draw:equation draw:name="f88" draw:formula="386 * ?f4 / 1615"/><draw:equation draw:name="f89" draw:formula="160 * ?f5 / 1619"/><draw:equation draw:name="f90" draw:formula="96 * ?f5 / 1619"/><draw:equation draw:name="f91" draw:formula="46 * ?f5 / 1619"/><draw:equation draw:name="f92" draw:formula="12 * ?f5 / 1619"/><draw:equation draw:name="f93" draw:formula="0 * ?f5 / 1619"/><draw:equation draw:name="f94" draw:formula="?f8 / ?f6"/><draw:equation draw:name="f95" draw:formula="?f9 / ?f7"/><draw:equation draw:name="f96" draw:formula="?f10 / ?f6"/><draw:equation draw:name="f97" draw:formula="?f11 / ?f7"/><draw:equation draw:name="f98" draw:formula="?f12 / ?f6"/><draw:equation draw:name="f99" draw:formula="?f13 / ?f7"/><draw:equation draw:name="f100" draw:formula="?f14 / ?f6"/><draw:equation draw:name="f101" draw:formula="?f15 / ?f7"/><draw:equation draw:name="f102" draw:formula="?f16 / ?f6"/><draw:equation draw:name="f103" draw:formula="?f17 / ?f7"/><draw:equation draw:name="f104" draw:formula="?f18 / ?f6"/><draw:equation draw:name="f105" draw:formula="?f19 / ?f7"/><draw:equation draw:name="f106" draw:formula="?f20 / ?f6"/><draw:equation draw:name="f107" draw:formula="?f21 / ?f7"/><draw:equation draw:name="f108" draw:formula="?f22 / ?f6"/><draw:equation draw:name="f109" draw:formula="?f23 / ?f7"/><draw:equation draw:name="f110" draw:formula="?f24 / ?f6"/><draw:equation draw:name="f111" draw:formula="?f25 / ?f7"/><draw:equation draw:name="f112" draw:formula="?f26 / ?f6"/><draw:equation draw:name="f113" draw:formula="?f27 / ?f7"/><draw:equation draw:name="f114" draw:formula="?f28 / ?f6"/><draw:equation draw:name="f115" draw:formula="?f29 / ?f7"/><draw:equation draw:name="f116" draw:formula="?f30 / ?f6"/><draw:equation draw:name="f117" draw:formula="?f31 / ?f7"/><draw:equation draw:name="f118" draw:formula="?f32 / ?f6"/><draw:equation draw:name="f119" draw:formula="?f33 / ?f6"/><draw:equation draw:name="f120" draw:formula="?f34 / ?f7"/><draw:equation draw:name="f121" draw:formula="?f35 / ?f6"/><draw:equation draw:name="f122" draw:formula="?f36 / ?f7"/><draw:equation draw:name="f123" draw:formula="?f37 / ?f6"/><draw:equation draw:name="f124" draw:formula="?f38 / ?f7"/><draw:equation draw:name="f125" draw:formula="?f39 / ?f6"/><draw:equation draw:name="f126" draw:formula="?f40 / ?f7"/><draw:equation draw:name="f127" draw:formula="?f41 / ?f6"/><draw:equation draw:name="f128" draw:formula="?f42 / ?f7"/><draw:equation draw:name="f129" draw:formula="?f43 / ?f6"/><draw:equation draw:name="f130" draw:formula="?f44 / ?f7"/><draw:equation draw:name="f131" draw:formula="?f45 / ?f6"/><draw:equation draw:name="f132" draw:formula="?f46 / ?f7"/><draw:equation draw:name="f133" draw:formula="?f47 / ?f6"/><draw:equation draw:name="f134" draw:formula="?f48 / ?f7"/><draw:equation draw:name="f135" draw:formula="?f49 / ?f6"/><draw:equation draw:name="f136" draw:formula="?f50 / ?f7"/><draw:equation draw:name="f137" draw:formula="?f51 / ?f6"/><draw:equation draw:name="f138" draw:formula="?f52 / ?f6"/><draw:equation draw:name="f139" draw:formula="?f53 / ?f7"/><draw:equation draw:name="f140" draw:formula="?f54 / ?f6"/><draw:equation draw:name="f141" draw:formula="?f55 / ?f7"/><draw:equation draw:name="f142" draw:formula="?f56 / ?f6"/><draw:equation draw:name="f143" draw:formula="?f57 / ?f6"/><draw:equation draw:name="f144" draw:formula="?f58 / ?f7"/><draw:equation draw:name="f145" draw:formula="?f59 / ?f6"/><draw:equation draw:name="f146" draw:formula="?f60 / ?f7"/><draw:equation draw:name="f147" draw:formula="?f61 / ?f6"/><draw:equation draw:name="f148" draw:formula="?f62 / ?f7"/><draw:equation draw:name="f149" draw:formula="?f63 / ?f6"/><draw:equation draw:name="f150" draw:formula="?f64 / ?f6"/><draw:equation draw:name="f151" draw:formula="?f65 / ?f7"/><draw:equation draw:name="f152" draw:formula="?f66 / ?f6"/><draw:equation draw:name="f153" draw:formula="?f67 / ?f7"/><draw:equation draw:name="f154" draw:formula="?f68 / ?f6"/><draw:equation draw:name="f155" draw:formula="?f69 / ?f7"/><draw:equation draw:name="f156" draw:formula="?f70 / ?f7"/><draw:equation draw:name="f157" draw:formula="?f71 / ?f6"/><draw:equation draw:name="f158" draw:formula="?f72 / ?f7"/><draw:equation draw:name="f159" draw:formula="?f73 / ?f6"/><draw:equation draw:name="f160" draw:formula="?f74 / ?f7"/><draw:equation draw:name="f161" draw:formula="?f75 / ?f6"/><draw:equation draw:name="f162" draw:formula="?f76 / ?f7"/><draw:equation draw:name="f163" draw:formula="?f77 / ?f6"/><draw:equation draw:name="f164" draw:formula="?f78 / ?f7"/><draw:equation draw:name="f165" draw:formula="?f79 / ?f6"/><draw:equation draw:name="f166" draw:formula="?f80 / ?f7"/><draw:equation draw:name="f167" draw:formula="?f81 / ?f6"/><draw:equation draw:name="f168" draw:formula="?f82 / ?f7"/><draw:equation draw:name="f169" draw:formula="?f83 / ?f6"/><draw:equation draw:name="f170" draw:formula="?f84 / ?f7"/><draw:equation draw:name="f171" draw:formula="?f85 / ?f7"/><draw:equation draw:name="f172" draw:formula="?f86 / ?f7"/><draw:equation draw:name="f173" draw:formula="?f87 / ?f7"/><draw:equation draw:name="f174" draw:formula="?f88 / ?f7"/><draw:equation draw:name="f175" draw:formula="?f89 / ?f6"/><draw:equation draw:name="f176" draw:formula="?f90 / ?f6"/><draw:equation draw:name="f177" draw:formula="?f91 / ?f6"/><draw:equation draw:name="f178" draw:formula="?f92 / ?f6"/><draw:equation draw:name="f179" draw:formula="?f93 / ?f6"/><draw:equation draw:name="f180" draw:formula="0 / ?f6"/><draw:equation draw:name="f181" draw:formula="?f1 / ?f6"/><draw:equation draw:name="f182" draw:formula="0 / ?f7"/><draw:equation draw:name="f183" draw:formula="?f3 / ?f7"/></draw:enhanced-geometry></draw:custom-shape></draw:g></text:span></text:p>
            </table:table-cell>
          </table:table-row>
          <table:table-row table:style-name="TableRow33">
            <table:table-cell table:style-name="TableCell34">
              <text:p text:style-name="Voettekst"><text:span text:style-name="T35">E-mail</text:span></text:p>
            </table:table-cell>
            <table:table-cell table:style-name="TableCell36">
              <text:p text:style-name="Voettekst"><text:span text:style-name="T37">Twitter-handle</text:span></text:p>
            </table:table-cell>
            <table:table-cell table:style-name="TableCell38">
              <text:p text:style-name="Voettekst"><text:span text:style-name="T39">Telefoon</text:span></text:p>
            </table:table-cell>
            <table:table-cell table:style-name="TableCell40">
              <text:p text:style-name="Voettekst"><text:span text:style-name="T41">LinkedIn-URL</text:span></text:p>
            </table:table-cell>
          </table:table-row>
        </table:table>
        <text:p text:style-name="Voettekst"><text:span text:style-name="T42"><text:page-number text:fixed="false">2</text:page-number></text:span></text:p>
      </style:footer>
    </style:master-page>
    <style:master-page style:next-style-name="MP0" style:name="MPF0" style:page-layout-name="PL0">
      <style:footer>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Voettekst"><text:span text:style-name="T50"><draw:g draw:name="Groep 102" draw:id="id26" draw:style-name="a24" text:anchor-type="as-char"><svg:title>E-mailpictogram</svg:title><svg:desc/><draw:custom-shape svg:x="0in" svg:y="0in" svg:width="0.36in" svg:height="0.36in" draw:id="id20" draw:style-name="a19" draw:name="Ovaal 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Groep 29" draw:id="id25"><svg:title/><svg:desc/><draw:custom-shape svg:x="0.08035in" svg:y="0.18228in" svg:width="0.1993in" svg:height="0.05724in" draw:id="id21" draw:style-name="a20" draw:name="Vrije vorm 30"><svg:title/><svg:desc/><draw:enhanced-geometry draw:type="non-primitive" svg:viewBox="0 0 785097 209029" draw:enhanced-path="M 287158 209029 L 392549 138910 500509 209029 785097 0 0 0 287158 209029 Z N" draw:text-areas="?f24 ?f26 ?f25 ?f27" draw:glue-points="?f16 ?f17 ?f18 ?f19 ?f20 ?f17 ?f21 ?f22 ?f23 ?f22 ?f16 ?f17" draw:glue-point-leaving-directions="-90, -90, -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5097"/><draw:equation draw:name="f7" draw:formula="?f4 / 209029"/><draw:equation draw:name="f8" draw:formula="392549 * ?f5 / 785097"/><draw:equation draw:name="f9" draw:formula="785097 * ?f5 / 785097"/><draw:equation draw:name="f10" draw:formula="0 * ?f5 / 785097"/><draw:equation draw:name="f11" draw:formula="287158 * ?f5 / 785097"/><draw:equation draw:name="f12" draw:formula="209029 * ?f4 / 209029"/><draw:equation draw:name="f13" draw:formula="500509 * ?f5 / 785097"/><draw:equation draw:name="f14" draw:formula="0 * ?f4 / 209029"/><draw:equation draw:name="f15" draw:formula="138910 * ?f4 / 209029"/><draw:equation draw:name="f16" draw:formula="?f11 / ?f6"/><draw:equation draw:name="f17" draw:formula="?f12 / ?f7"/><draw:equation draw:name="f18" draw:formula="?f8 / ?f6"/><draw:equation draw:name="f19" draw:formula="?f15 / ?f7"/><draw:equation draw:name="f20" draw:formula="?f13 / ?f6"/><draw:equation draw:name="f21" draw:formula="?f9 / ?f6"/><draw:equation draw:name="f22" draw:formula="?f14 / ?f7"/><draw:equation draw:name="f23" draw:formula="?f10 / ?f6"/><draw:equation draw:name="f24" draw:formula="?f0 / ?f6"/><draw:equation draw:name="f25" draw:formula="?f1 / ?f6"/><draw:equation draw:name="f26" draw:formula="?f2 / ?f7"/><draw:equation draw:name="f27" draw:formula="?f3 / ?f7"/></draw:enhanced-geometry></draw:custom-shape><draw:custom-shape svg:width="0.10199in" svg:height="0.06663in" draw:id="id22" draw:style-name="a21" draw:transform="translate(-0.051in -0.03331in) rotate(-4.71239) translate(0.24633in 0.17915in)" draw:name="Gelijkbenige driehoek 90"><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width="0.10199in" svg:height="0.06663in" draw:id="id23" draw:style-name="a22" draw:transform="translate(-0.051in -0.03331in) rotate(-4.71239) translate(0.11376in 0.17993in)" draw:name="Gelijkbenige driehoek 90"><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x="0.08165in" svg:y="0.12048in" svg:width="0.198in" svg:height="0.07251in" draw:id="id24" draw:style-name="a23" draw:name="Gelijkbenige driehoek 33"><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draw:g></text:span></text:p>
            </table:table-cell>
            <table:table-cell table:style-name="TableCell51">
              <text:p text:style-name="Voettekst"><text:span text:style-name="T52"><draw:g draw:name="Groep 4" draw:id="id29" draw:style-name="a27" text:anchor-type="as-char"><svg:title>Twitter-pictogram</svg:title><svg:desc/><draw:custom-shape svg:x="0in" svg:y="0in" svg:width="0.36in" svg:height="0.36in" draw:id="id27" draw:style-name="a25" draw:name="Cirkel rond het Twitter-symbool"><svg:title/><svg:desc/><draw:enhanced-geometry draw:type="non-primitive" svg:viewBox="0 0 3441 3441"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41"/><draw:equation draw:name="f7" draw:formula="?f4 / 3441"/><draw:equation draw:name="f8" draw:formula="1825 * ?f5 / 3441"/><draw:equation draw:name="f9" draw:formula="4 * ?f4 / 3441"/><draw:equation draw:name="f10" draw:formula="2029 * ?f5 / 3441"/><draw:equation draw:name="f11" draw:formula="29 * ?f4 / 3441"/><draw:equation draw:name="f12" draw:formula="2226 * ?f5 / 3441"/><draw:equation draw:name="f13" draw:formula="76 * ?f4 / 3441"/><draw:equation draw:name="f14" draw:formula="2412 * ?f5 / 3441"/><draw:equation draw:name="f15" draw:formula="146 * ?f4 / 3441"/><draw:equation draw:name="f16" draw:formula="2588 * ?f5 / 3441"/><draw:equation draw:name="f17" draw:formula="236 * ?f4 / 3441"/><draw:equation draw:name="f18" draw:formula="2752 * ?f5 / 3441"/><draw:equation draw:name="f19" draw:formula="344 * ?f4 / 3441"/><draw:equation draw:name="f20" draw:formula="2901 * ?f5 / 3441"/><draw:equation draw:name="f21" draw:formula="471 * ?f4 / 3441"/><draw:equation draw:name="f22" draw:formula="3035 * ?f5 / 3441"/><draw:equation draw:name="f23" draw:formula="613 * ?f4 / 3441"/><draw:equation draw:name="f24" draw:formula="3154 * ?f5 / 3441"/><draw:equation draw:name="f25" draw:formula="769 * ?f4 / 3441"/><draw:equation draw:name="f26" draw:formula="3253 * ?f5 / 3441"/><draw:equation draw:name="f27" draw:formula="939 * ?f4 / 3441"/><draw:equation draw:name="f28" draw:formula="3333 * ?f5 / 3441"/><draw:equation draw:name="f29" draw:formula="1121 * ?f4 / 3441"/><draw:equation draw:name="f30" draw:formula="3392 * ?f5 / 3441"/><draw:equation draw:name="f31" draw:formula="1313 * ?f4 / 3441"/><draw:equation draw:name="f32" draw:formula="3428 * ?f5 / 3441"/><draw:equation draw:name="f33" draw:formula="1513 * ?f4 / 3441"/><draw:equation draw:name="f34" draw:formula="3441 * ?f5 / 3441"/><draw:equation draw:name="f35" draw:formula="1721 * ?f4 / 3441"/><draw:equation draw:name="f36" draw:formula="1929 * ?f4 / 3441"/><draw:equation draw:name="f37" draw:formula="2130 * ?f4 / 3441"/><draw:equation draw:name="f38" draw:formula="2321 * ?f4 / 3441"/><draw:equation draw:name="f39" draw:formula="2502 * ?f4 / 3441"/><draw:equation draw:name="f40" draw:formula="2672 * ?f4 / 3441"/><draw:equation draw:name="f41" draw:formula="2829 * ?f4 / 3441"/><draw:equation draw:name="f42" draw:formula="2972 * ?f4 / 3441"/><draw:equation draw:name="f43" draw:formula="3097 * ?f4 / 3441"/><draw:equation draw:name="f44" draw:formula="3206 * ?f4 / 3441"/><draw:equation draw:name="f45" draw:formula="3296 * ?f4 / 3441"/><draw:equation draw:name="f46" draw:formula="3365 * ?f4 / 3441"/><draw:equation draw:name="f47" draw:formula="3414 * ?f4 / 3441"/><draw:equation draw:name="f48" draw:formula="3438 * ?f4 / 3441"/><draw:equation draw:name="f49" draw:formula="1615 * ?f5 / 3441"/><draw:equation draw:name="f50" draw:formula="1411 * ?f5 / 3441"/><draw:equation draw:name="f51" draw:formula="1214 * ?f5 / 3441"/><draw:equation draw:name="f52" draw:formula="1028 * ?f5 / 3441"/><draw:equation draw:name="f53" draw:formula="852 * ?f5 / 3441"/><draw:equation draw:name="f54" draw:formula="689 * ?f5 / 3441"/><draw:equation draw:name="f55" draw:formula="539 * ?f5 / 3441"/><draw:equation draw:name="f56" draw:formula="405 * ?f5 / 3441"/><draw:equation draw:name="f57" draw:formula="287 * ?f5 / 3441"/><draw:equation draw:name="f58" draw:formula="188 * ?f5 / 3441"/><draw:equation draw:name="f59" draw:formula="108 * ?f5 / 3441"/><draw:equation draw:name="f60" draw:formula="49 * ?f5 / 3441"/><draw:equation draw:name="f61" draw:formula="13 * ?f5 / 3441"/><draw:equation draw:name="f62" draw:formula="0 * ?f5 / 344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707in" svg:y="0.09963in" svg:width="0.19926in" svg:height="0.17665in" draw:id="id28" draw:style-name="a26" draw:name="Twitter-symbool"><svg:title/><svg:desc/><draw:enhanced-geometry draw:type="non-primitive" svg:viewBox="0 0 1898 1692"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 draw:text-areas="?f204 ?f206 ?f205 ?f207" draw:glue-points="?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8"/><draw:equation draw:name="f7" draw:formula="?f4 / 1692"/><draw:equation draw:name="f8" draw:formula="1407 * ?f5 / 1898"/><draw:equation draw:name="f9" draw:formula="12 * ?f4 / 1692"/><draw:equation draw:name="f10" draw:formula="1530 * ?f5 / 1898"/><draw:equation draw:name="f11" draw:formula="71 * ?f4 / 1692"/><draw:equation draw:name="f12" draw:formula="1664 * ?f5 / 1898"/><draw:equation draw:name="f13" draw:formula="118 * ?f4 / 1692"/><draw:equation draw:name="f14" draw:formula="1845 * ?f5 / 1898"/><draw:equation draw:name="f15" draw:formula="31 * ?f4 / 1692"/><draw:equation draw:name="f16" draw:formula="1779 * ?f5 / 1898"/><draw:equation draw:name="f17" draw:formula="167 * ?f4 / 1692"/><draw:equation draw:name="f18" draw:formula="1675 * ?f5 / 1898"/><draw:equation draw:name="f19" draw:formula="267 * ?f4 / 1692"/><draw:equation draw:name="f20" draw:formula="1844 * ?f5 / 1898"/><draw:equation draw:name="f21" draw:formula="223 * ?f4 / 1692"/><draw:equation draw:name="f22" draw:formula="1829 * ?f5 / 1898"/><draw:equation draw:name="f23" draw:formula="298 * ?f4 / 1692"/><draw:equation draw:name="f24" draw:formula="1704 * ?f5 / 1898"/><draw:equation draw:name="f25" draw:formula="421 * ?f4 / 1692"/><draw:equation draw:name="f26" draw:formula="1699 * ?f5 / 1898"/><draw:equation draw:name="f27" draw:formula="603 * ?f4 / 1692"/><draw:equation draw:name="f28" draw:formula="1665 * ?f5 / 1898"/><draw:equation draw:name="f29" draw:formula="794 * ?f4 / 1692"/><draw:equation draw:name="f30" draw:formula="1603 * ?f5 / 1898"/><draw:equation draw:name="f31" draw:formula="982 * ?f4 / 1692"/><draw:equation draw:name="f32" draw:formula="1514 * ?f5 / 1898"/><draw:equation draw:name="f33" draw:formula="1160 * ?f4 / 1692"/><draw:equation draw:name="f34" draw:formula="1398 * ?f5 / 1898"/><draw:equation draw:name="f35" draw:formula="1322 * ?f4 / 1692"/><draw:equation draw:name="f36" draw:formula="1256 * ?f5 / 1898"/><draw:equation draw:name="f37" draw:formula="1461 * ?f4 / 1692"/><draw:equation draw:name="f38" draw:formula="1087 * ?f5 / 1898"/><draw:equation draw:name="f39" draw:formula="1573 * ?f4 / 1692"/><draw:equation draw:name="f40" draw:formula="893 * ?f5 / 1898"/><draw:equation draw:name="f41" draw:formula="1652 * ?f4 / 1692"/><draw:equation draw:name="f42" draw:formula="676 * ?f5 / 1898"/><draw:equation draw:name="f43" draw:formula="1690 * ?f4 / 1692"/><draw:equation draw:name="f44" draw:formula="435 * ?f5 / 1898"/><draw:equation draw:name="f45" draw:formula="1679 * ?f4 / 1692"/><draw:equation draw:name="f46" draw:formula="206 * ?f5 / 1898"/><draw:equation draw:name="f47" draw:formula="1614 * ?f4 / 1692"/><draw:equation draw:name="f48" draw:formula="0 * ?f5 / 1898"/><draw:equation draw:name="f49" draw:formula="1500 * ?f4 / 1692"/><draw:equation draw:name="f50" draw:formula="160 * ?f5 / 1898"/><draw:equation draw:name="f51" draw:formula="1503 * ?f4 / 1692"/><draw:equation draw:name="f52" draw:formula="353 * ?f5 / 1898"/><draw:equation draw:name="f53" draw:formula="1457 * ?f4 / 1692"/><draw:equation draw:name="f54" draw:formula="525 * ?f5 / 1898"/><draw:equation draw:name="f55" draw:formula="1364 * ?f4 / 1692"/><draw:equation draw:name="f56" draw:formula="487 * ?f5 / 1898"/><draw:equation draw:name="f57" draw:formula="1309 * ?f4 / 1692"/><draw:equation draw:name="f58" draw:formula="367 * ?f5 / 1898"/><draw:equation draw:name="f59" draw:formula="1251 * ?f4 / 1692"/><draw:equation draw:name="f60" draw:formula="272 * ?f5 / 1898"/><draw:equation draw:name="f61" draw:formula="1153 * ?f4 / 1692"/><draw:equation draw:name="f62" draw:formula="213 * ?f5 / 1898"/><draw:equation draw:name="f63" draw:formula="1027 * ?f4 / 1692"/><draw:equation draw:name="f64" draw:formula="322 * ?f5 / 1898"/><draw:equation draw:name="f65" draw:formula="1032 * ?f4 / 1692"/><draw:equation draw:name="f66" draw:formula="345 * ?f5 / 1898"/><draw:equation draw:name="f67" draw:formula="1007 * ?f4 / 1692"/><draw:equation draw:name="f68" draw:formula="228 * ?f5 / 1898"/><draw:equation draw:name="f69" draw:formula="939 * ?f4 / 1692"/><draw:equation draw:name="f70" draw:formula="139 * ?f5 / 1898"/><draw:equation draw:name="f71" draw:formula="834 * ?f4 / 1692"/><draw:equation draw:name="f72" draw:formula="87 * ?f5 / 1898"/><draw:equation draw:name="f73" draw:formula="700 * ?f4 / 1692"/><draw:equation draw:name="f74" draw:formula="77 * ?f5 / 1898"/><draw:equation draw:name="f75" draw:formula="595 * ?f4 / 1692"/><draw:equation draw:name="f76" draw:formula="205 * ?f5 / 1898"/><draw:equation draw:name="f77" draw:formula="643 * ?f4 / 1692"/><draw:equation draw:name="f78" draw:formula="189 * ?f5 / 1898"/><draw:equation draw:name="f79" draw:formula="590 * ?f4 / 1692"/><draw:equation draw:name="f80" draw:formula="117 * ?f5 / 1898"/><draw:equation draw:name="f81" draw:formula="477 * ?f4 / 1692"/><draw:equation draw:name="f82" draw:formula="82 * ?f5 / 1898"/><draw:equation draw:name="f83" draw:formula="342 * ?f4 / 1692"/><draw:equation draw:name="f84" draw:formula="88 * ?f5 / 1898"/><draw:equation draw:name="f85" draw:formula="201 * ?f4 / 1692"/><draw:equation draw:name="f86" draw:formula="132 * ?f5 / 1898"/><draw:equation draw:name="f87" draw:formula="78 * ?f4 / 1692"/><draw:equation draw:name="f88" draw:formula="293 * ?f5 / 1898"/><draw:equation draw:name="f89" draw:formula="255 * ?f4 / 1692"/><draw:equation draw:name="f90" draw:formula="484 * ?f5 / 1898"/><draw:equation draw:name="f91" draw:formula="391 * ?f4 / 1692"/><draw:equation draw:name="f92" draw:formula="700 * ?f5 / 1898"/><draw:equation draw:name="f93" draw:formula="483 * ?f4 / 1692"/><draw:equation draw:name="f94" draw:formula="934 * ?f5 / 1898"/><draw:equation draw:name="f95" draw:formula="524 * ?f4 / 1692"/><draw:equation draw:name="f96" draw:formula="928 * ?f5 / 1898"/><draw:equation draw:name="f97" draw:formula="373 * ?f4 / 1692"/><draw:equation draw:name="f98" draw:formula="970 * ?f5 / 1898"/><draw:equation draw:name="f99" draw:formula="226 * ?f4 / 1692"/><draw:equation draw:name="f100" draw:formula="1056 * ?f5 / 1898"/><draw:equation draw:name="f101" draw:formula="108 * ?f4 / 1692"/><draw:equation draw:name="f102" draw:formula="1173 * ?f5 / 1898"/><draw:equation draw:name="f103" draw:formula="29 * ?f4 / 1692"/><draw:equation draw:name="f104" draw:formula="1314 * ?f5 / 1898"/><draw:equation draw:name="f105" draw:formula="0 * ?f4 / 1692"/><draw:equation draw:name="f106" draw:formula="?f8 / ?f6"/><draw:equation draw:name="f107" draw:formula="?f9 / ?f7"/><draw:equation draw:name="f108" draw:formula="?f10 / ?f6"/><draw:equation draw:name="f109" draw:formula="?f11 / ?f7"/><draw:equation draw:name="f110" draw:formula="?f12 / ?f6"/><draw:equation draw:name="f111" draw:formula="?f13 / ?f7"/><draw:equation draw:name="f112" draw:formula="?f14 / ?f6"/><draw:equation draw:name="f113" draw:formula="?f15 / ?f7"/><draw:equation draw:name="f114" draw:formula="?f16 / ?f6"/><draw:equation draw:name="f115" draw:formula="?f17 / ?f7"/><draw:equation draw:name="f116" draw:formula="?f18 / ?f6"/><draw:equation draw:name="f117" draw:formula="?f19 / ?f7"/><draw:equation draw:name="f118" draw:formula="?f20 / ?f6"/><draw:equation draw:name="f119" draw:formula="?f21 / ?f7"/><draw:equation draw:name="f120" draw:formula="?f22 / ?f6"/><draw:equation draw:name="f121" draw:formula="?f23 / ?f7"/><draw:equation draw:name="f122" draw:formula="?f24 / ?f6"/><draw:equation draw:name="f123" draw:formula="?f25 / ?f7"/><draw:equation draw:name="f124" draw:formula="?f26 / ?f6"/><draw:equation draw:name="f125" draw:formula="?f27 / ?f7"/><draw:equation draw:name="f126" draw:formula="?f28 / ?f6"/><draw:equation draw:name="f127" draw:formula="?f29 / ?f7"/><draw:equation draw:name="f128" draw:formula="?f30 / ?f6"/><draw:equation draw:name="f129" draw:formula="?f31 / ?f7"/><draw:equation draw:name="f130" draw:formula="?f32 / ?f6"/><draw:equation draw:name="f131" draw:formula="?f33 / ?f7"/><draw:equation draw:name="f132" draw:formula="?f34 / ?f6"/><draw:equation draw:name="f133" draw:formula="?f35 / ?f7"/><draw:equation draw:name="f134" draw:formula="?f36 / ?f6"/><draw:equation draw:name="f135" draw:formula="?f37 / ?f7"/><draw:equation draw:name="f136" draw:formula="?f38 / ?f6"/><draw:equation draw:name="f137" draw:formula="?f39 / ?f7"/><draw:equation draw:name="f138" draw:formula="?f40 / ?f6"/><draw:equation draw:name="f139" draw:formula="?f41 / ?f7"/><draw:equation draw:name="f140" draw:formula="?f42 / ?f6"/><draw:equation draw:name="f141" draw:formula="?f43 / ?f7"/><draw:equation draw:name="f142" draw:formula="?f44 / ?f6"/><draw:equation draw:name="f143" draw:formula="?f45 / ?f7"/><draw:equation draw:name="f144" draw:formula="?f46 / ?f6"/><draw:equation draw:name="f145" draw:formula="?f47 / ?f7"/><draw:equation draw:name="f146" draw:formula="?f48 / ?f6"/><draw:equation draw:name="f147" draw:formula="?f49 / ?f7"/><draw:equation draw:name="f148" draw:formula="?f50 / ?f6"/><draw:equation draw:name="f149" draw:formula="?f51 / ?f7"/><draw:equation draw:name="f150" draw:formula="?f52 / ?f6"/><draw:equation draw:name="f151" draw:formula="?f53 / ?f7"/><draw:equation draw:name="f152" draw:formula="?f54 / ?f6"/><draw:equation draw:name="f153" draw:formula="?f55 / ?f7"/><draw:equation draw:name="f154" draw:formula="?f56 / ?f6"/><draw:equation draw:name="f155" draw:formula="?f57 / ?f7"/><draw:equation draw:name="f156" draw:formula="?f58 / ?f6"/><draw:equation draw:name="f157" draw:formula="?f59 / ?f7"/><draw:equation draw:name="f158" draw:formula="?f60 / ?f6"/><draw:equation draw:name="f159" draw:formula="?f61 / ?f7"/><draw:equation draw:name="f160" draw:formula="?f62 / ?f6"/><draw:equation draw:name="f161" draw:formula="?f63 / ?f7"/><draw:equation draw:name="f162" draw:formula="?f64 / ?f6"/><draw:equation draw:name="f163" draw:formula="?f65 / ?f7"/><draw:equation draw:name="f164" draw:formula="?f66 / ?f6"/><draw:equation draw:name="f165" draw:formula="?f67 / ?f7"/><draw:equation draw:name="f166" draw:formula="?f68 / ?f6"/><draw:equation draw:name="f167" draw:formula="?f69 / ?f7"/><draw:equation draw:name="f168" draw:formula="?f70 / ?f6"/><draw:equation draw:name="f169" draw:formula="?f71 / ?f7"/><draw:equation draw:name="f170" draw:formula="?f72 / ?f6"/><draw:equation draw:name="f171" draw:formula="?f73 / ?f7"/><draw:equation draw:name="f172" draw:formula="?f74 / ?f6"/><draw:equation draw:name="f173" draw:formula="?f75 / ?f7"/><draw:equation draw:name="f174" draw:formula="?f76 / ?f6"/><draw:equation draw:name="f175" draw:formula="?f77 / ?f7"/><draw:equation draw:name="f176" draw:formula="?f78 / ?f6"/><draw:equation draw:name="f177" draw:formula="?f79 / ?f7"/><draw:equation draw:name="f178" draw:formula="?f80 / ?f6"/><draw:equation draw:name="f179" draw:formula="?f81 / ?f7"/><draw:equation draw:name="f180" draw:formula="?f82 / ?f6"/><draw:equation draw:name="f181" draw:formula="?f83 / ?f7"/><draw:equation draw:name="f182" draw:formula="?f84 / ?f6"/><draw:equation draw:name="f183" draw:formula="?f85 / ?f7"/><draw:equation draw:name="f184" draw:formula="?f86 / ?f6"/><draw:equation draw:name="f185" draw:formula="?f87 / ?f7"/><draw:equation draw:name="f186" draw:formula="?f88 / ?f6"/><draw:equation draw:name="f187" draw:formula="?f89 / ?f7"/><draw:equation draw:name="f188" draw:formula="?f90 / ?f6"/><draw:equation draw:name="f189" draw:formula="?f91 / ?f7"/><draw:equation draw:name="f190" draw:formula="?f92 / ?f6"/><draw:equation draw:name="f191" draw:formula="?f93 / ?f7"/><draw:equation draw:name="f192" draw:formula="?f94 / ?f6"/><draw:equation draw:name="f193" draw:formula="?f95 / ?f7"/><draw:equation draw:name="f194" draw:formula="?f96 / ?f6"/><draw:equation draw:name="f195" draw:formula="?f97 / ?f7"/><draw:equation draw:name="f196" draw:formula="?f98 / ?f6"/><draw:equation draw:name="f197" draw:formula="?f99 / ?f7"/><draw:equation draw:name="f198" draw:formula="?f100 / ?f6"/><draw:equation draw:name="f199" draw:formula="?f101 / ?f7"/><draw:equation draw:name="f200" draw:formula="?f102 / ?f6"/><draw:equation draw:name="f201" draw:formula="?f103 / ?f7"/><draw:equation draw:name="f202" draw:formula="?f104 / ?f6"/><draw:equation draw:name="f203" draw:formula="?f105 / ?f7"/><draw:equation draw:name="f204" draw:formula="0 / ?f6"/><draw:equation draw:name="f205" draw:formula="?f1 / ?f6"/><draw:equation draw:name="f206" draw:formula="0 / ?f7"/><draw:equation draw:name="f207" draw:formula="?f3 / ?f7"/></draw:enhanced-geometry></draw:custom-shape></draw:g></text:span></text:p>
            </table:table-cell>
            <table:table-cell table:style-name="TableCell53">
              <text:p text:style-name="Voettekst"><text:span text:style-name="T54"><draw:g draw:name="Groep 10" draw:id="id32" draw:style-name="a30" text:anchor-type="as-char"><svg:title>Telefoonpictogram</svg:title><svg:desc/><draw:custom-shape svg:x="0in" svg:y="0in" svg:width="0.36in" svg:height="0.36in" draw:id="id30" draw:style-name="a28" draw:name="Cirkel rond het telefoonsymbool"><svg:title/><svg:desc/><draw:enhanced-geometry draw:type="non-primitive" svg:viewBox="0 0 3451 3450"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0"/><draw:equation draw:name="f8" draw:formula="1831 * ?f5 / 3451"/><draw:equation draw:name="f9" draw:formula="3 * ?f4 / 3450"/><draw:equation draw:name="f10" draw:formula="2035 * ?f5 / 3451"/><draw:equation draw:name="f11" draw:formula="28 * ?f4 / 3450"/><draw:equation draw:name="f12" draw:formula="2232 * ?f5 / 3451"/><draw:equation draw:name="f13" draw:formula="76 * ?f4 / 3450"/><draw:equation draw:name="f14" draw:formula="2419 * ?f5 / 3451"/><draw:equation draw:name="f15" draw:formula="145 * ?f4 / 3450"/><draw:equation draw:name="f16" draw:formula="2596 * ?f5 / 3451"/><draw:equation draw:name="f17" draw:formula="235 * ?f4 / 3450"/><draw:equation draw:name="f18" draw:formula="2760 * ?f5 / 3451"/><draw:equation draw:name="f19" draw:formula="344 * ?f4 / 3450"/><draw:equation draw:name="f20" draw:formula="2909 * ?f5 / 3451"/><draw:equation draw:name="f21" draw:formula="471 * ?f4 / 3450"/><draw:equation draw:name="f22" draw:formula="3044 * ?f5 / 3451"/><draw:equation draw:name="f23" draw:formula="613 * ?f4 / 3450"/><draw:equation draw:name="f24" draw:formula="3163 * ?f5 / 3451"/><draw:equation draw:name="f25" draw:formula="771 * ?f4 / 3450"/><draw:equation draw:name="f26" draw:formula="3262 * ?f5 / 3451"/><draw:equation draw:name="f27" draw:formula="941 * ?f4 / 3450"/><draw:equation draw:name="f28" draw:formula="3342 * ?f5 / 3451"/><draw:equation draw:name="f29" draw:formula="1123 * ?f4 / 3450"/><draw:equation draw:name="f30" draw:formula="3402 * ?f5 / 3451"/><draw:equation draw:name="f31" draw:formula="1316 * ?f4 / 3450"/><draw:equation draw:name="f32" draw:formula="3438 * ?f5 / 3451"/><draw:equation draw:name="f33" draw:formula="1517 * ?f4 / 3450"/><draw:equation draw:name="f34" draw:formula="3451 * ?f5 / 3451"/><draw:equation draw:name="f35" draw:formula="1725 * ?f4 / 3450"/><draw:equation draw:name="f36" draw:formula="1934 * ?f4 / 3450"/><draw:equation draw:name="f37" draw:formula="2135 * ?f4 / 3450"/><draw:equation draw:name="f38" draw:formula="2327 * ?f4 / 3450"/><draw:equation draw:name="f39" draw:formula="2509 * ?f4 / 3450"/><draw:equation draw:name="f40" draw:formula="2679 * ?f4 / 3450"/><draw:equation draw:name="f41" draw:formula="2836 * ?f4 / 3450"/><draw:equation draw:name="f42" draw:formula="2979 * ?f4 / 3450"/><draw:equation draw:name="f43" draw:formula="3105 * ?f4 / 3450"/><draw:equation draw:name="f44" draw:formula="3214 * ?f4 / 3450"/><draw:equation draw:name="f45" draw:formula="3304 * ?f4 / 3450"/><draw:equation draw:name="f46" draw:formula="3375 * ?f4 / 3450"/><draw:equation draw:name="f47" draw:formula="3422 * ?f4 / 3450"/><draw:equation draw:name="f48" draw:formula="3447 * ?f4 / 3450"/><draw:equation draw:name="f49" draw:formula="1620 * ?f5 / 3451"/><draw:equation draw:name="f50" draw:formula="1415 * ?f5 / 3451"/><draw:equation draw:name="f51" draw:formula="1218 * ?f5 / 3451"/><draw:equation draw:name="f52" draw:formula="1031 * ?f5 / 3451"/><draw:equation draw:name="f53" draw:formula="855 * ?f5 / 3451"/><draw:equation draw:name="f54" draw:formula="690 * ?f5 / 3451"/><draw:equation draw:name="f55" draw:formula="540 * ?f5 / 3451"/><draw:equation draw:name="f56" draw:formula="405 * ?f5 / 3451"/><draw:equation draw:name="f57" draw:formula="288 * ?f5 / 3451"/><draw:equation draw:name="f58" draw:formula="189 * ?f5 / 3451"/><draw:equation draw:name="f59" draw:formula="108 * ?f5 / 3451"/><draw:equation draw:name="f60" draw:formula="49 * ?f5 / 3451"/><draw:equation draw:name="f61" draw:formula="13 * ?f5 / 3451"/><draw:equation draw:name="f62" draw:formula="0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102in" svg:y="0.07935in" svg:width="0.19796in" svg:height="0.19879in" draw:id="id31" draw:style-name="a29" draw:name="Telefoonsymbool"><svg:title/><svg:desc/><draw:enhanced-geometry draw:type="non-primitive" svg:viewBox="0 0 1894 1896"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 draw:text-areas="?f202 ?f204 ?f203 ?f205" draw:glue-points="?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50 ?f164 ?f165 ?f166 ?f167 ?f168 ?f169 ?f170 ?f171 ?f172 ?f173 ?f174 ?f175 ?f176 ?f177 ?f178 ?f179 ?f180 ?f181 ?f182 ?f183 ?f184 ?f185 ?f186 ?f187 ?f188 ?f189 ?f190 ?f191 ?f192 ?f193 ?f194 ?f195 ?f196 ?f197 ?f198 ?f199 ?f200 ?f201"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draw:equation draw:name="f7" draw:formula="?f4 / 1896"/><draw:equation draw:name="f8" draw:formula="709 * ?f5 / 1894"/><draw:equation draw:name="f9" draw:formula="495 * ?f4 / 1896"/><draw:equation draw:name="f10" draw:formula="653 * ?f5 / 1894"/><draw:equation draw:name="f11" draw:formula="560 * ?f4 / 1896"/><draw:equation draw:name="f12" draw:formula="593 * ?f5 / 1894"/><draw:equation draw:name="f13" draw:formula="617 * ?f4 / 1896"/><draw:equation draw:name="f14" draw:formula="527 * ?f5 / 1894"/><draw:equation draw:name="f15" draw:formula="661 * ?f4 / 1896"/><draw:equation draw:name="f16" draw:formula="500 * ?f5 / 1894"/><draw:equation draw:name="f17" draw:formula="691 * ?f4 / 1896"/><draw:equation draw:name="f18" draw:formula="524 * ?f5 / 1894"/><draw:equation draw:name="f19" draw:formula="733 * ?f4 / 1896"/><draw:equation draw:name="f20" draw:formula="559 * ?f5 / 1894"/><draw:equation draw:name="f21" draw:formula="789 * ?f4 / 1896"/><draw:equation draw:name="f22" draw:formula="608 * ?f5 / 1894"/><draw:equation draw:name="f23" draw:formula="860 * ?f4 / 1896"/><draw:equation draw:name="f24" draw:formula="668 * ?f5 / 1894"/><draw:equation draw:name="f25" draw:formula="938 * ?f4 / 1896"/><draw:equation draw:name="f26" draw:formula="741 * ?f5 / 1894"/><draw:equation draw:name="f27" draw:formula="1024 * ?f4 / 1896"/><draw:equation draw:name="f28" draw:formula="825 * ?f5 / 1894"/><draw:equation draw:name="f29" draw:formula="1113 * ?f4 / 1896"/><draw:equation draw:name="f30" draw:formula="923 * ?f5 / 1894"/><draw:equation draw:name="f31" draw:formula="1202 * ?f4 / 1896"/><draw:equation draw:name="f32" draw:formula="1033 * ?f5 / 1894"/><draw:equation draw:name="f33" draw:formula="1289 * ?f4 / 1896"/><draw:equation draw:name="f34" draw:formula="1155 * ?f5 / 1894"/><draw:equation draw:name="f35" draw:formula="1371 * ?f4 / 1896"/><draw:equation draw:name="f36" draw:formula="1241 * ?f5 / 1894"/><draw:equation draw:name="f37" draw:formula="1369 * ?f4 / 1896"/><draw:equation draw:name="f38" draw:formula="1295 * ?f5 / 1894"/><draw:equation draw:name="f39" draw:formula="1291 * ?f4 / 1896"/><draw:equation draw:name="f40" draw:formula="1364 * ?f5 / 1894"/><draw:equation draw:name="f41" draw:formula="1220 * ?f4 / 1896"/><draw:equation draw:name="f42" draw:formula="1894 * ?f5 / 1894"/><draw:equation draw:name="f43" draw:formula="1594 * ?f4 / 1896"/><draw:equation draw:name="f44" draw:formula="1856 * ?f5 / 1894"/><draw:equation draw:name="f45" draw:formula="1640 * ?f4 / 1896"/><draw:equation draw:name="f46" draw:formula="1808 * ?f5 / 1894"/><draw:equation draw:name="f47" draw:formula="1686 * ?f4 / 1896"/><draw:equation draw:name="f48" draw:formula="1752 * ?f5 / 1894"/><draw:equation draw:name="f49" draw:formula="1730 * ?f4 / 1896"/><draw:equation draw:name="f50" draw:formula="1694 * ?f5 / 1894"/><draw:equation draw:name="f51" draw:formula="1771 * ?f4 / 1896"/><draw:equation draw:name="f52" draw:formula="1636 * ?f5 / 1894"/><draw:equation draw:name="f53" draw:formula="1808 * ?f4 / 1896"/><draw:equation draw:name="f54" draw:formula="1582 * ?f5 / 1894"/><draw:equation draw:name="f55" draw:formula="1841 * ?f4 / 1896"/><draw:equation draw:name="f56" draw:formula="1536 * ?f5 / 1894"/><draw:equation draw:name="f57" draw:formula="1867 * ?f4 / 1896"/><draw:equation draw:name="f58" draw:formula="1502 * ?f5 / 1894"/><draw:equation draw:name="f59" draw:formula="1885 * ?f4 / 1896"/><draw:equation draw:name="f60" draw:formula="1483 * ?f5 / 1894"/><draw:equation draw:name="f61" draw:formula="1895 * ?f4 / 1896"/><draw:equation draw:name="f62" draw:formula="1439 * ?f5 / 1894"/><draw:equation draw:name="f63" draw:formula="1881 * ?f4 / 1896"/><draw:equation draw:name="f64" draw:formula="1352 * ?f5 / 1894"/><draw:equation draw:name="f65" draw:formula="1847 * ?f4 / 1896"/><draw:equation draw:name="f66" draw:formula="1257 * ?f5 / 1894"/><draw:equation draw:name="f67" draw:formula="1157 * ?f5 / 1894"/><draw:equation draw:name="f68" draw:formula="1763 * ?f4 / 1896"/><draw:equation draw:name="f69" draw:formula="1053 * ?f5 / 1894"/><draw:equation draw:name="f70" draw:formula="1712 * ?f4 / 1896"/><draw:equation draw:name="f71" draw:formula="945 * ?f5 / 1894"/><draw:equation draw:name="f72" draw:formula="1652 * ?f4 / 1896"/><draw:equation draw:name="f73" draw:formula="835 * ?f5 / 1894"/><draw:equation draw:name="f74" draw:formula="1583 * ?f4 / 1896"/><draw:equation draw:name="f75" draw:formula="724 * ?f5 / 1894"/><draw:equation draw:name="f76" draw:formula="1503 * ?f4 / 1896"/><draw:equation draw:name="f77" draw:formula="615 * ?f5 / 1894"/><draw:equation draw:name="f78" draw:formula="1409 * ?f4 / 1896"/><draw:equation draw:name="f79" draw:formula="506 * ?f5 / 1894"/><draw:equation draw:name="f80" draw:formula="1304 * ?f4 / 1896"/><draw:equation draw:name="f81" draw:formula="401 * ?f5 / 1894"/><draw:equation draw:name="f82" draw:formula="1182 * ?f4 / 1896"/><draw:equation draw:name="f83" draw:formula="301 * ?f5 / 1894"/><draw:equation draw:name="f84" draw:formula="1045 * ?f4 / 1896"/><draw:equation draw:name="f85" draw:formula="205 * ?f5 / 1894"/><draw:equation draw:name="f86" draw:formula="891 * ?f4 / 1896"/><draw:equation draw:name="f87" draw:formula="117 * ?f5 / 1894"/><draw:equation draw:name="f88" draw:formula="718 * ?f4 / 1896"/><draw:equation draw:name="f89" draw:formula="37 * ?f5 / 1894"/><draw:equation draw:name="f90" draw:formula="526 * ?f4 / 1896"/><draw:equation draw:name="f91" draw:formula="32 * ?f5 / 1894"/><draw:equation draw:name="f92" draw:formula="356 * ?f4 / 1896"/><draw:equation draw:name="f93" draw:formula="93 * ?f5 / 1894"/><draw:equation draw:name="f94" draw:formula="246 * ?f4 / 1896"/><draw:equation draw:name="f95" draw:formula="151 * ?f5 / 1894"/><draw:equation draw:name="f96" draw:formula="159 * ?f4 / 1896"/><draw:equation draw:name="f97" draw:formula="203 * ?f5 / 1894"/><draw:equation draw:name="f98" draw:formula="92 * ?f4 / 1896"/><draw:equation draw:name="f99" draw:formula="245 * ?f5 / 1894"/><draw:equation draw:name="f100" draw:formula="45 * ?f4 / 1896"/><draw:equation draw:name="f101" draw:formula="277 * ?f5 / 1894"/><draw:equation draw:name="f102" draw:formula="16 * ?f4 / 1896"/><draw:equation draw:name="f103" draw:formula="293 * ?f5 / 1894"/><draw:equation draw:name="f104" draw:formula="1 * ?f4 / 1896"/><draw:equation draw:name="f105" draw:formula="?f8 / ?f6"/><draw:equation draw:name="f106" draw:formula="?f9 / ?f7"/><draw:equation draw:name="f107" draw:formula="?f10 / ?f6"/><draw:equation draw:name="f108" draw:formula="?f11 / ?f7"/><draw:equation draw:name="f109" draw:formula="?f12 / ?f6"/><draw:equation draw:name="f110" draw:formula="?f13 / ?f7"/><draw:equation draw:name="f111" draw:formula="?f14 / ?f6"/><draw:equation draw:name="f112" draw:formula="?f15 / ?f7"/><draw:equation draw:name="f113" draw:formula="?f16 / ?f6"/><draw:equation draw:name="f114" draw:formula="?f17 / ?f7"/><draw:equation draw:name="f115" draw:formula="?f18 / ?f6"/><draw:equation draw:name="f116" draw:formula="?f19 / ?f7"/><draw:equation draw:name="f117" draw:formula="?f20 / ?f6"/><draw:equation draw:name="f118" draw:formula="?f21 / ?f7"/><draw:equation draw:name="f119" draw:formula="?f22 / ?f6"/><draw:equation draw:name="f120" draw:formula="?f23 / ?f7"/><draw:equation draw:name="f121" draw:formula="?f24 / ?f6"/><draw:equation draw:name="f122" draw:formula="?f25 / ?f7"/><draw:equation draw:name="f123" draw:formula="?f26 / ?f6"/><draw:equation draw:name="f124" draw:formula="?f27 / ?f7"/><draw:equation draw:name="f125" draw:formula="?f28 / ?f6"/><draw:equation draw:name="f126" draw:formula="?f29 / ?f7"/><draw:equation draw:name="f127" draw:formula="?f30 / ?f6"/><draw:equation draw:name="f128" draw:formula="?f31 / ?f7"/><draw:equation draw:name="f129" draw:formula="?f32 / ?f6"/><draw:equation draw:name="f130" draw:formula="?f33 / ?f7"/><draw:equation draw:name="f131" draw:formula="?f34 / ?f6"/><draw:equation draw:name="f132" draw:formula="?f35 / ?f7"/><draw:equation draw:name="f133" draw:formula="?f36 / ?f6"/><draw:equation draw:name="f134" draw:formula="?f37 / ?f7"/><draw:equation draw:name="f135" draw:formula="?f38 / ?f6"/><draw:equation draw:name="f136" draw:formula="?f39 / ?f7"/><draw:equation draw:name="f137" draw:formula="?f40 / ?f6"/><draw:equation draw:name="f138" draw:formula="?f41 / ?f7"/><draw:equation draw:name="f139" draw:formula="?f42 / ?f6"/><draw:equation draw:name="f140" draw:formula="?f43 / ?f7"/><draw:equation draw:name="f141" draw:formula="?f44 / ?f6"/><draw:equation draw:name="f142" draw:formula="?f45 / ?f7"/><draw:equation draw:name="f143" draw:formula="?f46 / ?f6"/><draw:equation draw:name="f144" draw:formula="?f47 / ?f7"/><draw:equation draw:name="f145" draw:formula="?f48 / ?f6"/><draw:equation draw:name="f146" draw:formula="?f49 / ?f7"/><draw:equation draw:name="f147" draw:formula="?f50 / ?f6"/><draw:equation draw:name="f148" draw:formula="?f51 / ?f7"/><draw:equation draw:name="f149" draw:formula="?f52 / ?f6"/><draw:equation draw:name="f150" draw:formula="?f53 / ?f7"/><draw:equation draw:name="f151" draw:formula="?f54 / ?f6"/><draw:equation draw:name="f152" draw:formula="?f55 / ?f7"/><draw:equation draw:name="f153" draw:formula="?f56 / ?f6"/><draw:equation draw:name="f154" draw:formula="?f57 / ?f7"/><draw:equation draw:name="f155" draw:formula="?f58 / ?f6"/><draw:equation draw:name="f156" draw:formula="?f59 / ?f7"/><draw:equation draw:name="f157" draw:formula="?f60 / ?f6"/><draw:equation draw:name="f158" draw:formula="?f61 / ?f7"/><draw:equation draw:name="f159" draw:formula="?f62 / ?f6"/><draw:equation draw:name="f160" draw:formula="?f63 / ?f7"/><draw:equation draw:name="f161" draw:formula="?f64 / ?f6"/><draw:equation draw:name="f162" draw:formula="?f65 / ?f7"/><draw:equation draw:name="f163" draw:formula="?f66 / ?f6"/><draw:equation draw:name="f164" draw:formula="?f67 / ?f6"/><draw:equation draw:name="f165" draw:formula="?f68 / ?f7"/><draw:equation draw:name="f166" draw:formula="?f69 / ?f6"/><draw:equation draw:name="f167" draw:formula="?f70 / ?f7"/><draw:equation draw:name="f168" draw:formula="?f71 / ?f6"/><draw:equation draw:name="f169" draw:formula="?f72 / ?f7"/><draw:equation draw:name="f170" draw:formula="?f73 / ?f6"/><draw:equation draw:name="f171" draw:formula="?f74 / ?f7"/><draw:equation draw:name="f172" draw:formula="?f75 / ?f6"/><draw:equation draw:name="f173" draw:formula="?f76 / ?f7"/><draw:equation draw:name="f174" draw:formula="?f77 / ?f6"/><draw:equation draw:name="f175" draw:formula="?f78 / ?f7"/><draw:equation draw:name="f176" draw:formula="?f79 / ?f6"/><draw:equation draw:name="f177" draw:formula="?f80 / ?f7"/><draw:equation draw:name="f178" draw:formula="?f81 / ?f6"/><draw:equation draw:name="f179" draw:formula="?f82 / ?f7"/><draw:equation draw:name="f180" draw:formula="?f83 / ?f6"/><draw:equation draw:name="f181" draw:formula="?f84 / ?f7"/><draw:equation draw:name="f182" draw:formula="?f85 / ?f6"/><draw:equation draw:name="f183" draw:formula="?f86 / ?f7"/><draw:equation draw:name="f184" draw:formula="?f87 / ?f6"/><draw:equation draw:name="f185" draw:formula="?f88 / ?f7"/><draw:equation draw:name="f186" draw:formula="?f89 / ?f6"/><draw:equation draw:name="f187" draw:formula="?f90 / ?f7"/><draw:equation draw:name="f188" draw:formula="?f91 / ?f6"/><draw:equation draw:name="f189" draw:formula="?f92 / ?f7"/><draw:equation draw:name="f190" draw:formula="?f93 / ?f6"/><draw:equation draw:name="f191" draw:formula="?f94 / ?f7"/><draw:equation draw:name="f192" draw:formula="?f95 / ?f6"/><draw:equation draw:name="f193" draw:formula="?f96 / ?f7"/><draw:equation draw:name="f194" draw:formula="?f97 / ?f6"/><draw:equation draw:name="f195" draw:formula="?f98 / ?f7"/><draw:equation draw:name="f196" draw:formula="?f99 / ?f6"/><draw:equation draw:name="f197" draw:formula="?f100 / ?f7"/><draw:equation draw:name="f198" draw:formula="?f101 / ?f6"/><draw:equation draw:name="f199" draw:formula="?f102 / ?f7"/><draw:equation draw:name="f200" draw:formula="?f103 / ?f6"/><draw:equation draw:name="f201" draw:formula="?f104 / ?f7"/><draw:equation draw:name="f202" draw:formula="0 / ?f6"/><draw:equation draw:name="f203" draw:formula="?f1 / ?f6"/><draw:equation draw:name="f204" draw:formula="0 / ?f7"/><draw:equation draw:name="f205" draw:formula="?f3 / ?f7"/></draw:enhanced-geometry></draw:custom-shape></draw:g></text:span></text:p>
            </table:table-cell>
            <table:table-cell table:style-name="TableCell55">
              <text:p text:style-name="Voettekst"><text:span text:style-name="T56"><draw:g draw:name="Groep 16" draw:id="id35" draw:style-name="a33" text:anchor-type="as-char"><svg:title>LinkedIn-pictogram</svg:title><svg:desc/><draw:custom-shape svg:x="0in" svg:y="0in" svg:width="0.36in" svg:height="0.36in" draw:id="id33" draw:style-name="a31" draw:name="Cirkel rond het LinkedIn-symbool"><svg:title/><svg:desc/><draw:enhanced-geometry draw:type="non-primitive" svg:viewBox="0 0 3451 3451"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 draw:text-areas="?f118 ?f120 ?f119 ?f121" draw:glue-points="?f63 ?f64 ?f65 ?f66 ?f67 ?f68 ?f69 ?f70 ?f71 ?f72 ?f73 ?f74 ?f75 ?f76 ?f77 ?f78 ?f79 ?f80 ?f81 ?f82 ?f83 ?f84 ?f85 ?f86 ?f87 ?f88 ?f89 ?f90 ?f89 ?f91 ?f87 ?f92 ?f85 ?f93 ?f83 ?f94 ?f81 ?f95 ?f79 ?f96 ?f77 ?f97 ?f75 ?f98 ?f73 ?f99 ?f71 ?f100 ?f69 ?f101 ?f67 ?f102 ?f65 ?f103 ?f63 ?f104 ?f105 ?f103 ?f106 ?f102 ?f107 ?f101 ?f108 ?f100 ?f109 ?f99 ?f110 ?f98 ?f111 ?f97 ?f112 ?f96 ?f113 ?f95 ?f114 ?f94 ?f115 ?f93 ?f116 ?f92 ?f117 ?f91 ?f117 ?f90 ?f116 ?f88 ?f115 ?f86 ?f114 ?f84 ?f113 ?f82 ?f112 ?f80 ?f111 ?f78 ?f110 ?f76 ?f109 ?f74 ?f108 ?f72 ?f107 ?f70 ?f106 ?f68 ?f105 ?f66 ?f63 ?f64" draw:glue-point-leaving-directions="-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1"/><draw:equation draw:name="f8" draw:formula="1725 * ?f5 / 3451"/><draw:equation draw:name="f9" draw:formula="0 * ?f4 / 3451"/><draw:equation draw:name="f10" draw:formula="1933 * ?f5 / 3451"/><draw:equation draw:name="f11" draw:formula="13 * ?f4 / 3451"/><draw:equation draw:name="f12" draw:formula="2134 * ?f5 / 3451"/><draw:equation draw:name="f13" draw:formula="49 * ?f4 / 3451"/><draw:equation draw:name="f14" draw:formula="2327 * ?f5 / 3451"/><draw:equation draw:name="f15" draw:formula="109 * ?f4 / 3451"/><draw:equation draw:name="f16" draw:formula="2509 * ?f5 / 3451"/><draw:equation draw:name="f17" draw:formula="189 * ?f4 / 3451"/><draw:equation draw:name="f18" draw:formula="2679 * ?f5 / 3451"/><draw:equation draw:name="f19" draw:formula="288 * ?f4 / 3451"/><draw:equation draw:name="f20" draw:formula="2837 * ?f5 / 3451"/><draw:equation draw:name="f21" draw:formula="407 * ?f4 / 3451"/><draw:equation draw:name="f22" draw:formula="2979 * ?f5 / 3451"/><draw:equation draw:name="f23" draw:formula="542 * ?f4 / 3451"/><draw:equation draw:name="f24" draw:formula="3105 * ?f5 / 3451"/><draw:equation draw:name="f25" draw:formula="691 * ?f4 / 3451"/><draw:equation draw:name="f26" draw:formula="3215 * ?f5 / 3451"/><draw:equation draw:name="f27" draw:formula="855 * ?f4 / 3451"/><draw:equation draw:name="f28" draw:formula="3305 * ?f5 / 3451"/><draw:equation draw:name="f29" draw:formula="1032 * ?f4 / 3451"/><draw:equation draw:name="f30" draw:formula="3374 * ?f5 / 3451"/><draw:equation draw:name="f31" draw:formula="1219 * ?f4 / 3451"/><draw:equation draw:name="f32" draw:formula="3422 * ?f5 / 3451"/><draw:equation draw:name="f33" draw:formula="1416 * ?f4 / 3451"/><draw:equation draw:name="f34" draw:formula="3447 * ?f5 / 3451"/><draw:equation draw:name="f35" draw:formula="1620 * ?f4 / 3451"/><draw:equation draw:name="f36" draw:formula="1831 * ?f4 / 3451"/><draw:equation draw:name="f37" draw:formula="2036 * ?f4 / 3451"/><draw:equation draw:name="f38" draw:formula="2233 * ?f4 / 3451"/><draw:equation draw:name="f39" draw:formula="2420 * ?f4 / 3451"/><draw:equation draw:name="f40" draw:formula="2596 * ?f4 / 3451"/><draw:equation draw:name="f41" draw:formula="2761 * ?f4 / 3451"/><draw:equation draw:name="f42" draw:formula="2911 * ?f4 / 3451"/><draw:equation draw:name="f43" draw:formula="3046 * ?f4 / 3451"/><draw:equation draw:name="f44" draw:formula="3163 * ?f4 / 3451"/><draw:equation draw:name="f45" draw:formula="3262 * ?f4 / 3451"/><draw:equation draw:name="f46" draw:formula="3343 * ?f4 / 3451"/><draw:equation draw:name="f47" draw:formula="3402 * ?f4 / 3451"/><draw:equation draw:name="f48" draw:formula="3438 * ?f4 / 3451"/><draw:equation draw:name="f49" draw:formula="3451 * ?f4 / 3451"/><draw:equation draw:name="f50" draw:formula="1516 * ?f5 / 3451"/><draw:equation draw:name="f51" draw:formula="1315 * ?f5 / 3451"/><draw:equation draw:name="f52" draw:formula="1123 * ?f5 / 3451"/><draw:equation draw:name="f53" draw:formula="941 * ?f5 / 3451"/><draw:equation draw:name="f54" draw:formula="771 * ?f5 / 3451"/><draw:equation draw:name="f55" draw:formula="614 * ?f5 / 3451"/><draw:equation draw:name="f56" draw:formula="471 * ?f5 / 3451"/><draw:equation draw:name="f57" draw:formula="345 * ?f5 / 3451"/><draw:equation draw:name="f58" draw:formula="236 * ?f5 / 3451"/><draw:equation draw:name="f59" draw:formula="146 * ?f5 / 3451"/><draw:equation draw:name="f60" draw:formula="75 * ?f5 / 3451"/><draw:equation draw:name="f61" draw:formula="28 * ?f5 / 3451"/><draw:equation draw:name="f62" draw:formula="3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7"/><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9439in" svg:y="0.0852in" svg:width="0.16956in" svg:height="0.16872in" draw:id="id34" draw:style-name="a32" draw:name="LinkedIn-symbool"><svg:title/><svg:desc/><draw:enhanced-geometry draw:type="non-primitive" svg:viewBox="0 0 1619 1615"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 draw:text-areas="?f180 ?f182 ?f181 ?f183" draw:glue-points="?f94 ?f95 ?f96 ?f97 ?f98 ?f99 ?f100 ?f101 ?f102 ?f103 ?f104 ?f105 ?f106 ?f107 ?f108 ?f109 ?f110 ?f111 ?f112 ?f113 ?f114 ?f115 ?f116 ?f117 ?f118 ?f97 ?f119 ?f120 ?f121 ?f122 ?f123 ?f124 ?f125 ?f126 ?f127 ?f128 ?f129 ?f130 ?f131 ?f132 ?f133 ?f134 ?f135 ?f136 ?f137 ?f134 ?f138 ?f139 ?f140 ?f141 ?f142 ?f128 ?f143 ?f144 ?f145 ?f146 ?f147 ?f148 ?f147 ?f97 ?f149 ?f95 ?f150 ?f151 ?f152 ?f153 ?f154 ?f155 ?f138 ?f156 ?f157 ?f158 ?f159 ?f160 ?f98 ?f99 ?f161 ?f162 ?f163 ?f164 ?f165 ?f166 ?f167 ?f168 ?f169 ?f170 ?f167 ?f171 ?f165 ?f172 ?f163 ?f173 ?f161 ?f174 ?f175 ?f174 ?f176 ?f173 ?f177 ?f172 ?f178 ?f171 ?f179 ?f170 ?f178 ?f168 ?f177 ?f166 ?f176 ?f164 ?f175 ?f162"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draw:equation draw:name="f7" draw:formula="?f4 / 1615"/><draw:equation draw:name="f8" draw:formula="362 * ?f5 / 1619"/><draw:equation draw:name="f9" draw:formula="537 * ?f4 / 1615"/><draw:equation draw:name="f10" draw:formula="27 * ?f5 / 1619"/><draw:equation draw:name="f11" draw:formula="1615 * ?f4 / 1615"/><draw:equation draw:name="f12" draw:formula="1217 * ?f5 / 1619"/><draw:equation draw:name="f13" draw:formula="509 * ?f4 / 1615"/><draw:equation draw:name="f14" draw:formula="1314 * ?f5 / 1619"/><draw:equation draw:name="f15" draw:formula="517 * ?f4 / 1615"/><draw:equation draw:name="f16" draw:formula="1396 * ?f5 / 1619"/><draw:equation draw:name="f17" draw:formula="538 * ?f4 / 1615"/><draw:equation draw:name="f18" draw:formula="1462 * ?f5 / 1619"/><draw:equation draw:name="f19" draw:formula="571 * ?f4 / 1615"/><draw:equation draw:name="f20" draw:formula="1514 * ?f5 / 1619"/><draw:equation draw:name="f21" draw:formula="617 * ?f4 / 1615"/><draw:equation draw:name="f22" draw:formula="1554 * ?f5 / 1619"/><draw:equation draw:name="f23" draw:formula="673 * ?f4 / 1615"/><draw:equation draw:name="f24" draw:formula="1582 * ?f5 / 1619"/><draw:equation draw:name="f25" draw:formula="738 * ?f4 / 1615"/><draw:equation draw:name="f26" draw:formula="1601 * ?f5 / 1619"/><draw:equation draw:name="f27" draw:formula="811 * ?f4 / 1615"/><draw:equation draw:name="f28" draw:formula="1613 * ?f5 / 1619"/><draw:equation draw:name="f29" draw:formula="892 * ?f4 / 1615"/><draw:equation draw:name="f30" draw:formula="1618 * ?f5 / 1619"/><draw:equation draw:name="f31" draw:formula="978 * ?f4 / 1615"/><draw:equation draw:name="f32" draw:formula="1619 * ?f5 / 1619"/><draw:equation draw:name="f33" draw:formula="1284 * ?f5 / 1619"/><draw:equation draw:name="f34" draw:formula="1091 * ?f4 / 1615"/><draw:equation draw:name="f35" draw:formula="1283 * ?f5 / 1619"/><draw:equation draw:name="f36" draw:formula="1042 * ?f4 / 1615"/><draw:equation draw:name="f37" draw:formula="1281 * ?f5 / 1619"/><draw:equation draw:name="f38" draw:formula="993 * ?f4 / 1615"/><draw:equation draw:name="f39" draw:formula="1273 * ?f5 / 1619"/><draw:equation draw:name="f40" draw:formula="945 * ?f4 / 1615"/><draw:equation draw:name="f41" draw:formula="1261 * ?f5 / 1619"/><draw:equation draw:name="f42" draw:formula="901 * ?f4 / 1615"/><draw:equation draw:name="f43" draw:formula="1240 * ?f5 / 1619"/><draw:equation draw:name="f44" draw:formula="862 * ?f4 / 1615"/><draw:equation draw:name="f45" draw:formula="1208 * ?f5 / 1619"/><draw:equation draw:name="f46" draw:formula="832 * ?f4 / 1615"/><draw:equation draw:name="f47" draw:formula="1166 * ?f5 / 1619"/><draw:equation draw:name="f48" draw:formula="812 * ?f4 / 1615"/><draw:equation draw:name="f49" draw:formula="1109 * ?f5 / 1619"/><draw:equation draw:name="f50" draw:formula="805 * ?f4 / 1615"/><draw:equation draw:name="f51" draw:formula="1047 * ?f5 / 1619"/><draw:equation draw:name="f52" draw:formula="999 * ?f5 / 1619"/><draw:equation draw:name="f53" draw:formula="831 * ?f4 / 1615"/><draw:equation draw:name="f54" draw:formula="963 * ?f5 / 1619"/><draw:equation draw:name="f55" draw:formula="861 * ?f4 / 1615"/><draw:equation draw:name="f56" draw:formula="937 * ?f5 / 1619"/><draw:equation draw:name="f57" draw:formula="921 * ?f5 / 1619"/><draw:equation draw:name="f58" draw:formula="947 * ?f4 / 1615"/><draw:equation draw:name="f59" draw:formula="912 * ?f5 / 1619"/><draw:equation draw:name="f60" draw:formula="998 * ?f4 / 1615"/><draw:equation draw:name="f61" draw:formula="908 * ?f5 / 1619"/><draw:equation draw:name="f62" draw:formula="1054 * ?f4 / 1615"/><draw:equation draw:name="f63" draw:formula="573 * ?f5 / 1619"/><draw:equation draw:name="f64" draw:formula="894 * ?f5 / 1619"/><draw:equation draw:name="f65" draw:formula="684 * ?f4 / 1615"/><draw:equation draw:name="f66" draw:formula="913 * ?f5 / 1619"/><draw:equation draw:name="f67" draw:formula="660 * ?f4 / 1615"/><draw:equation draw:name="f68" draw:formula="950 * ?f5 / 1619"/><draw:equation draw:name="f69" draw:formula="615 * ?f4 / 1615"/><draw:equation draw:name="f70" draw:formula="574 * ?f4 / 1615"/><draw:equation draw:name="f71" draw:formula="1060 * ?f5 / 1619"/><draw:equation draw:name="f72" draw:formula="541 * ?f4 / 1615"/><draw:equation draw:name="f73" draw:formula="1133 * ?f5 / 1619"/><draw:equation draw:name="f74" draw:formula="518 * ?f4 / 1615"/><draw:equation draw:name="f75" draw:formula="229 * ?f5 / 1619"/><draw:equation draw:name="f76" draw:formula="3 * ?f4 / 1615"/><draw:equation draw:name="f77" draw:formula="293 * ?f5 / 1619"/><draw:equation draw:name="f78" draw:formula="26 * ?f4 / 1615"/><draw:equation draw:name="f79" draw:formula="343 * ?f5 / 1619"/><draw:equation draw:name="f80" draw:formula="69 * ?f4 / 1615"/><draw:equation draw:name="f81" draw:formula="377 * ?f5 / 1619"/><draw:equation draw:name="f82" draw:formula="126 * ?f4 / 1615"/><draw:equation draw:name="f83" draw:formula="389 * ?f5 / 1619"/><draw:equation draw:name="f84" draw:formula="194 * ?f4 / 1615"/><draw:equation draw:name="f85" draw:formula="262 * ?f4 / 1615"/><draw:equation draw:name="f86" draw:formula="320 * ?f4 / 1615"/><draw:equation draw:name="f87" draw:formula="363 * ?f4 / 1615"/><draw:equation draw:name="f88" draw:formula="386 * ?f4 / 1615"/><draw:equation draw:name="f89" draw:formula="160 * ?f5 / 1619"/><draw:equation draw:name="f90" draw:formula="96 * ?f5 / 1619"/><draw:equation draw:name="f91" draw:formula="46 * ?f5 / 1619"/><draw:equation draw:name="f92" draw:formula="12 * ?f5 / 1619"/><draw:equation draw:name="f93" draw:formula="0 * ?f5 / 1619"/><draw:equation draw:name="f94" draw:formula="?f8 / ?f6"/><draw:equation draw:name="f95" draw:formula="?f9 / ?f7"/><draw:equation draw:name="f96" draw:formula="?f10 / ?f6"/><draw:equation draw:name="f97" draw:formula="?f11 / ?f7"/><draw:equation draw:name="f98" draw:formula="?f12 / ?f6"/><draw:equation draw:name="f99" draw:formula="?f13 / ?f7"/><draw:equation draw:name="f100" draw:formula="?f14 / ?f6"/><draw:equation draw:name="f101" draw:formula="?f15 / ?f7"/><draw:equation draw:name="f102" draw:formula="?f16 / ?f6"/><draw:equation draw:name="f103" draw:formula="?f17 / ?f7"/><draw:equation draw:name="f104" draw:formula="?f18 / ?f6"/><draw:equation draw:name="f105" draw:formula="?f19 / ?f7"/><draw:equation draw:name="f106" draw:formula="?f20 / ?f6"/><draw:equation draw:name="f107" draw:formula="?f21 / ?f7"/><draw:equation draw:name="f108" draw:formula="?f22 / ?f6"/><draw:equation draw:name="f109" draw:formula="?f23 / ?f7"/><draw:equation draw:name="f110" draw:formula="?f24 / ?f6"/><draw:equation draw:name="f111" draw:formula="?f25 / ?f7"/><draw:equation draw:name="f112" draw:formula="?f26 / ?f6"/><draw:equation draw:name="f113" draw:formula="?f27 / ?f7"/><draw:equation draw:name="f114" draw:formula="?f28 / ?f6"/><draw:equation draw:name="f115" draw:formula="?f29 / ?f7"/><draw:equation draw:name="f116" draw:formula="?f30 / ?f6"/><draw:equation draw:name="f117" draw:formula="?f31 / ?f7"/><draw:equation draw:name="f118" draw:formula="?f32 / ?f6"/><draw:equation draw:name="f119" draw:formula="?f33 / ?f6"/><draw:equation draw:name="f120" draw:formula="?f34 / ?f7"/><draw:equation draw:name="f121" draw:formula="?f35 / ?f6"/><draw:equation draw:name="f122" draw:formula="?f36 / ?f7"/><draw:equation draw:name="f123" draw:formula="?f37 / ?f6"/><draw:equation draw:name="f124" draw:formula="?f38 / ?f7"/><draw:equation draw:name="f125" draw:formula="?f39 / ?f6"/><draw:equation draw:name="f126" draw:formula="?f40 / ?f7"/><draw:equation draw:name="f127" draw:formula="?f41 / ?f6"/><draw:equation draw:name="f128" draw:formula="?f42 / ?f7"/><draw:equation draw:name="f129" draw:formula="?f43 / ?f6"/><draw:equation draw:name="f130" draw:formula="?f44 / ?f7"/><draw:equation draw:name="f131" draw:formula="?f45 / ?f6"/><draw:equation draw:name="f132" draw:formula="?f46 / ?f7"/><draw:equation draw:name="f133" draw:formula="?f47 / ?f6"/><draw:equation draw:name="f134" draw:formula="?f48 / ?f7"/><draw:equation draw:name="f135" draw:formula="?f49 / ?f6"/><draw:equation draw:name="f136" draw:formula="?f50 / ?f7"/><draw:equation draw:name="f137" draw:formula="?f51 / ?f6"/><draw:equation draw:name="f138" draw:formula="?f52 / ?f6"/><draw:equation draw:name="f139" draw:formula="?f53 / ?f7"/><draw:equation draw:name="f140" draw:formula="?f54 / ?f6"/><draw:equation draw:name="f141" draw:formula="?f55 / ?f7"/><draw:equation draw:name="f142" draw:formula="?f56 / ?f6"/><draw:equation draw:name="f143" draw:formula="?f57 / ?f6"/><draw:equation draw:name="f144" draw:formula="?f58 / ?f7"/><draw:equation draw:name="f145" draw:formula="?f59 / ?f6"/><draw:equation draw:name="f146" draw:formula="?f60 / ?f7"/><draw:equation draw:name="f147" draw:formula="?f61 / ?f6"/><draw:equation draw:name="f148" draw:formula="?f62 / ?f7"/><draw:equation draw:name="f149" draw:formula="?f63 / ?f6"/><draw:equation draw:name="f150" draw:formula="?f64 / ?f6"/><draw:equation draw:name="f151" draw:formula="?f65 / ?f7"/><draw:equation draw:name="f152" draw:formula="?f66 / ?f6"/><draw:equation draw:name="f153" draw:formula="?f67 / ?f7"/><draw:equation draw:name="f154" draw:formula="?f68 / ?f6"/><draw:equation draw:name="f155" draw:formula="?f69 / ?f7"/><draw:equation draw:name="f156" draw:formula="?f70 / ?f7"/><draw:equation draw:name="f157" draw:formula="?f71 / ?f6"/><draw:equation draw:name="f158" draw:formula="?f72 / ?f7"/><draw:equation draw:name="f159" draw:formula="?f73 / ?f6"/><draw:equation draw:name="f160" draw:formula="?f74 / ?f7"/><draw:equation draw:name="f161" draw:formula="?f75 / ?f6"/><draw:equation draw:name="f162" draw:formula="?f76 / ?f7"/><draw:equation draw:name="f163" draw:formula="?f77 / ?f6"/><draw:equation draw:name="f164" draw:formula="?f78 / ?f7"/><draw:equation draw:name="f165" draw:formula="?f79 / ?f6"/><draw:equation draw:name="f166" draw:formula="?f80 / ?f7"/><draw:equation draw:name="f167" draw:formula="?f81 / ?f6"/><draw:equation draw:name="f168" draw:formula="?f82 / ?f7"/><draw:equation draw:name="f169" draw:formula="?f83 / ?f6"/><draw:equation draw:name="f170" draw:formula="?f84 / ?f7"/><draw:equation draw:name="f171" draw:formula="?f85 / ?f7"/><draw:equation draw:name="f172" draw:formula="?f86 / ?f7"/><draw:equation draw:name="f173" draw:formula="?f87 / ?f7"/><draw:equation draw:name="f174" draw:formula="?f88 / ?f7"/><draw:equation draw:name="f175" draw:formula="?f89 / ?f6"/><draw:equation draw:name="f176" draw:formula="?f90 / ?f6"/><draw:equation draw:name="f177" draw:formula="?f91 / ?f6"/><draw:equation draw:name="f178" draw:formula="?f92 / ?f6"/><draw:equation draw:name="f179" draw:formula="?f93 / ?f6"/><draw:equation draw:name="f180" draw:formula="0 / ?f6"/><draw:equation draw:name="f181" draw:formula="?f1 / ?f6"/><draw:equation draw:name="f182" draw:formula="0 / ?f7"/><draw:equation draw:name="f183" draw:formula="?f3 / ?f7"/></draw:enhanced-geometry></draw:custom-shape></draw:g></text:span></text:p>
            </table:table-cell>
          </table:table-row>
          <table:table-row table:style-name="TableRow57">
            <table:table-cell table:style-name="TableCell58">
              <text:p text:style-name="Voettekst"><text:span text:style-name="T59">E-mail</text:span></text:p>
            </table:table-cell>
            <table:table-cell table:style-name="TableCell60">
              <text:p text:style-name="Voettekst"><text:span text:style-name="T61">Twitter-handle</text:span></text:p>
            </table:table-cell>
            <table:table-cell table:style-name="TableCell62">
              <text:p text:style-name="Voettekst"><text:span text:style-name="T63">Telefoon</text:span></text:p>
            </table:table-cell>
            <table:table-cell table:style-name="TableCell64">
              <text:p text:style-name="Voettekst"><text:span text:style-name="T65">LinkedIn-URL</text:span></text:p>
            </table:table-cell>
          </table:table-row>
        </table:table>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logistiek elektronica</dc:description>
    <dc:subject>gui</dc:subject>
    <meta:keyword>JAVA</meta:keyword>
    <meta:initial-creator>Inventory Application</meta:initial-creator>
    <dc:creator>Wouter Thys</dc:creator>
    <meta:creation-date>2019-04-14T08:07:00Z</meta:creation-date>
    <dc:date>2019-04-14T08:40:00Z</dc:date>
    <meta:template xlink:href="Verzorgd%20resumé,%20ontworpen%20door%20MOO.dotx" xlink:type="simple"/>
    <meta:editing-cycles>2</meta:editing-cycles>
    <meta:editing-duration>PT1980S</meta:editing-duration>
    <meta:user-defined meta:name="ContentTypeId">0x010100AA3F7D94069FF64A86F7DFF56D60E3BE</meta:user-defined>
    <meta:document-statistic meta:page-count="1" meta:paragraph-count="2" meta:word-count="216" meta:character-count="1451" meta:row-count="10" meta:non-whitespace-character-count="1237"/>
  </office:meta>
</office:document-meta>
</file>